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Consolas5"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text-autospace="none"/>
    </style:style>
    <style:style style:name="P3" style:family="paragraph" style:parent-style-name="Standard">
      <style:paragraph-properties fo:margin-left="1.27cm" fo:margin-right="0cm" fo:text-indent="0cm" style:auto-text-indent="false"/>
      <style:text-properties officeooo:paragraph-rsid="002cb487"/>
    </style:style>
    <style:style style:name="P4" style:family="paragraph" style:parent-style-name="def">
      <style:paragraph-properties fo:margin-left="1.27cm" fo:margin-right="0cm" fo:text-indent="0cm" style:auto-text-indent="false"/>
      <style:text-properties officeooo:paragraph-rsid="0018535a"/>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7" style:family="paragraph" style:parent-style-name="Standard">
      <style:paragraph-properties>
        <style:tab-stops/>
      </style:paragraph-properties>
    </style:style>
    <style:style style:name="P8" style:family="paragraph" style:parent-style-name="Standard">
      <style:text-properties officeooo:paragraph-rsid="00252619"/>
    </style:style>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11" style:family="paragraph" style:parent-style-name="def">
      <style:text-properties officeooo:paragraph-rsid="0011d3e2"/>
    </style:style>
    <style:style style:name="P12" style:family="paragraph" style:parent-style-name="def">
      <style:text-properties officeooo:paragraph-rsid="0012f898"/>
    </style:style>
    <style:style style:name="P13" style:family="paragraph" style:parent-style-name="def">
      <style:text-properties officeooo:paragraph-rsid="0022bf94"/>
    </style:style>
    <style:style style:name="P14" style:family="paragraph" style:parent-style-name="Standard">
      <style:paragraph-properties fo:margin-left="3.81cm" fo:margin-right="0cm" fo:text-indent="-0.635cm" style:auto-text-indent="false"/>
    </style:style>
    <style:style style:name="P15"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1.905cm" fo:margin-right="0cm" fo:text-indent="0cm" style:auto-text-indent="false"/>
      <style:text-properties officeooo:paragraph-rsid="00372a43"/>
    </style:style>
    <style:style style:name="P18" style:family="paragraph" style:parent-style-name="Standard" style:list-style-name="L15">
      <style:text-properties officeooo:paragraph-rsid="0010ac81"/>
    </style:style>
    <style:style style:name="P19"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20"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21"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22"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23"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24"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25"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26"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27"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8"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9"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30"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31" style:family="paragraph" style:parent-style-name="Standard" style:list-style-name="L25">
      <style:text-properties fo:color="#000000" style:font-name="Consolas" fo:font-size="9.5pt" officeooo:paragraph-rsid="00369ebc" fo:background-color="#0000ff" style:font-size-asian="9.5pt"/>
    </style:style>
    <style:style style:name="P32" style:family="paragraph" style:parent-style-name="Standard" style:list-style-name="L27">
      <style:text-properties fo:color="#000000" style:font-name="Consolas" fo:font-size="9.5pt" fo:background-color="#0000ff" style:font-size-asian="9.5pt"/>
    </style:style>
    <style:style style:name="P33" style:family="paragraph" style:parent-style-name="Standard" style:list-style-name="L29">
      <style:text-properties fo:color="#000000" style:font-name="Consolas" fo:font-size="9.5pt" fo:background-color="#0000ff" style:font-size-asian="9.5pt"/>
    </style:style>
    <style:style style:name="P34" style:family="paragraph" style:parent-style-name="Standard" style:list-style-name="L30">
      <style:text-properties fo:color="#000000" style:font-name="Consolas" fo:font-size="9.5pt" fo:background-color="#0000ff" style:font-size-asian="9.5pt"/>
    </style:style>
    <style:style style:name="P35" style:family="paragraph" style:parent-style-name="Standard" style:list-style-name="L31">
      <style:text-properties fo:color="#000000" style:font-name="Consolas" fo:font-size="9.5pt" fo:background-color="#0000ff" style:font-size-asian="9.5pt"/>
    </style:style>
    <style:style style:name="P36" style:family="paragraph" style:parent-style-name="Standard" style:list-style-name="L32">
      <style:text-properties fo:color="#000000" style:font-name="Consolas" fo:font-size="9.5pt" fo:background-color="#0000ff" style:font-size-asian="9.5pt"/>
    </style:style>
    <style:style style:name="P37" style:family="paragraph" style:parent-style-name="Standard" style:list-style-name="L16"/>
    <style:style style:name="P38" style:family="paragraph" style:parent-style-name="Standard" style:list-style-name="L16">
      <style:paragraph-properties style:text-autospace="none"/>
    </style:style>
    <style:style style:name="P39" style:family="paragraph" style:parent-style-name="Standard" style:list-style-name="L16">
      <style:paragraph-properties style:text-autospace="none"/>
      <style:text-properties officeooo:paragraph-rsid="0010ac81"/>
    </style:style>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8">
      <style:text-properties officeooo:paragraph-rsid="0010ac81"/>
    </style:style>
    <style:style style:name="P43" style:family="paragraph" style:parent-style-name="Standard" style:list-style-name="L19"/>
    <style:style style:name="P44" style:family="paragraph" style:parent-style-name="Standard" style:list-style-name="L20">
      <style:paragraph-properties>
        <style:tab-stops/>
      </style:paragraph-properties>
    </style:style>
    <style:style style:name="P45" style:family="paragraph" style:parent-style-name="Standard" style:list-style-name="L21">
      <style:paragraph-properties>
        <style:tab-stops/>
      </style:paragraph-properties>
    </style:style>
    <style:style style:name="P46" style:family="paragraph" style:parent-style-name="Standard" style:list-style-name="L21">
      <style:paragraph-properties>
        <style:tab-stops/>
      </style:paragraph-properties>
      <style:text-properties officeooo:paragraph-rsid="0010ac81"/>
    </style:style>
    <style:style style:name="P47" style:family="paragraph" style:parent-style-name="Standard" style:list-style-name="L19">
      <style:paragraph-properties>
        <style:tab-stops/>
      </style:paragraph-properties>
    </style:style>
    <style:style style:name="P48" style:family="paragraph" style:parent-style-name="Standard" style:list-style-name="L22">
      <style:paragraph-properties style:text-autospace="none">
        <style:tab-stops/>
      </style:paragraph-properties>
    </style:style>
    <style:style style:name="P49" style:family="paragraph" style:parent-style-name="Standard" style:list-style-name="L22">
      <style:paragraph-properties style:text-autospace="none"/>
    </style:style>
    <style:style style:name="P50"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51"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52"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53"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54" style:family="paragraph" style:parent-style-name="Standard" style:list-style-name="L23">
      <style:paragraph-properties style:text-autospace="none"/>
    </style:style>
    <style:style style:name="P55" style:family="paragraph" style:parent-style-name="Standard" style:list-style-name="L24"/>
    <style:style style:name="P56" style:family="paragraph" style:parent-style-name="Standard" style:list-style-name="L24">
      <style:text-properties officeooo:paragraph-rsid="0011d3e2"/>
    </style:style>
    <style:style style:name="P57" style:family="paragraph" style:parent-style-name="Standard" style:list-style-name="L24">
      <style:text-properties officeooo:paragraph-rsid="0014da3d"/>
    </style:style>
    <style:style style:name="P58" style:family="paragraph" style:parent-style-name="Standard" style:list-style-name="L24">
      <style:text-properties officeooo:paragraph-rsid="0012f898"/>
    </style:style>
    <style:style style:name="P59" style:family="paragraph" style:parent-style-name="Standard" style:list-style-name="L24">
      <style:text-properties officeooo:paragraph-rsid="00252619"/>
    </style:style>
    <style:style style:name="P60" style:family="paragraph" style:parent-style-name="Standard" style:list-style-name="L24">
      <style:text-properties officeooo:paragraph-rsid="00271117"/>
    </style:style>
    <style:style style:name="P61" style:family="paragraph" style:parent-style-name="Standard" style:list-style-name="L24">
      <style:text-properties officeooo:paragraph-rsid="0018535a"/>
    </style:style>
    <style:style style:name="P62" style:family="paragraph" style:parent-style-name="Standard" style:list-style-name="L24">
      <style:text-properties officeooo:paragraph-rsid="0019e517"/>
    </style:style>
    <style:style style:name="P63" style:family="paragraph" style:parent-style-name="Standard" style:list-style-name="L24">
      <style:text-properties officeooo:paragraph-rsid="00287726"/>
    </style:style>
    <style:style style:name="P64" style:family="paragraph" style:parent-style-name="Standard" style:list-style-name="L24">
      <style:text-properties officeooo:paragraph-rsid="001ef108"/>
    </style:style>
    <style:style style:name="P65" style:family="paragraph" style:parent-style-name="Standard" style:list-style-name="L25"/>
    <style:style style:name="P66" style:family="paragraph" style:parent-style-name="Standard" style:list-style-name="L25">
      <style:text-properties officeooo:paragraph-rsid="0022bf94"/>
    </style:style>
    <style:style style:name="P67" style:family="paragraph" style:parent-style-name="Standard" style:list-style-name="L25">
      <style:text-properties officeooo:paragraph-rsid="00329f2b"/>
    </style:style>
    <style:style style:name="P68" style:family="paragraph" style:parent-style-name="Standard" style:list-style-name="L25">
      <style:text-properties officeooo:paragraph-rsid="002cb487"/>
    </style:style>
    <style:style style:name="P69" style:family="paragraph" style:parent-style-name="Standard" style:list-style-name="L25">
      <style:text-properties officeooo:paragraph-rsid="002e5921"/>
    </style:style>
    <style:style style:name="P70" style:family="paragraph" style:parent-style-name="Standard" style:list-style-name="L25">
      <style:text-properties officeooo:paragraph-rsid="0034026c"/>
    </style:style>
    <style:style style:name="P71" style:family="paragraph" style:parent-style-name="Standard" style:list-style-name="L25">
      <style:text-properties officeooo:paragraph-rsid="00338774"/>
    </style:style>
    <style:style style:name="P72" style:family="paragraph" style:parent-style-name="Standard" style:list-style-name="L25">
      <style:text-properties officeooo:paragraph-rsid="0034f8d8"/>
    </style:style>
    <style:style style:name="P73" style:family="paragraph" style:parent-style-name="Standard" style:list-style-name="L25">
      <style:text-properties officeooo:paragraph-rsid="00353f14"/>
    </style:style>
    <style:style style:name="P74" style:family="paragraph" style:parent-style-name="Standard" style:list-style-name="L25">
      <style:text-properties officeooo:paragraph-rsid="00365163"/>
    </style:style>
    <style:style style:name="P75" style:family="paragraph" style:parent-style-name="Standard" style:list-style-name="L25">
      <style:text-properties officeooo:paragraph-rsid="00369ebc"/>
    </style:style>
    <style:style style:name="P76" style:family="paragraph" style:parent-style-name="Standard" style:list-style-name="L25">
      <style:text-properties officeooo:paragraph-rsid="00372a43"/>
    </style:style>
    <style:style style:name="P77" style:family="paragraph" style:parent-style-name="Standard" style:list-style-name="L25">
      <style:text-properties officeooo:paragraph-rsid="0039b1f8"/>
    </style:style>
    <style:style style:name="P78" style:family="paragraph" style:parent-style-name="Standard" style:list-style-name="L26">
      <style:text-properties officeooo:paragraph-rsid="00372a43"/>
    </style:style>
    <style:style style:name="P79" style:family="paragraph" style:parent-style-name="Standard">
      <style:text-properties officeooo:paragraph-rsid="0039b1f8"/>
    </style:style>
    <style:style style:name="P80" style:family="paragraph" style:parent-style-name="Standard" style:list-style-name="L27"/>
    <style:style style:name="P81" style:family="paragraph" style:parent-style-name="Standard" style:list-style-name="L27">
      <style:text-properties officeooo:paragraph-rsid="0039b1f8"/>
    </style:style>
    <style:style style:name="P82" style:family="paragraph" style:parent-style-name="Standard" style:list-style-name="L27">
      <style:text-properties officeooo:paragraph-rsid="003a8024"/>
    </style:style>
    <style:style style:name="P83" style:family="paragraph" style:parent-style-name="Standard" style:list-style-name="L27">
      <style:text-properties officeooo:paragraph-rsid="003b657a"/>
    </style:style>
    <style:style style:name="P84" style:family="paragraph" style:parent-style-name="Standard" style:list-style-name="L27">
      <style:text-properties officeooo:paragraph-rsid="003dd99e"/>
    </style:style>
    <style:style style:name="P85" style:family="paragraph" style:parent-style-name="Standard" style:list-style-name="L27">
      <style:text-properties officeooo:paragraph-rsid="003fb893"/>
    </style:style>
    <style:style style:name="P86" style:family="paragraph" style:parent-style-name="Standard">
      <style:text-properties officeooo:paragraph-rsid="00404588"/>
    </style:style>
    <style:style style:name="P87" style:family="paragraph" style:parent-style-name="Standard" style:list-style-name="L28"/>
    <style:style style:name="P88" style:family="paragraph" style:parent-style-name="Standard" style:list-style-name="L28">
      <style:text-properties officeooo:paragraph-rsid="00404588"/>
    </style:style>
    <style:style style:name="P89" style:family="paragraph" style:parent-style-name="Standard" style:list-style-name="L28">
      <style:text-properties officeooo:paragraph-rsid="00418a74"/>
    </style:style>
    <style:style style:name="P90" style:family="paragraph" style:parent-style-name="Standard" style:list-style-name="L28">
      <style:text-properties officeooo:paragraph-rsid="0043312f"/>
    </style:style>
    <style:style style:name="P91" style:family="paragraph" style:parent-style-name="Standard">
      <style:text-properties officeooo:paragraph-rsid="00418a74"/>
    </style:style>
    <style:style style:name="P92" style:family="paragraph" style:parent-style-name="Standard">
      <style:text-properties officeooo:paragraph-rsid="0043ed72"/>
    </style:style>
    <style:style style:name="P93" style:family="paragraph" style:parent-style-name="Standard" style:list-style-name="L29"/>
    <style:style style:name="P94" style:family="paragraph" style:parent-style-name="Standard" style:list-style-name="L29">
      <style:text-properties officeooo:paragraph-rsid="0043ed72"/>
    </style:style>
    <style:style style:name="P95" style:family="paragraph" style:parent-style-name="Standard" style:list-style-name="L29">
      <style:text-properties officeooo:paragraph-rsid="00446018"/>
    </style:style>
    <style:style style:name="P96" style:family="paragraph" style:parent-style-name="Standard">
      <style:text-properties officeooo:paragraph-rsid="0044bc53"/>
    </style:style>
    <style:style style:name="P97" style:family="paragraph" style:parent-style-name="Standard" style:list-style-name="L30"/>
    <style:style style:name="P98" style:family="paragraph" style:parent-style-name="Standard" style:list-style-name="L30">
      <style:text-properties officeooo:paragraph-rsid="0044bc53"/>
    </style:style>
    <style:style style:name="P99" style:family="paragraph" style:parent-style-name="Standard" style:list-style-name="L30">
      <style:text-properties officeooo:paragraph-rsid="004832b7"/>
    </style:style>
    <style:style style:name="P100" style:family="paragraph" style:parent-style-name="Standard" style:list-style-name="L30">
      <style:text-properties officeooo:paragraph-rsid="00499e7e"/>
    </style:style>
    <style:style style:name="P101" style:family="paragraph" style:parent-style-name="Standard">
      <style:text-properties officeooo:paragraph-rsid="00499e7e"/>
    </style:style>
    <style:style style:name="P102" style:family="paragraph" style:parent-style-name="Standard" style:list-style-name="L31"/>
    <style:style style:name="P103" style:family="paragraph" style:parent-style-name="Standard" style:list-style-name="L31">
      <style:text-properties officeooo:paragraph-rsid="00499e7e"/>
    </style:style>
    <style:style style:name="P104" style:family="paragraph" style:parent-style-name="Standard">
      <style:text-properties officeooo:paragraph-rsid="004afa0c"/>
    </style:style>
    <style:style style:name="P105" style:family="paragraph" style:parent-style-name="Standard" style:list-style-name="L32"/>
    <style:style style:name="P106" style:family="paragraph" style:parent-style-name="Standard" style:list-style-name="L32">
      <style:text-properties officeooo:paragraph-rsid="004afa0c"/>
    </style:style>
    <style:style style:name="P107" style:family="paragraph" style:parent-style-name="Standard" style:list-style-name="L33"/>
    <style:style style:name="P108" style:family="paragraph" style:parent-style-name="Standard" style:list-style-name="L33">
      <style:text-properties officeooo:paragraph-rsid="004b17d5"/>
    </style:style>
    <style:style style:name="P109" style:family="paragraph" style:parent-style-name="Standard">
      <style:text-properties officeooo:paragraph-rsid="004b17d5"/>
    </style:style>
    <style:style style:name="P110" style:family="paragraph" style:parent-style-name="Standard" style:list-style-name="L34">
      <style:text-properties officeooo:paragraph-rsid="004b17d5"/>
    </style:style>
    <style:style style:name="P111" style:family="paragraph" style:parent-style-name="Standard" style:list-style-name="L34">
      <style:text-properties officeooo:paragraph-rsid="004c1643"/>
    </style:style>
    <style:style style:name="P112"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13"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14" style:family="paragraph" style:parent-style-name="Standard" style:list-style-name="L19">
      <style:paragraph-properties fo:margin-left="2.619cm" fo:margin-right="0cm" fo:text-indent="-0.635cm" style:auto-text-indent="false"/>
    </style:style>
    <style:style style:name="P115"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16"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17"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18"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19"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20"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21"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22"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23"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24"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25"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26"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27"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28" style:family="paragraph" style:parent-style-name="Standard" style:list-style-name="L24">
      <style:paragraph-properties fo:margin-left="2.54cm" fo:margin-right="0cm" fo:text-indent="-0.635cm" style:auto-text-indent="false"/>
    </style:style>
    <style:style style:name="P129" style:family="paragraph" style:parent-style-name="Standard" style:list-style-name="L25">
      <style:paragraph-properties fo:margin-left="2.54cm" fo:margin-right="0cm" fo:text-indent="-0.635cm" style:auto-text-indent="false"/>
    </style:style>
    <style:style style:name="P130" style:family="paragraph" style:parent-style-name="Standard" style:list-style-name="L25">
      <style:paragraph-properties fo:margin-left="2.54cm" fo:margin-right="0cm" fo:text-indent="-0.635cm" style:auto-text-indent="false"/>
      <style:text-properties officeooo:paragraph-rsid="00329f2b"/>
    </style:style>
    <style:style style:name="P131" style:family="paragraph" style:parent-style-name="Standard" style:list-style-name="L27">
      <style:paragraph-properties fo:margin-left="2.54cm" fo:margin-right="0cm" fo:text-indent="-0.635cm" style:auto-text-indent="false"/>
    </style:style>
    <style:style style:name="P132" style:family="paragraph" style:parent-style-name="Standard" style:list-style-name="L27">
      <style:paragraph-properties fo:margin-left="2.54cm" fo:margin-right="0cm" fo:text-indent="-0.635cm" style:auto-text-indent="false"/>
      <style:text-properties officeooo:paragraph-rsid="003a8024"/>
    </style:style>
    <style:style style:name="P133" style:family="paragraph" style:parent-style-name="Standard" style:list-style-name="L28">
      <style:paragraph-properties fo:margin-left="2.54cm" fo:margin-right="0cm" fo:text-indent="-0.635cm" style:auto-text-indent="false"/>
    </style:style>
    <style:style style:name="P134" style:family="paragraph" style:parent-style-name="Standard" style:list-style-name="L29">
      <style:paragraph-properties fo:margin-left="2.54cm" fo:margin-right="0cm" fo:text-indent="-0.635cm" style:auto-text-indent="false"/>
    </style:style>
    <style:style style:name="P135" style:family="paragraph" style:parent-style-name="Standard" style:list-style-name="L30">
      <style:paragraph-properties fo:margin-left="2.54cm" fo:margin-right="0cm" fo:text-indent="-0.635cm" style:auto-text-indent="false"/>
    </style:style>
    <style:style style:name="P136" style:family="paragraph" style:parent-style-name="Standard" style:list-style-name="L31">
      <style:paragraph-properties fo:margin-left="2.54cm" fo:margin-right="0cm" fo:text-indent="-0.635cm" style:auto-text-indent="false"/>
    </style:style>
    <style:style style:name="P137" style:family="paragraph" style:parent-style-name="Standard" style:list-style-name="L32">
      <style:paragraph-properties fo:margin-left="2.54cm" fo:margin-right="0cm" fo:text-indent="-0.635cm" style:auto-text-indent="false"/>
    </style:style>
    <style:style style:name="P138" style:family="paragraph" style:parent-style-name="Standard" style:list-style-name="L24">
      <style:paragraph-properties fo:margin-left="3.81cm" fo:margin-right="0cm" fo:text-indent="-0.635cm" style:auto-text-indent="false"/>
    </style:style>
    <style:style style:name="P139" style:family="paragraph" style:parent-style-name="Standard" style:list-style-name="L25">
      <style:paragraph-properties fo:margin-left="3.81cm" fo:margin-right="0cm" fo:text-indent="-0.635cm" style:auto-text-indent="false"/>
    </style:style>
    <style:style style:name="P140" style:family="paragraph" style:parent-style-name="Standard" style:list-style-name="L25">
      <style:paragraph-properties fo:margin-left="3.81cm" fo:margin-right="0cm" fo:text-indent="-0.635cm" style:auto-text-indent="false"/>
      <style:text-properties officeooo:paragraph-rsid="00329f2b"/>
    </style:style>
    <style:style style:name="P141" style:family="paragraph" style:parent-style-name="Standard" style:list-style-name="L27">
      <style:paragraph-properties fo:margin-left="3.81cm" fo:margin-right="0cm" fo:text-indent="-0.635cm" style:auto-text-indent="false"/>
    </style:style>
    <style:style style:name="P142" style:family="paragraph" style:parent-style-name="Standard" style:list-style-name="L29">
      <style:paragraph-properties fo:margin-left="3.81cm" fo:margin-right="0cm" fo:text-indent="-0.635cm" style:auto-text-indent="false"/>
    </style:style>
    <style:style style:name="P143" style:family="paragraph" style:parent-style-name="Standard" style:list-style-name="L30">
      <style:paragraph-properties fo:margin-left="3.81cm" fo:margin-right="0cm" fo:text-indent="-0.635cm" style:auto-text-indent="false"/>
    </style:style>
    <style:style style:name="P144" style:family="paragraph" style:parent-style-name="Standard" style:list-style-name="L31">
      <style:paragraph-properties fo:margin-left="3.81cm" fo:margin-right="0cm" fo:text-indent="-0.635cm" style:auto-text-indent="false"/>
    </style:style>
    <style:style style:name="P145" style:family="paragraph" style:parent-style-name="Standard" style:list-style-name="L32">
      <style:paragraph-properties fo:margin-left="3.81cm" fo:margin-right="0cm" fo:text-indent="-0.635cm" style:auto-text-indent="false"/>
    </style:style>
    <style:style style:name="P146"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47" style:family="paragraph" style:parent-style-name="Standard">
      <style:paragraph-properties fo:margin-left="1.27cm" fo:margin-right="0cm" fo:text-indent="0cm" style:auto-text-indent="false"/>
    </style:style>
    <style:style style:name="P148" style:family="paragraph" style:parent-style-name="Standard" style:list-style-name="L25">
      <style:paragraph-properties fo:margin-left="1.27cm" fo:margin-right="0cm" fo:text-indent="0cm" style:auto-text-indent="false"/>
    </style:style>
    <style:style style:name="P149"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50" style:family="paragraph" style:parent-style-name="Standard" style:list-style-name="L25">
      <style:paragraph-properties fo:margin-left="1.27cm" fo:margin-right="0cm" fo:text-indent="-0.635cm" style:auto-text-indent="false"/>
    </style:style>
    <style:style style:name="P151" style:family="paragraph" style:parent-style-name="Standard" style:list-style-name="L27">
      <style:paragraph-properties fo:margin-left="1.27cm" fo:margin-right="0cm" fo:text-indent="-0.635cm" style:auto-text-indent="false"/>
      <style:text-properties officeooo:paragraph-rsid="003fb893"/>
    </style:style>
    <style:style style:name="P152" style:family="paragraph" style:parent-style-name="Standard" style:list-style-name="L32">
      <style:paragraph-properties fo:margin-left="1.27cm" fo:margin-right="0cm" fo:text-indent="-0.635cm" style:auto-text-indent="false"/>
      <style:text-properties officeooo:paragraph-rsid="004afa0c"/>
    </style:style>
    <style:style style:name="P153" style:family="paragraph" style:parent-style-name="Standard">
      <style:paragraph-properties fo:margin-left="1.27cm" fo:margin-right="0cm" fo:text-indent="-0.635cm" style:auto-text-indent="false"/>
      <style:text-properties officeooo:paragraph-rsid="004afa0c"/>
    </style:style>
    <style:style style:name="P154" style:family="paragraph" style:parent-style-name="Standard" style:list-style-name="L25">
      <style:paragraph-properties fo:margin-left="1.905cm" fo:margin-right="0cm" fo:text-indent="0cm" style:auto-text-indent="false"/>
    </style:style>
    <style:style style:name="P155" style:family="paragraph" style:parent-style-name="Standard" style:list-style-name="L25">
      <style:paragraph-properties fo:margin-left="7.62cm" fo:margin-right="0cm" fo:text-indent="0cm" style:auto-text-indent="false"/>
    </style:style>
    <style:style style:name="P156" style:family="paragraph" style:parent-style-name="Standard" style:list-style-name="L25">
      <style:paragraph-properties fo:margin-left="8.89cm" fo:margin-right="0cm" fo:text-indent="0cm" style:auto-text-indent="false"/>
    </style:style>
    <style:style style:name="P157" style:family="paragraph" style:parent-style-name="Standard" style:list-style-name="L25">
      <style:paragraph-properties fo:margin-left="6.35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04b17d5"/>
    </style:style>
    <style:style style:name="P159" style:family="paragraph" style:parent-style-name="Text_20_body" style:master-page-name="Standard">
      <style:paragraph-properties style:page-number="auto"/>
    </style:style>
    <style:style style:name="P160" style:family="paragraph" style:parent-style-name="Text_20_body" style:list-style-name="L1"/>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4"/>
    <style:style style:name="P164" style:family="paragraph" style:parent-style-name="Text_20_body" style:list-style-name="L4">
      <style:text-properties officeooo:paragraph-rsid="000e7d41"/>
    </style:style>
    <style:style style:name="P165" style:family="paragraph" style:parent-style-name="Text_20_body" style:list-style-name="L5"/>
    <style:style style:name="P166" style:family="paragraph" style:parent-style-name="Text_20_body" style:list-style-name="L6"/>
    <style:style style:name="P167" style:family="paragraph" style:parent-style-name="Text_20_body" style:list-style-name="L7"/>
    <style:style style:name="P168" style:family="paragraph" style:parent-style-name="Text_20_body" style:list-style-name="L8"/>
    <style:style style:name="P169" style:family="paragraph" style:parent-style-name="Text_20_body" style:list-style-name="L8">
      <style:text-properties officeooo:paragraph-rsid="000e7d41"/>
    </style:style>
    <style:style style:name="P170"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171" style:family="paragraph" style:parent-style-name="Text_20_body" style:list-style-name="L9"/>
    <style:style style:name="P172" style:family="paragraph" style:parent-style-name="Text_20_body" style:list-style-name="L10"/>
    <style:style style:name="P173" style:family="paragraph" style:parent-style-name="Text_20_body" style:list-style-name="L10">
      <style:text-properties officeooo:paragraph-rsid="000e7d41"/>
    </style:style>
    <style:style style:name="P174" style:family="paragraph" style:parent-style-name="Text_20_body" style:list-style-name="L11"/>
    <style:style style:name="P175" style:family="paragraph" style:parent-style-name="Text_20_body" style:list-style-name="L12"/>
    <style:style style:name="P176" style:family="paragraph" style:parent-style-name="Text_20_body" style:list-style-name="L13"/>
    <style:style style:name="P177" style:family="paragraph" style:parent-style-name="Text_20_body" style:list-style-name="L14"/>
    <style:style style:name="P178" style:family="paragraph" style:parent-style-name="Text_20_body" style:list-style-name="L15"/>
    <style:style style:name="P179" style:family="paragraph" style:parent-style-name="Text_20_body" style:list-style-name="L15">
      <style:text-properties officeooo:paragraph-rsid="000e7d41"/>
    </style:style>
    <style:style style:name="P180" style:family="paragraph" style:parent-style-name="Text_20_body" style:list-style-name="L15">
      <style:text-properties officeooo:paragraph-rsid="000f323a"/>
    </style:style>
    <style:style style:name="P181" style:family="paragraph" style:parent-style-name="Text_20_body" style:list-style-name="L15">
      <style:paragraph-properties>
        <style:tab-stops>
          <style:tab-stop style:position="-0.37cm"/>
        </style:tab-stops>
      </style:paragraph-properties>
    </style:style>
    <style:style style:name="P182" style:family="paragraph" style:parent-style-name="Text_20_body" style:list-style-name="L16"/>
    <style:style style:name="P183" style:family="paragraph" style:parent-style-name="Text_20_body" style:list-style-name="L16">
      <style:text-properties officeooo:paragraph-rsid="0010ac81"/>
    </style:style>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19">
      <style:paragraph-properties>
        <style:tab-stops/>
      </style:paragraph-properties>
    </style:style>
    <style:style style:name="P188"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P189" style:family="paragraph" style:parent-style-name="def" style:list-style-name="L24">
      <style:text-properties officeooo:paragraph-rsid="0011d3e2"/>
    </style:style>
    <style:style style:name="P190" style:family="paragraph" style:parent-style-name="def" style:list-style-name="L24">
      <style:text-properties officeooo:paragraph-rsid="0012f898"/>
    </style:style>
    <style:style style:name="P191" style:family="paragraph" style:parent-style-name="def" style:list-style-name="L24">
      <style:text-properties officeooo:paragraph-rsid="00252619"/>
    </style:style>
    <style:style style:name="P192" style:family="paragraph" style:parent-style-name="def" style:list-style-name="L24">
      <style:text-properties officeooo:paragraph-rsid="0017802e"/>
    </style:style>
    <style:style style:name="P193" style:family="paragraph" style:parent-style-name="def" style:list-style-name="L24">
      <style:text-properties officeooo:paragraph-rsid="0022bf94"/>
    </style:style>
    <style:style style:name="P194" style:family="paragraph" style:parent-style-name="def" style:list-style-name="L24">
      <style:text-properties officeooo:paragraph-rsid="0014da3d"/>
    </style:style>
    <style:style style:name="P195" style:family="paragraph" style:parent-style-name="def" style:list-style-name="L24">
      <style:text-properties officeooo:paragraph-rsid="0019e517"/>
    </style:style>
    <style:style style:name="P196" style:family="paragraph" style:parent-style-name="def" style:list-style-name="L24">
      <style:text-properties officeooo:paragraph-rsid="00178651"/>
    </style:style>
    <style:style style:name="P197" style:family="paragraph" style:parent-style-name="def" style:list-style-name="L24">
      <style:text-properties officeooo:paragraph-rsid="00158f6a"/>
    </style:style>
    <style:style style:name="P198" style:family="paragraph" style:parent-style-name="def" style:list-style-name="L24">
      <style:text-properties officeooo:paragraph-rsid="00271117"/>
    </style:style>
    <style:style style:name="P199" style:family="paragraph" style:parent-style-name="def" style:list-style-name="L24">
      <style:text-properties officeooo:paragraph-rsid="0018535a"/>
    </style:style>
    <style:style style:name="P200" style:family="paragraph" style:parent-style-name="def" style:list-style-name="L24">
      <style:text-properties officeooo:paragraph-rsid="002a17eb"/>
    </style:style>
    <style:style style:name="P201" style:family="paragraph" style:parent-style-name="def" style:list-style-name="L24">
      <style:text-properties officeooo:paragraph-rsid="002092cd"/>
    </style:style>
    <style:style style:name="P202" style:family="paragraph" style:parent-style-name="def" style:list-style-name="L24">
      <style:text-properties officeooo:rsid="0011d3e2" officeooo:paragraph-rsid="0011d3e2"/>
    </style:style>
    <style:style style:name="P203" style:family="paragraph" style:parent-style-name="def" style:list-style-name="L25">
      <style:text-properties officeooo:paragraph-rsid="0022bf94"/>
    </style:style>
    <style:style style:name="P204" style:family="paragraph" style:parent-style-name="def" style:list-style-name="L25">
      <style:text-properties officeooo:paragraph-rsid="002e5921"/>
    </style:style>
    <style:style style:name="P205" style:family="paragraph" style:parent-style-name="Def" style:list-style-name="L23"/>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style:font-name="Times New Roman" fo:font-weight="bold" style:font-weight-asian="bold" style:font-weight-complex="bold"/>
    </style:style>
    <style:style style:name="T9" style:family="text">
      <style:text-properties fo:font-size="11pt" style:font-size-asian="11pt" style:font-size-complex="11pt"/>
    </style:style>
    <style:style style:name="T10" style:family="text">
      <style:text-properties fo:color="#000000"/>
    </style:style>
    <style:style style:name="T11" style:family="text">
      <style:text-properties fo:color="#000000" style:font-name="Consolas1" fo:font-size="9.5pt" style:font-name-asian="Consolas1" style:font-size-asian="9.5pt" style:font-name-complex="Consolas1" style:font-size-complex="9.5pt"/>
    </style:style>
    <style:style style:name="T12"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13"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14" style:family="text">
      <style:text-properties fo:color="#000000" style:font-name-asian="Consolas1" style:font-name-complex="Consolas1"/>
    </style:style>
    <style:style style:name="T15" style:family="text">
      <style:text-properties fo:color="#000000" style:font-name="Times New Roman" fo:font-size="12pt" style:font-name-asian="Consolas1" style:font-size-asian="12pt" style:font-name-complex="Consolas1" style:font-size-complex="12pt"/>
    </style:style>
    <style:style style:name="T16"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17" style:family="text">
      <style:text-properties fo:color="#000000" style:font-name="Times New Roman" fo:font-size="12pt" fo:background-color="transparent" style:font-name-asian="Consolas1" style:font-size-asian="12pt" style:font-name-complex="Consolas1" style:font-size-complex="12pt"/>
    </style:style>
    <style:style style:name="T18" style:family="text">
      <style:text-properties fo:color="#000000" fo:font-weight="bold" style:font-name-asian="Consolas1" style:font-weight-asian="bold" style:font-name-complex="Consolas1" style:font-weight-complex="bold"/>
    </style:style>
    <style:style style:name="T19" style:family="text">
      <style:text-properties fo:color="#000000" fo:font-weight="normal" style:font-name-asian="Consolas1" style:font-weight-asian="normal" style:font-name-complex="Consolas1" style:font-weight-complex="normal"/>
    </style:style>
    <style:style style:name="T20" style:family="text">
      <style:text-properties fo:color="#000000" style:font-name="Consolas"/>
    </style:style>
    <style:style style:name="T21" style:family="text">
      <style:text-properties fo:color="#000000" style:font-name="Consolas" officeooo:rsid="002cb487"/>
    </style:style>
    <style:style style:name="T22" style:family="text">
      <style:text-properties fo:color="#000000" style:font-name="Consolas" officeooo:rsid="00317186"/>
    </style:style>
    <style:style style:name="T23" style:family="text">
      <style:text-properties fo:color="#000000" style:font-name="Consolas" officeooo:rsid="00338774"/>
    </style:style>
    <style:style style:name="T24" style:family="text">
      <style:text-properties fo:color="#000000" style:font-name="Consolas" officeooo:rsid="0034f8d8"/>
    </style:style>
    <style:style style:name="T25" style:family="text">
      <style:text-properties fo:color="#000000" style:font-name="Consolas" officeooo:rsid="00365163"/>
    </style:style>
    <style:style style:name="T26" style:family="text">
      <style:text-properties fo:color="#000000" style:font-name="Consolas" officeooo:rsid="00372a43"/>
    </style:style>
    <style:style style:name="T27" style:family="text">
      <style:text-properties fo:color="#000000" style:font-name="Consolas2" officeooo:rsid="0017802e"/>
    </style:style>
    <style:style style:name="T28" style:family="text">
      <style:text-properties fo:color="#000000" style:font-name="Consolas2" officeooo:rsid="0012f898"/>
    </style:style>
    <style:style style:name="T29" style:family="text">
      <style:text-properties fo:color="#000000" style:font-name="Consolas2" officeooo:rsid="00271117"/>
    </style:style>
    <style:style style:name="T30" style:family="text">
      <style:text-properties fo:color="#000000" officeooo:rsid="0012f898"/>
    </style:style>
    <style:style style:name="T31" style:family="text">
      <style:text-properties fo:color="#000000" style:font-name="Consolas3" officeooo:rsid="0039b1f8"/>
    </style:style>
    <style:style style:name="T32" style:family="text">
      <style:text-properties fo:color="#000000" style:font-name="Consolas3" officeooo:rsid="003a8024"/>
    </style:style>
    <style:style style:name="T33" style:family="text">
      <style:text-properties fo:color="#000000" style:font-name="Consolas"/>
    </style:style>
    <style:style style:name="T34" style:family="text">
      <style:text-properties fo:color="#000000" style:font-name="Consolas" officeooo:rsid="003a8024"/>
    </style:style>
    <style:style style:name="T35" style:family="text">
      <style:text-properties fo:color="#000000" style:font-name="Consolas" officeooo:rsid="0039b1f8"/>
    </style:style>
    <style:style style:name="T36" style:family="text">
      <style:text-properties fo:color="#000000" style:font-name="Consolas" officeooo:rsid="003b657a"/>
    </style:style>
    <style:style style:name="T37" style:family="text">
      <style:text-properties fo:color="#000000" style:font-name="Consolas" officeooo:rsid="003cdede"/>
    </style:style>
    <style:style style:name="T38" style:family="text">
      <style:text-properties fo:color="#000000" style:font-name="Consolas" officeooo:rsid="003d36df"/>
    </style:style>
    <style:style style:name="T39" style:family="text">
      <style:text-properties fo:color="#000000" style:font-name="Consolas" officeooo:rsid="003dd99e"/>
    </style:style>
    <style:style style:name="T40" style:family="text">
      <style:text-properties fo:color="#000000" style:font-name="Consolas" officeooo:rsid="003fb893"/>
    </style:style>
    <style:style style:name="T41" style:family="text">
      <style:text-properties fo:color="#000000" style:font-name="Consolas" officeooo:rsid="00418a74"/>
    </style:style>
    <style:style style:name="T42" style:family="text">
      <style:text-properties fo:color="#000000" style:font-name="Consolas" officeooo:rsid="0043312f"/>
    </style:style>
    <style:style style:name="T43" style:family="text">
      <style:text-properties fo:color="#000000" style:font-name="Consolas" officeooo:rsid="00446018"/>
    </style:style>
    <style:style style:name="T44" style:family="text">
      <style:text-properties fo:color="#000000" style:font-name="Consolas" officeooo:rsid="00499e7e"/>
    </style:style>
    <style:style style:name="T45" style:family="text">
      <style:text-properties fo:color="#000000" style:font-name="Consolas" officeooo:rsid="004afa0c"/>
    </style:style>
    <style:style style:name="T46" style:family="text">
      <style:text-properties fo:color="#000000" style:font-name="Consolas" officeooo:rsid="004b17d5"/>
    </style:style>
    <style:style style:name="T47" style:family="text">
      <style:text-properties fo:color="#0000ff" style:font-name="Consolas1" fo:font-size="9.5pt" style:font-name-asian="Consolas1" style:font-size-asian="9.5pt" style:font-name-complex="Consolas1" style:font-size-complex="9.5pt"/>
    </style:style>
    <style:style style:name="T48"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49"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50" style:family="text">
      <style:text-properties fo:color="#0000ff" style:font-name="Consolas3" officeooo:rsid="0011d3e2"/>
    </style:style>
    <style:style style:name="T51" style:family="text">
      <style:text-properties fo:color="#0000ff" style:font-name="Consolas"/>
    </style:style>
    <style:style style:name="T52" style:family="text">
      <style:text-properties fo:color="#0000ff" style:font-name="Consolas" officeooo:rsid="00317186"/>
    </style:style>
    <style:style style:name="T53" style:family="text">
      <style:text-properties fo:color="#0000ff" style:font-name="Consolas" officeooo:rsid="00329f2b"/>
    </style:style>
    <style:style style:name="T54" style:family="text">
      <style:text-properties fo:color="#0000ff" style:font-name="Consolas" officeooo:rsid="00338774"/>
    </style:style>
    <style:style style:name="T55" style:family="text">
      <style:text-properties fo:color="#0000ff" style:font-name="Consolas" officeooo:rsid="00365163"/>
    </style:style>
    <style:style style:name="T56" style:family="text">
      <style:text-properties fo:color="#0000ff" style:font-name="Consolas2" officeooo:rsid="0011d3e2"/>
    </style:style>
    <style:style style:name="T57" style:family="text">
      <style:text-properties fo:color="#0000ff" style:font-name="Consolas2" officeooo:rsid="0012f898"/>
    </style:style>
    <style:style style:name="T58" style:family="text">
      <style:text-properties fo:color="#0000ff" style:font-name="Consolas2" officeooo:rsid="0014da3d"/>
    </style:style>
    <style:style style:name="T59" style:family="text">
      <style:text-properties fo:color="#0000ff" style:font-name="Consolas2" officeooo:rsid="0018535a"/>
    </style:style>
    <style:style style:name="T60" style:family="text">
      <style:text-properties fo:color="#0000ff" style:font-name="Consolas2" officeooo:rsid="002092cd"/>
    </style:style>
    <style:style style:name="T61" style:family="text">
      <style:text-properties fo:color="#0000ff" style:font-name="Consolas3" officeooo:rsid="0039b1f8"/>
    </style:style>
    <style:style style:name="T62" style:family="text">
      <style:text-properties fo:color="#0000ff" style:font-name="Consolas3" officeooo:rsid="00404588"/>
    </style:style>
    <style:style style:name="T63" style:family="text">
      <style:text-properties fo:color="#0000ff" style:font-name="Consolas3" fo:font-weight="normal" officeooo:rsid="0044bc53" style:font-weight-asian="normal" style:font-weight-complex="normal"/>
    </style:style>
    <style:style style:name="T64" style:family="text">
      <style:text-properties fo:color="#0000ff" style:font-name="Consolas3" fo:font-weight="normal" officeooo:rsid="004b17d5" style:font-weight-asian="normal" style:font-weight-complex="normal"/>
    </style:style>
    <style:style style:name="T65" style:family="text">
      <style:text-properties fo:color="#0000ff" style:font-name="Consolas3" officeooo:rsid="00499e7e"/>
    </style:style>
    <style:style style:name="T66" style:family="text">
      <style:text-properties fo:color="#0000ff" style:font-name="Consolas"/>
    </style:style>
    <style:style style:name="T67" style:family="text">
      <style:text-properties fo:color="#0000ff" style:font-name="Consolas" officeooo:rsid="0039b1f8"/>
    </style:style>
    <style:style style:name="T68" style:family="text">
      <style:text-properties fo:color="#0000ff" style:font-name="Consolas" officeooo:rsid="003b657a"/>
    </style:style>
    <style:style style:name="T69" style:family="text">
      <style:text-properties fo:color="#0000ff" style:font-name="Consolas" officeooo:rsid="003dd99e"/>
    </style:style>
    <style:style style:name="T70" style:family="text">
      <style:text-properties fo:color="#0000ff" style:font-name="Consolas" officeooo:rsid="003fb893"/>
    </style:style>
    <style:style style:name="T71" style:family="text">
      <style:text-properties fo:color="#0000ff" style:font-name="Consolas" officeooo:rsid="00404588"/>
    </style:style>
    <style:style style:name="T72" style:family="text">
      <style:text-properties fo:color="#0000ff" style:font-name="Consolas" officeooo:rsid="0043ed72"/>
    </style:style>
    <style:style style:name="T73" style:family="text">
      <style:text-properties fo:color="#0000ff" style:font-name="Consolas" officeooo:rsid="00446018"/>
    </style:style>
    <style:style style:name="T74" style:family="text">
      <style:text-properties fo:color="#0000ff" style:font-name="Consolas" officeooo:rsid="00499e7e"/>
    </style:style>
    <style:style style:name="T75" style:family="text">
      <style:text-properties fo:color="#0000ff" style:font-name="Consolas" fo:font-weight="normal" officeooo:rsid="004afa0c" style:font-weight-asian="normal" style:font-weight-complex="normal"/>
    </style:style>
    <style:style style:name="T76" style:family="text">
      <style:text-properties fo:color="#008000" style:font-name="Consolas1" fo:font-size="9.5pt" style:font-name-asian="Consolas1" style:font-size-asian="9.5pt" style:font-name-complex="Consolas1" style:font-size-complex="9.5pt"/>
    </style:style>
    <style:style style:name="T77" style:family="text">
      <style:text-properties fo:color="#008000" style:font-name="Consolas"/>
    </style:style>
    <style:style style:name="T78" style:family="text">
      <style:text-properties fo:color="#008000" style:font-name="Consolas" officeooo:rsid="00271117"/>
    </style:style>
    <style:style style:name="T79" style:family="text">
      <style:text-properties fo:color="#008000" style:font-name="Consolas" officeooo:rsid="00276942"/>
    </style:style>
    <style:style style:name="T80" style:family="text">
      <style:text-properties fo:color="#008000" style:font-name="Consolas" officeooo:rsid="00287726"/>
    </style:style>
    <style:style style:name="T81" style:family="text">
      <style:text-properties fo:color="#008000" style:font-name="Consolas" officeooo:rsid="00293f5f"/>
    </style:style>
    <style:style style:name="T82" style:family="text">
      <style:text-properties fo:color="#008000" officeooo:rsid="0014da3d" fo:background-color="transparent"/>
    </style:style>
    <style:style style:name="T83" style:family="text">
      <style:text-properties fo:color="#008000" officeooo:rsid="0012f898" fo:background-color="transparent"/>
    </style:style>
    <style:style style:name="T84" style:family="text">
      <style:text-properties fo:color="#008000" style:font-name="Consolas"/>
    </style:style>
    <style:style style:name="T85" style:family="text">
      <style:text-properties fo:color="#a31515" style:font-name="Consolas1" fo:font-size="9.5pt" style:font-name-asian="Consolas1" style:font-size-asian="9.5pt" style:font-name-complex="Consolas1" style:font-size-complex="9.5pt"/>
    </style:style>
    <style:style style:name="T86" style:family="text">
      <style:text-properties fo:color="#a31515" style:font-name="Consolas"/>
    </style:style>
    <style:style style:name="T87" style:family="text">
      <style:text-properties fo:color="#a31515" style:font-name="Consolas"/>
    </style:style>
    <style:style style:name="T88" style:family="text">
      <style:text-properties fo:color="#a31515" style:font-name="Consolas" officeooo:rsid="003b657a"/>
    </style:style>
    <style:style style:name="T89" style:family="text">
      <style:text-properties fo:font-weight="normal" style:font-weight-asian="normal" style:font-weight-complex="normal"/>
    </style:style>
    <style:style style:name="T90" style:family="text">
      <style:text-properties fo:font-weight="normal" officeooo:rsid="0014da3d" style:font-weight-asian="normal" style:font-weight-complex="normal"/>
    </style:style>
    <style:style style:name="T91" style:family="text">
      <style:text-properties fo:font-weight="normal" officeooo:rsid="00178651" style:font-weight-asian="normal" style:font-weight-complex="normal"/>
    </style:style>
    <style:style style:name="T92" style:family="text">
      <style:text-properties fo:font-weight="normal" officeooo:rsid="0019e517" style:font-weight-asian="normal" style:font-weight-complex="normal"/>
    </style:style>
    <style:style style:name="T93" style:family="text">
      <style:text-properties fo:font-weight="normal" officeooo:rsid="0038b734" style:font-weight-asian="normal" style:font-weight-complex="normal"/>
    </style:style>
    <style:style style:name="T94" style:family="text">
      <style:text-properties fo:font-weight="normal" officeooo:rsid="0044bc53" style:font-weight-asian="normal" style:font-weight-complex="normal"/>
    </style:style>
    <style:style style:name="T95" style:family="text">
      <style:text-properties fo:font-weight="normal" officeooo:rsid="00492ff3" style:font-weight-asian="normal" style:font-weight-complex="normal"/>
    </style:style>
    <style:style style:name="T96" style:family="text">
      <style:text-properties fo:font-weight="normal" officeooo:rsid="004afa0c" style:font-weight-asian="normal" style:font-weight-complex="normal"/>
    </style:style>
    <style:style style:name="T97" style:family="text">
      <style:text-properties fo:font-weight="normal" officeooo:rsid="004b17d5" style:font-weight-asian="normal" style:font-weight-complex="normal"/>
    </style:style>
    <style:style style:name="T98" style:family="text">
      <style:text-properties fo:color="#2b91af" style:font-name="Consolas1" fo:font-size="9.5pt" style:font-name-asian="Consolas1" style:font-size-asian="9.5pt" style:font-name-complex="Consolas1" style:font-size-complex="9.5pt"/>
    </style:style>
    <style:style style:name="T99" style:family="text">
      <style:text-properties fo:color="#2b91af" style:font-name="Consolas1" fo:font-size="9.5pt" officeooo:rsid="0011d3e2" style:font-name-asian="Consolas1" style:font-size-asian="9.5pt" style:font-name-complex="Consolas1" style:font-size-complex="9.5pt"/>
    </style:style>
    <style:style style:name="T100"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101" style:family="text">
      <style:text-properties fo:color="#2b91af" style:font-name="Consolas"/>
    </style:style>
    <style:style style:name="T102" style:family="text">
      <style:text-properties fo:color="#2b91af" style:font-name="Consolas" officeooo:rsid="00329f2b"/>
    </style:style>
    <style:style style:name="T103" style:family="text">
      <style:text-properties fo:color="#2b91af" style:font-name="Consolas" officeooo:rsid="00338774"/>
    </style:style>
    <style:style style:name="T104" style:family="text">
      <style:text-properties fo:color="#2b91af" style:font-name="Consolas" officeooo:rsid="0034026c"/>
    </style:style>
    <style:style style:name="T105" style:family="text">
      <style:text-properties fo:color="#2b91af" style:font-name="Consolas" officeooo:rsid="00365163"/>
    </style:style>
    <style:style style:name="T106" style:family="text">
      <style:text-properties fo:color="#2b91af" style:font-name="Consolas" officeooo:rsid="00369ebc"/>
    </style:style>
    <style:style style:name="T107" style:family="text">
      <style:text-properties fo:color="#2b91af" style:font-name="Consolas" officeooo:rsid="00372a43"/>
    </style:style>
    <style:style style:name="T108" style:family="text">
      <style:text-properties fo:color="#2b91af" style:font-name="Consolas2" officeooo:rsid="0011d3e2"/>
    </style:style>
    <style:style style:name="T109" style:family="text">
      <style:text-properties fo:color="#2b91af" style:font-name="Consolas2" officeooo:rsid="0012f898"/>
    </style:style>
    <style:style style:name="T110" style:family="text">
      <style:text-properties fo:color="#2b91af" style:font-name="Consolas2" officeooo:rsid="0019e517"/>
    </style:style>
    <style:style style:name="T111" style:family="text">
      <style:text-properties fo:color="#2b91af" style:font-name="Consolas2" officeooo:rsid="002092cd"/>
    </style:style>
    <style:style style:name="T112" style:family="text">
      <style:text-properties fo:color="#2b91af" style:font-name="Consolas3" officeooo:rsid="00365163"/>
    </style:style>
    <style:style style:name="T113" style:family="text">
      <style:text-properties fo:color="#2b91af" style:font-name="Consolas"/>
    </style:style>
    <style:style style:name="T114" style:family="text">
      <style:text-properties fo:color="#2b91af" style:font-name="Consolas" officeooo:rsid="0039b1f8"/>
    </style:style>
    <style:style style:name="T115" style:family="text">
      <style:text-properties fo:color="#2b91af" style:font-name="Consolas" officeooo:rsid="003a8024"/>
    </style:style>
    <style:style style:name="T116" style:family="text">
      <style:text-properties fo:color="#2b91af" style:font-name="Consolas" officeooo:rsid="0043ed72"/>
    </style:style>
    <style:style style:name="T117" style:family="text">
      <style:text-properties fo:color="#2b91af" style:font-name="Consolas" fo:font-weight="normal" officeooo:rsid="004afa0c" style:font-weight-asian="normal" style:font-weight-complex="normal"/>
    </style:style>
    <style:style style:name="T118" style:family="text">
      <style:text-properties style:font-name="Consolas1" fo:font-size="9.5pt" style:font-name-asian="Consolas1" style:font-size-asian="9.5pt" style:font-name-complex="Consolas1" style:font-size-complex="9.5pt"/>
    </style:style>
    <style:style style:name="T119" style:family="text">
      <style:text-properties style:font-name="Consolas4" fo:font-size="9.5pt" style:font-size-asian="9.5pt" style:font-size-complex="9.5pt"/>
    </style:style>
    <style:style style:name="T120" style:family="text">
      <style:text-properties officeooo:rsid="0011d3e2"/>
    </style:style>
    <style:style style:name="T121" style:family="text">
      <style:text-properties officeooo:rsid="0012f898"/>
    </style:style>
    <style:style style:name="T122" style:family="text">
      <style:text-properties officeooo:rsid="0014da3d"/>
    </style:style>
    <style:style style:name="T123" style:family="text">
      <style:text-properties officeooo:rsid="00158f6a"/>
    </style:style>
    <style:style style:name="T124" style:family="text">
      <style:text-properties officeooo:rsid="0017802e"/>
    </style:style>
    <style:style style:name="T125" style:family="text">
      <style:text-properties officeooo:rsid="00178651"/>
    </style:style>
    <style:style style:name="T126" style:family="text">
      <style:text-properties officeooo:rsid="0018535a"/>
    </style:style>
    <style:style style:name="T127" style:family="text">
      <style:text-properties officeooo:rsid="0019e517"/>
    </style:style>
    <style:style style:name="T128" style:family="text">
      <style:text-properties officeooo:rsid="001aa135"/>
    </style:style>
    <style:style style:name="T129" style:family="text">
      <style:text-properties officeooo:rsid="001ba928"/>
    </style:style>
    <style:style style:name="T130" style:family="text">
      <style:text-properties officeooo:rsid="002092cd"/>
    </style:style>
    <style:style style:name="T131" style:family="text">
      <style:text-properties officeooo:rsid="0022bf94"/>
    </style:style>
    <style:style style:name="T132" style:family="text">
      <style:text-properties officeooo:rsid="00252619"/>
    </style:style>
    <style:style style:name="T133" style:family="text">
      <style:text-properties officeooo:rsid="00271117"/>
    </style:style>
    <style:style style:name="T134" style:family="text">
      <style:text-properties officeooo:rsid="002cb487"/>
    </style:style>
    <style:style style:name="T135" style:family="text">
      <style:text-properties officeooo:rsid="002e5921"/>
    </style:style>
    <style:style style:name="T136" style:family="text">
      <style:text-properties officeooo:rsid="002ffde7"/>
    </style:style>
    <style:style style:name="T137" style:family="text">
      <style:text-properties officeooo:rsid="003001db"/>
    </style:style>
    <style:style style:name="T138" style:family="text">
      <style:text-properties officeooo:rsid="00317186"/>
    </style:style>
    <style:style style:name="T139" style:family="text">
      <style:text-properties officeooo:rsid="00329f2b"/>
    </style:style>
    <style:style style:name="T140" style:family="text">
      <style:text-properties officeooo:rsid="0034026c"/>
    </style:style>
    <style:style style:name="T141" style:family="text">
      <style:text-properties officeooo:rsid="00338774"/>
    </style:style>
    <style:style style:name="T142" style:family="text">
      <style:text-properties officeooo:rsid="0034f8d8"/>
    </style:style>
    <style:style style:name="T143" style:family="text">
      <style:text-properties officeooo:rsid="00353f14"/>
    </style:style>
    <style:style style:name="T144" style:family="text">
      <style:text-properties officeooo:rsid="003566ca"/>
    </style:style>
    <style:style style:name="T145" style:family="text">
      <style:text-properties officeooo:rsid="00365163"/>
    </style:style>
    <style:style style:name="T146" style:family="text">
      <style:text-properties officeooo:rsid="00369ebc"/>
    </style:style>
    <style:style style:name="T147" style:family="text">
      <style:text-properties officeooo:rsid="00372a43"/>
    </style:style>
    <style:style style:name="T148" style:family="text">
      <style:text-properties officeooo:rsid="0038b734"/>
    </style:style>
    <style:style style:name="T149" style:family="text">
      <style:text-properties style:font-name-asian="Consolas1" style:font-name-complex="Consolas1" style:font-size-complex="9.5pt"/>
    </style:style>
    <style:style style:name="T150" style:family="text">
      <style:text-properties style:font-name-asian="Consolas1" style:font-name-complex="Consolas1" style:font-size-complex="12pt"/>
    </style:style>
    <style:style style:name="T151" style:family="text">
      <style:text-properties officeooo:rsid="0038d267"/>
    </style:style>
    <style:style style:name="T152" style:family="text">
      <style:text-properties officeooo:rsid="0039b1f8"/>
    </style:style>
    <style:style style:name="T153" style:family="text">
      <style:text-properties officeooo:rsid="003b657a"/>
    </style:style>
    <style:style style:name="T154" style:family="text">
      <style:text-properties officeooo:rsid="003dd99e"/>
    </style:style>
    <style:style style:name="T155" style:family="text">
      <style:text-properties officeooo:rsid="003fb893"/>
    </style:style>
    <style:style style:name="T156" style:family="text">
      <style:text-properties officeooo:rsid="00404588"/>
    </style:style>
    <style:style style:name="T157" style:family="text">
      <style:text-properties officeooo:rsid="00418a74"/>
    </style:style>
    <style:style style:name="T158" style:family="text">
      <style:text-properties officeooo:rsid="0043312f"/>
    </style:style>
    <style:style style:name="T159" style:family="text">
      <style:text-properties officeooo:rsid="0043ed72"/>
    </style:style>
    <style:style style:name="T160" style:family="text">
      <style:text-properties officeooo:rsid="004832b7"/>
    </style:style>
    <style:style style:name="T161" style:family="text">
      <style:text-properties officeooo:rsid="00499e7e"/>
    </style:style>
    <style:style style:name="T162" style:family="text">
      <style:text-properties officeooo:rsid="004ac1b1"/>
    </style:style>
    <style:style style:name="T163" style:family="text">
      <style:text-properties officeooo:rsid="004afa0c"/>
    </style:style>
    <style:style style:name="T164" style:family="text">
      <style:text-properties officeooo:rsid="004b17d5"/>
    </style:style>
    <style:style style:name="T165" style:family="text">
      <style:text-properties officeooo:rsid="004c16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Informacje ogólne</text:p>
      <text:list xml:id="list5726930003440145767" text:style-name="L1">
        <text:list-item>
          <text:p text:style-name="P160">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60">W plikach wygenerowanych przez kompilator, poza instrukcjami CLI są też <text:span text:style-name="T1">metadane</text:span>, które wykorzystuje np. Intelisense.</text:p>
        </text:list-item>
        <text:list-item>
          <text:p text:style-name="P160"><text:span text:style-name="T1">CTS</text:span> - formalna definicja typu (klasa, interfejs,struktura, wyliczenie, delegacja). CTS posiadają składowe, czyli: </text:p>
          <text:list>
            <text:list-item>
              <text:p text:style-name="P160">konstruktor, finalizator, typ zagnieżdżony, operator, metoda, właściwość, indeksator, pole , stała, zdarzenie.</text:p>
            </text:list-item>
          </text:list>
        </text:list-item>
        <text:list-item>
          <text:p text:style-name="P160"><text:span text:style-name="T1">Typy podstawowe</text:span>,to np.: String, Int, Double, Bool...</text:p>
        </text:list-item>
        <text:list-item>
          <text:p text:style-name="P160"><text:span text:style-name="T1">CLS</text:span> – zbiór reguł, które musi spełniać kompilator na platformę, np. parametry i wartości zwracane muszą być typami ze znakiem.</text:p>
        </text:list-item>
        <text:list-item>
          <text:p text:style-name="P160"><text:span text:style-name="T1">CLR</text:span> – wspólne środowisko uruchomieniowe.</text:p>
        </text:list-item>
        <text:list-item>
          <text:p text:style-name="P160"><text:span text:style-name="T1">System nazw</text:span> - logiczne grupowanie (w drzewo) typów w jednym pakiecie np. <text:span text:style-name="T1">System.IO.</text:span> </text:p>
          <text:list>
            <text:list-item>
              <text:p text:style-name="P160">Używany go podając bezpośrednio, jak ścieżkę docelową: <text:span text:style-name="T8">System.IO.Write('Ala');</text:span></text:p>
            </text:list-item>
            <text:list-item>
              <text:p text:style-name="P160">Używamy importując przestrzeń nazw, np.: <text:span text:style-name="T8">using System.Windows.Form;</text:span></text:p>
            </text:list-item>
          </text:list>
        </text:list-item>
      </text:list>
      <text:p text:style-name="Text_20_body"/>
      <text:p text:style-name="Text_20_body">Kodzenie</text:p>
      <text:list xml:id="list4851792144288784093" text:style-name="L2">
        <text:list-item>
          <text:p text:style-name="P161">C# nie posiada funkcji i punktów danych (zmienne, stałe) globalnych</text:p>
        </text:list-item>
        <text:list-item>
          <text:p text:style-name="P161">Punkt wyjścia – opcja „/main” wskazująca tylko jeden punkt aplikacji. Może być wiele obiektów aplikacji (klas ze zdefiniowaną funkcją Main), ale kompilator musi znać miejsce od którego program rozpoczyna swoją pracę.</text:p>
        </text:list-item>
        <text:list-item>
          <text:p text:style-name="P161"><text:span text:style-name="T1">Main</text:span> </text:p>
          <text:list>
            <text:list-item>
              <text:p text:style-name="P161">zwracać void lub dane. Jeśli zwraca void to oznacza, że zwraca 0 dla poprawnego zakończenia aplikacji. -1 oznacza błąd, które można potem obejrzeć w <text:span text:style-name="T8">%ERRORLEVEL%</text:span></text:p>
            </text:list-item>
            <text:list-item>
              <text:p text:style-name="P161">może pobierać lub nie argumenty</text:p>
            </text:list-item>
          </text:list>
        </text:list-item>
      </text:list>
      <text:p text:style-name="Text_20_body">Dane i typy proste</text:p>
      <text:list xml:id="list42753045" text:continue-numbering="true" text:style-name="L2">
        <text:list-item>
          <text:p text:style-name="P161"><text:span text:style-name="T9">De</text:span>finiowanie zmiennych:</text:p>
          <text:list>
            <text:list-item>
              <text:p text:style-name="P161">int x;</text:p>
            </text:list-item>
            <text:list-item>
              <text:p text:style-name="P161">int x = 7;</text:p>
            </text:list-item>
            <text:list-item>
              <text:p text:style-name="P161">int x=7, y=8; <text:span text:style-name="defZiel"><text:s/>/* </text:span><text:span text:style-name="defZiel"><text:span text:style-name="T148">m</text:span></text:span><text:span text:style-name="defZiel">ożna stosować jeśli x i y są tego samego typu.*/</text:span></text:p>
            </text:list-item>
            <text:list-item>
              <text:p text:style-name="P161">System.Integer32 x; <text:span text:style-name="defZiel">/* to samo co int x;*/</text:span></text:p>
            </text:list-item>
            <text:list-item>
              <text:p text:style-name="P161">int x = new int(); <text:span text:style-name="defZiel">/* ustawia wartość domyślną/*</text:span></text:p>
            </text:list-item>
          </text:list>
        </text:list-item>
        <text:list-item>
          <text:p text:style-name="P161"><text:span text:style-name="T1">typ Nullable</text:span> – int? n; Można przypisywać wartość null do typów prostych, ale int &lt;&gt; int? Więc nie da się po prostu przepisać wartości z jednej zmiennej do drugiej.</text:p>
        </text:list-item>
        <text:list-item>
          <text:p text:style-name="P161">Liczbowe typy danych</text:p>
          <text:list>
            <text:list-item>
              <text:p text:style-name="P161">x.MinValue(); / MaxnValue(); oddaje minimalną i maksymalną wartość dla danego typu;</text:p>
            </text:list-item>
            <text:list-item>
              <text:p text:style-name="P161"><text:soft-page-break/>x.Epsilon() / PositiveInfinity() / NegativeInfinity() / etc</text:p>
            </text:list-item>
            <text:list-item>
              <text:p text:style-name="P161"><text:span text:style-name="T1">BigInteger</text:span> – przechowije liczby właściwie beaz ograniczenia co do ilości cyfr</text:p>
              <text:list>
                <text:list-item>
                  <text:p text:style-name="P161">using System.Numerics</text:p>
                </text:list-item>
                <text:list-item>
                  <text:p text:style-name="P161">BigInteger x = BigInteger.Parse(„999...9”);</text:p>
                </text:list-item>
                <text:list-item>
                  <text:p text:style-name="P161">Nie można używać operatorów +, *, /, - etc, ale można używać metod: x.Multiply(„y”)</text:p>
                </text:list-item>
              </text:list>
            </text:list-item>
          </text:list>
        </text:list-item>
        <text:list-item>
          <text:p text:style-name="P161">System.Boolean</text:p>
          <text:list>
            <text:list-item>
              <text:p text:style-name="P161">x.TrueString == „True” / FalseString == 'False” - stringowa reprezentacja wartości bool<text:tab/> </text:p>
            </text:list-item>
          </text:list>
        </text:list-item>
        <text:list-item>
          <text:p text:style-name="P161"><text:span text:style-name="T1">System.Cha</text:span>r</text:p>
          <text:list>
            <text:list-item>
              <text:p text:style-name="P161">IsDigit(), IsLetter(), IsChar(), IsWhiteSpace(), IsPuntaction();</text:p>
            </text:list-item>
          </text:list>
        </text:list-item>
        <text:list-item>
          <text:p text:style-name="P161">System.String</text:p>
          <text:list>
            <text:list-item>
              <text:p text:style-name="P161">Length()), Compose(), Contains(), Insert(), Split(), Trim, ToUpper();</text:p>
            </text:list-item>
            <text:list-item>
              <text:p text:style-name="P161">„+” - konkatenacja, jest równoważne x= String.Concat(„a”, y);</text:p>
            </text:list-item>
            <text:list-item>
              <text:p text:style-name="P161">Znaki unikowe</text:p>
              <text:list>
                <text:list-item>
                  <text:p text:style-name="P161">'\' więc \\ da '\', '\”' dla '”'</text:p>
                </text:list-item>
                <text:list-item>
                  <text:p text:style-name="P161">'\a' daje dźwięk systemowy</text:p>
                </text:list-item>
              </text:list>
            </text:list-item>
            <text:list-item>
              <text:p text:style-name="P161"><text:span text:style-name="T1">Łańcuchy dosłowne @</text:span> - @”...” spowoduje, że '\' będzie traktowane jak zwykły znak, a nie unikowy</text:p>
            </text:list-item>
            <text:list-item>
              <text:p text:style-name="P161"><text:span text:style-name="T1">Porównywanie łańcuchów</text:span> '==' i '!='</text:p>
            </text:list-item>
            <text:list-item>
              <text:p text:style-name="P161">Stringów nie modyfikujemy, tylko zwracamy nowe stringi. Dlatego dużo operacji na długich stringach może być obciążeniem.</text:p>
            </text:list-item>
            <text:list-item>
              <text:p text:style-name="P161"><text:span text:style-name="T1">System.Text.StringBuilder</text:span> – klasa do operacji na łańcuchach, która modyfikuje łańcuch, a nie zwraca nowy, co jest szybsze.</text:p>
              <text:list>
                <text:list-item>
                  <text:p text:style-name="P161">sb = new StringBuilder(„...”);</text:p>
                </text:list-item>
                <text:list-item>
                  <text:p text:style-name="P161">Do pracy używamy metod jak AppendLine(), Replace() itp.</text:p>
                </text:list-item>
              </text:list>
            </text:list-item>
          </text:list>
        </text:list-item>
        <text:list-item>
          <text:p text:style-name="P161">Konwersja danych</text:p>
          <text:list>
            <text:list-item>
              <text:p text:style-name="P161"><text:span text:style-name="T1">Poszerzanie</text:span> = niejawne rzutowanie w górę, czyli na typ obszerniejszy, które nie będzie skutkowało utratą danych.</text:p>
            </text:list-item>
            <text:list-item>
              <text:p text:style-name="P161"><text:span text:style-name="T1">Zwężanie</text:span> – jawne rzutowanie w dół – możliwa jest ustrata danych</text:p>
              <text:list>
                <text:list-item>
                  <text:p text:style-name="P161"><text:span text:style-name="defZiel">Źle:</text:span> short x = Add(int a, int b);</text:p>
                </text:list-item>
                <text:list-item>
                  <text:p text:style-name="P161"><text:span text:style-name="defZiel">Dobrze: </text:span>short x = (short) Add(int a, int b);</text:p>
                </text:list-item>
                <text:list-item>
                  <text:p text:style-name="P161"><text:span text:style-name="T1">checked</text:span> przechwytuje przepełnienia typów i zwracaSystem.OverflowException</text:p>
                  <text:p text:style-name="P161">checked</text:p>
                </text:list-item>
              </text:list>
            </text:list-item>
          </text:list>
        </text:list-item>
      </text:list>
      <text:p text:style-name="Standard"><text:s text:c="12"/><text:tab/>{</text:p>
      <text:p text:style-name="Standard"><text:span text:style-name="T11"><text:tab/><text:tab/><text:tab/></text:span><text:span text:style-name="T47">try</text:span></text:p>
      <text:p text:style-name="Standard"><text:span text:style-name="T47"><text:tab/><text:tab/><text:tab/></text:span>{</text:p>
      <text:p text:style-name="Standard"><text:span text:style-name="T11"><text:tab/><text:tab/><text:tab/><text:tab/></text:span><text:span text:style-name="T47">int</text:span><text:span text:style-name="T11"> x = 999;</text:span></text:p>
      <text:p text:style-name="Standard"><text:soft-page-break/><text:span text:style-name="T11"><text:tab/><text:tab/><text:tab/><text:tab/></text:span><text:span text:style-name="T47">byte</text:span><text:span text:style-name="T11"> b = (</text:span><text:span text:style-name="T47">byte</text:span><text:span text:style-name="T11">) x;</text:span></text:p>
      <text:p text:style-name="Standard"><text:s text:c="15"/><text:tab/><text:tab/>}</text:p>
      <text:p text:style-name="Standard"><text:span text:style-name="T11"><text:tab/><text:tab/><text:tab/></text:span><text:span text:style-name="T47">catch</text:span></text:p>
      <text:p text:style-name="Standard"><text:span text:style-name="T47"><text:tab/><text:tab/><text:tab/></text:span><text:span text:style-name="T11">{</text:span><text:span text:style-name="T76">//...</text:span>}</text:p>
      <text:p text:style-name="Standard"><text:s text:c="12"/><text:tab/>}</text:p>
      <text:list xml:id="list42747244" text:continue-numbering="true" text:style-name="L2">
        <text:list-item>
          <text:list>
            <text:list-item>
              <text:list>
                <text:list-item>
                  <text:p text:style-name="P161">'/checked' - flaga włącza <text:s/>sprawdzania przepełnień w całym projekcie</text:p>
                </text:list-item>
                <text:list-item>
                  <text:p text:style-name="P161">unchecked działa analogicznie (np. jeśli jest włączona flaga '/checked')</text:p>
                </text:list-item>
              </text:list>
            </text:list-item>
            <text:list-item>
              <text:p text:style-name="P161"><text:span text:style-name="T1">System.Convert </text:span>– działa jak jawna konwersja</text:p>
              <text:list>
                <text:list-item>
                  <text:p text:style-name="P161">byte myByte = Convert.ToByte(myInt);</text:p>
                </text:list-item>
              </text:list>
            </text:list-item>
          </text:list>
        </text:list-item>
        <text:list-item>
          <text:p text:style-name="P161"><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61">var i = 7; <text:span text:style-name="defZiel">/*zostanie uznane za System.Integer32*/</text:span></text:p>
            </text:list-item>
            <text:list-item>
              <text:p text:style-name="P161">Źle: var i; <text:span text:style-name="defZiel">/* wartość musi być przypisana w momencie */</text:span></text:p>
            </text:list-item>
            <text:list-item>
              <text:p text:style-name="P161">var i = j;</text:p>
            </text:list-item>
            <text:list-item>
              <text:p text:style-name="P161"><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61">Niedozwolone jest używanie tokena „?” nullable</text:p>
              <text:list>
                <text:list-item>
                  <text:p text:style-name="P161">Źle: var? x = 12;</text:p>
                </text:list-item>
                <text:list-item>
                  <text:p text:style-name="P161">Źle: var? x = null;</text:p>
                </text:list-item>
              </text:list>
            </text:list-item>
            <text:list-item>
              <text:p text:style-name="P161">Dane typowane niejawnie mają ścisłą kontrolę typów, tak jak np., typy proste;</text:p>
            </text:list-item>
          </text:list>
        </text:list-item>
      </text:list>
      <text:p text:style-name="Text_20_body">Pętle, warunki, iteratory</text:p>
      <text:list xml:id="list2236088096414291681" text:style-name="L3">
        <text:list-item>
          <text:p text:style-name="P162"><text:span text:style-name="T47">for</text:span><text:span text:style-name="T11"> (</text:span><text:span text:style-name="T47">int</text:span><text:span text:style-name="T11"> i=0; i&lt;5; i++)</text:span> <text:span text:style-name="T11">{…};</text:span></text:p>
          <text:list>
            <text:list-item>
              <text:p text:style-name="P162">działają słowa kluczowe <text:s/>goto, continue, break</text:p>
            </text:list-item>
          </text:list>
        </text:list-item>
        <text:list-item>
          <text:p text:style-name="P162">foreach – pozwala przejść po elementach tablicy lub obiektowej kolekcji</text:p>
          <text:list>
            <text:list-item>
              <text:p text:style-name="P162"><text:span text:style-name="T47">foreach</text:span><text:span text:style-name="T11">(</text:span><text:span text:style-name="T47">string</text:span><text:span text:style-name="T11"> s </text:span><text:span text:style-name="T47">in</text:span><text:span text:style-name="T11"> strArray) {…};</text:span></text:p>
            </text:list-item>
            <text:list-item>
              <text:p text:style-name="P162">można używać niejawnie typowanej zmiennej (co nabiera sensy w LINQ)</text:p>
              <text:list>
                <text:list-item>
                  <text:p text:style-name="P162"><text:span text:style-name="T47">foreach</text:span><text:span text:style-name="T11">(</text:span><text:span text:style-name="T47">var</text:span><text:span text:style-name="T11"> s </text:span><text:span text:style-name="T47">in</text:span><text:span text:style-name="T11"> strArr) {…};</text:span></text:p>
                </text:list-item>
              </text:list>
            </text:list-item>
          </text:list>
        </text:list-item>
        <text:list-item>
          <text:p text:style-name="P162"><text:span text:style-name="T47">while</text:span><text:span text:style-name="T11"> (i &lt; 10) </text:span><text:span text:style-name="T47">do</text:span><text:span text:style-name="T11"> {…};</text:span></text:p>
        </text:list-item>
        <text:list-item>
          <text:p text:style-name="P162"><text:span text:style-name="T47">do</text:span><text:span text:style-name="T11"> {…} </text:span><text:span text:style-name="T47">while</text:span><text:span text:style-name="T11"> (i &lt; 10);</text:span> – wykona się przynajmniej raz</text:p>
        </text:list-item>
        <text:list-item>
          <text:p text:style-name="P162"><text:span text:style-name="T47">if</text:span><text:span text:style-name="T11"> (...) {...} </text:span></text:p>
        </text:list-item>
      </text:list>
      <text:p text:style-name="Text_20_body"><text:span text:style-name="T11"><text:s text:c="7"/></text:span><text:span text:style-name="T47">else</text:span><text:span text:style-name="T11"> </text:span><text:span text:style-name="T47">if</text:span><text:span text:style-name="T11"> (...) {...}</text:span></text:p>
      <text:p text:style-name="Text_20_body"><text:span text:style-name="T11"><text:s text:c="7"/></text:span><text:span text:style-name="T47">else</text:span><text:span text:style-name="T11"> {...};</text:span></text:p>
      <text:list xml:id="list750287895551285027" text:style-name="L4">
        <text:list-item>
          <text:p text:style-name="P163"><text:span text:style-name="T18">switch</text:span><text:span text:style-name="T14"> może operować na liczbach całkowitych i stringach</text:span></text:p>
          <text:list>
            <text:list-item>
              <text:p text:style-name="P164"><text:span text:style-name="T47">switch</text:span><text:span text:style-name="T11"> (n)</text:span></text:p>
              <text:p text:style-name="P164">{</text:p>
              <text:list>
                <text:list-header>
                  <text:p text:style-name="P164"><text:span text:style-name="T47">case</text:span><text:span text:style-name="T11"> 1: { … </text:span><text:span text:style-name="T47">break</text:span><text:span text:style-name="T11">; }</text:span></text:p>
                  <text:p text:style-name="P164"><text:span text:style-name="T47">case</text:span><text:span text:style-name="T11"> 2: { … </text:span><text:span text:style-name="T47">break</text:span><text:span text:style-name="T11">; }</text:span></text:p>
                  <text:p text:style-name="P164"><text:soft-page-break/><text:span text:style-name="T47">default</text:span><text:span text:style-name="T11">: { … </text:span><text:span text:style-name="T47">break</text:span><text:span text:style-name="T11">; }</text:span></text:p>
                </text:list-header>
              </text:list>
              <text:p text:style-name="P164">}</text:p>
            </text:list-item>
          </text:list>
        </text:list-item>
        <text:list-item>
          <text:p text:style-name="P163"><text:span text:style-name="T18">Operatory</text:span><text:span text:style-name="T14"> </text:span><text:span text:style-name="T18">logiczne</text:span><text:span text:style-name="T14">: &amp;&amp;, ||, !</text:span></text:p>
        </text:list-item>
        <text:list-item>
          <text:p text:style-name="P163"><text:span text:style-name="T18">Operatory</text:span><text:span text:style-name="T14"> </text:span><text:span text:style-name="T18">relacyjne</text:span><text:span text:style-name="T14">: ==, !=, &lt;, &gt;, &lt;=, &gt;=</text:span></text:p>
        </text:list-item>
      </text:list>
      <text:p text:style-name="Text_20_body">Metody</text:p>
      <text:list xml:id="list1561766632550647792" text:style-name="L5">
        <text:list-item>
          <text:p text:style-name="P165">parametry</text:p>
          <text:list>
            <text:list-item>
              <text:p text:style-name="P165">modyfikatory</text:p>
              <text:list>
                <text:list-item>
                  <text:p text:style-name="P165"><text:span text:style-name="T16">brak</text:span><text:span text:style-name="T15"> – metoda dostanie kopię danych</text:span></text:p>
                </text:list-item>
                <text:list-item>
                  <text:p text:style-name="P165"><text:span text:style-name="T16">out</text:span><text:span text:style-name="T15"> – wewnątrz metody musi wystąpić przypisanie do parametru</text:span></text:p>
                  <text:list>
                    <text:list-item>
                      <text:p text:style-name="P165"><text:span text:style-name="T15">Wywołanie też wymaga modyfikatora: </text:span><text:span text:style-name="T11">Fill(a, </text:span><text:span text:style-name="T47">out</text:span><text:span text:style-name="T11"> b);</text:span></text:p>
                    </text:list-item>
                    <text:list-item>
                      <text:p text:style-name="P165"><text:span text:style-name="T14">NIE </text:span><text:span text:style-name="T14">MUSZĄ</text:span><text:span text:style-name="T14"> być zainicjowane przed przesłaniem</text:span></text:p>
                    </text:list-item>
                  </text:list>
                </text:list-item>
                <text:list-item>
                  <text:p text:style-name="P165"><text:span text:style-name="T16">ref</text:span><text:span text:style-name="T15"> – przekazywana jest referencja do obiektów, czyli nie działamy na kopi</text:span></text:p>
                  <text:list>
                    <text:list-item>
                      <text:p text:style-name="P165">MUSZĄ być zainicjowane przed wysłaniem</text:p>
                    </text:list-item>
                  </text:list>
                </text:list-item>
                <text:list-item>
                  <text:p text:style-name="P165"><text:span text:style-name="T16">params</text:span><text:span text:style-name="T15"> – można użyć tylko 1 raz i tylko dla ostatniego parametru</text:span></text:p>
                  <text:list>
                    <text:list-item>
                      <text:p text:style-name="P165"><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params</text:span><text:span text:style-name="T11"> </text:span><text:span text:style-name="T47">double</text:span><text:span text:style-name="T11">[] argumenty) {…}</text:span></text:p>
                    </text:list-item>
                    <text:list-item>
                      <text:p text:style-name="P165">zamiast params można używać tablicy lub jakiegoś kontenera</text:p>
                    </text:list-item>
                  </text:list>
                </text:list-item>
              </text:list>
            </text:list-item>
            <text:list-item>
              <text:p text:style-name="P165"><text:span text:style-name="T16">Parametry</text:span><text:span text:style-name="T15"> </text:span><text:span text:style-name="T16">opcjonalne</text:span></text:p>
              <text:list>
                <text:list-item>
                  <text:p text:style-name="P165"><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string</text:span><text:span text:style-name="T11"> s = </text:span><text:span text:style-name="T85">"domyślny"</text:span><text:span text:style-name="T11">) {...}</text:span></text:p>
                </text:list-item>
                <text:list-item>
                  <text:p text:style-name="P165"><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int</text:span><text:span text:style-name="T11"> i2 = z) {…}</text:span></text:p>
                </text:list-item>
              </text:list>
            </text:list-item>
            <text:list-item>
              <text:p text:style-name="P165"><text:span text:style-name="T18">Parametry</text:span><text:span text:style-name="T14"> </text:span><text:span text:style-name="T18">imienne</text:span><text:span text:style-name="T14"> – przydatne gdy mamy wiele parametrów z wartościami domyślnymi</text:span></text:p>
              <text:list>
                <text:list-item>
                  <text:p text:style-name="P165"><text:span text:style-name="T15">dla</text:span><text:span text:style-name="T11"> </text:span><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string</text:span><text:span text:style-name="T11"> s = </text:span><text:span text:style-name="T85">"domyślny"</text:span><text:span text:style-name="T11">) {…} </text:span><text:span text:style-name="T15">można wywołać</text:span></text:p>
                  <text:list>
                    <text:list-item>
                      <text:p text:style-name="P165">Metoda(7, „ala”);</text:p>
                    </text:list-item>
                    <text:list-item>
                      <text:p text:style-name="P165">Metoda(s:”ala”, i: 7);</text:p>
                    </text:list-item>
                    <text:list-item>
                      <text:p text:style-name="P165">Metoda(7, s:”ala”);</text:p>
                    </text:list-item>
                    <text:list-item>
                      <text:p text:style-name="P165"><text:span text:style-name="T15">Źle:</text:span><text:span text:style-name="T11"> Metoda(s:”ala”, 7); </text:span><text:span text:style-name="defZiel"><text:span text:style-name="T149">/* </text:span></text:span><text:span text:style-name="defZiel"><text:span text:style-name="T150">parametry nienazwane muszą być zawsze podawane za pozycyjnymi*/</text:span></text:span></text:p>
                    </text:list-item>
                  </text:list>
                </text:list-item>
              </text:list>
            </text:list-item>
          </text:list>
        </text:list-item>
        <text:list-item>
          <text:p text:style-name="P165">Przeciążanie – odbywa się bez overload, ale ważne jest, aby metody różniły się typami parametrów lub ich ilością. Uważać z parametrami domyślnymi, bo wywołania funkcji mogą być niejednoznaczne.</text:p>
        </text:list-item>
        <text:list-item>
          <text:p text:style-name="P165">Wszystkie zmienne definiowane wewnątrz metody są lokalne, więc nie mogą mieć <text:span text:style-name="T47">public </text:span><text:span text:style-name="def">lub</text:span> <text:span text:style-name="T47">private</text:span></text:p>
        </text:list-item>
      </text:list>
      <text:p text:style-name="Text_20_body">Tablice</text:p>
      <text:list xml:id="list8578445356013287079" text:style-name="L6">
        <text:list-item>
          <text:p text:style-name="P166">definiowanie tablic – wszystkie elementy muszą być tego samego typu</text:p>
          <text:list>
            <text:list-item>
              <text:p text:style-name="P166"><text:span text:style-name="T47">int</text:span><text:span text:style-name="T11">[] i = </text:span><text:span text:style-name="T47">new</text:span><text:span text:style-name="T11"> </text:span><text:span text:style-name="T47">int</text:span><text:span text:style-name="T11">[3];</text:span></text:p>
            </text:list-item>
            <text:list-item>
              <text:p text:style-name="P166"><text:span text:style-name="T47">int</text:span><text:span text:style-name="T11">[] j = </text:span><text:span text:style-name="T47">new</text:span><text:span text:style-name="T11"> </text:span><text:span text:style-name="T47">int</text:span><text:span text:style-name="T11">[3] {11,12,13};</text:span></text:p>
            </text:list-item>
            <text:list-item>
              <text:p text:style-name="P166"><text:soft-page-break/><text:span text:style-name="T47">int</text:span><text:span text:style-name="T11">[] k = </text:span><text:span text:style-name="T47">new</text:span><text:span text:style-name="T11"> </text:span><text:span text:style-name="T47">int</text:span><text:span text:style-name="T11">[] {11,12,13};</text:span></text:p>
            </text:list-item>
            <text:list-item>
              <text:p text:style-name="P166"><text:span text:style-name="T47">int</text:span><text:span text:style-name="T11">[] l = {11,12,13};</text:span></text:p>
            </text:list-item>
            <text:list-item>
              <text:p text:style-name="P166"><text:span text:style-name="T47">Car</text:span><text:span text:style-name="T11">[] k = </text:span><text:span text:style-name="T47">new</text:span><text:span text:style-name="T11"> </text:span><text:span text:style-name="T47">Car</text:span><text:span text:style-name="T11">[]; </text:span><text:span text:style-name="defZiel"><text:span text:style-name="T149">/*</text:span></text:span><text:span text:style-name="defZiel"><text:span text:style-name="T150"> tablica obiektów typu</text:span></text:span><text:span text:style-name="defZiel"><text:span text:style-name="T149"> Car*/</text:span></text:span></text:p>
            </text:list-item>
            <text:list-item>
              <text:p text:style-name="P166"><text:span text:style-name="defZiel"><text:span text:style-name="T150">Źle</text:span></text:span><text:span text:style-name="T17"> - </text:span><text:span text:style-name="T47"><text:s/>int</text:span><text:span text:style-name="T11">[] m = </text:span><text:span text:style-name="T47">new</text:span><text:span text:style-name="T11"> </text:span><text:span text:style-name="T47">int</text:span><text:span text:style-name="T11">[3] {11,12}; </text:span><text:span text:style-name="defZiel"><text:span text:style-name="T149">/* jeśli podane, to liczba podanych elementów musi być równa rozmiarowi tablicy*/</text:span></text:span></text:p>
            </text:list-item>
          </text:list>
        </text:list-item>
        <text:list-item>
          <text:p text:style-name="P166">niejawne typizowanie tablic lokalnych</text:p>
          <text:list>
            <text:list-item>
              <text:p text:style-name="P166"><text:span text:style-name="T47">var</text:span><text:span text:style-name="T11"> a = </text:span><text:span text:style-name="T47">new</text:span><text:span text:style-name="T11">[] { 1, 2, 3 };<text:tab/></text:span></text:p>
            </text:list-item>
            <text:list-item>
              <text:p text:style-name="P166"><text:span text:style-name="T47">var</text:span><text:span text:style-name="T11"> b = </text:span><text:span text:style-name="T47">new</text:span><text:span text:style-name="T11">[] { </text:span><text:span text:style-name="T85">"ala"</text:span><text:span text:style-name="T11">, </text:span><text:span text:style-name="T47">null</text:span><text:span text:style-name="T11">, </text:span><text:span text:style-name="T85">"1"</text:span><text:span text:style-name="T11"> };</text:span></text:p>
            </text:list-item>
            <text:list-item>
              <text:p text:style-name="P166"><text:span text:style-name="defZiel"><text:span text:style-name="T150">Źle</text:span></text:span><text:span text:style-name="T15"> -</text:span><text:span text:style-name="T47"> var</text:span><text:span text:style-name="T11"> c = </text:span><text:span text:style-name="T47">new</text:span><text:span text:style-name="T11">[] { 1, </text:span><text:span text:style-name="T47">null</text:span><text:span text:style-name="T11">, </text:span><text:span text:style-name="T85">"1"</text:span><text:span text:style-name="T11"> };</text:span></text:p>
            </text:list-item>
          </text:list>
        </text:list-item>
        <text:list-item>
          <text:p text:style-name="P166"><text:span text:style-name="def">tablice wielowymiarowe</text:span></text:p>
          <text:list>
            <text:list-item>
              <text:p text:style-name="P166"><text:span text:style-name="def"><text:span text:style-name="T47">int</text:span></text:span><text:span text:style-name="def"><text:span text:style-name="T11">[,] i = </text:span></text:span><text:span text:style-name="def"><text:span text:style-name="T47">new</text:span></text:span><text:span text:style-name="def"><text:span text:style-name="T11"> </text:span></text:span><text:span text:style-name="def"><text:span text:style-name="T47">int</text:span></text:span><text:span text:style-name="def"><text:span text:style-name="T11">[3,6]; </text:span></text:span><text:span text:style-name="defZiel"><text:span text:style-name="T149">/* tablica prostokątna*/</text:span></text:span></text:p>
            </text:list-item>
            <text:list-item>
              <text:p text:style-name="P166"><text:span text:style-name="T47">int</text:span><text:span text:style-name="T11">[][] j = </text:span><text:span text:style-name="T47">new</text:span><text:span text:style-name="T11"> </text:span><text:span text:style-name="T47">int</text:span><text:span text:style-name="T11">[3][]; </text:span><text:span text:style-name="defZiel"><text:span text:style-name="T149">/*tablica postrzępiona*/</text:span></text:span></text:p>
            </text:list-item>
          </text:list>
        </text:list-item>
      </text:list>
      <text:p text:style-name="Text_20_body"><text:span text:style-name="T11"><text:s text:c="11"/>j[0] = </text:span><text:span text:style-name="T47">new</text:span><text:span text:style-name="T11"> </text:span><text:span text:style-name="T47">int</text:span><text:span text:style-name="T11">[1];</text:span></text:p>
      <text:p text:style-name="Text_20_body"><text:span text:style-name="T11"><text:s text:c="11"/>j[1] = </text:span><text:span text:style-name="T47">new</text:span><text:span text:style-name="T11"> </text:span><text:span text:style-name="T47">int</text:span><text:span text:style-name="T11">[4];</text:span></text:p>
      <text:list xml:id="list2841639956879652063" text:style-name="L7">
        <text:list-item>
          <text:p text:style-name="P167"><text:span text:style-name="T11">public string[] Met(</text:span><text:span text:style-name="T47">int</text:span><text:span text:style-name="T11">[] i); tablica jako funkcji metody i zwracany typ</text:span></text:p>
        </text:list-item>
        <text:list-item>
          <text:p text:style-name="P167">System.Array</text:p>
          <text:list>
            <text:list-item>
              <text:p text:style-name="P167">Clear, Sort, Reverse, Length …</text:p>
            </text:list-item>
          </text:list>
        </text:list-item>
      </text:list>
      <text:p text:style-name="Text_20_body"/>
      <text:p text:style-name="Text_20_body"><text:span text:style-name="T14">Wyliczenia</text:span><text:span text:style-name="T19"> – zbiór symbolicznych nazw z odpowiadającymi im wartościami liczbowymi</text:span></text:p>
      <text:list xml:id="list5034869249747606893" text:style-name="L8">
        <text:list-item>
          <text:p text:style-name="P168"><text:span text:style-name="T48">enum</text:span><text:span text:style-name="T12"> </text:span><text:span text:style-name="T100">Wyl1</text:span><text:span text:style-name="T12"> { a, be, e, de };</text:span></text:p>
        </text:list-item>
        <text:list-item>
          <text:p text:style-name="P168"><text:span text:style-name="T47">enum</text:span><text:span text:style-name="T11"> </text:span><text:span text:style-name="T98">Wyl2</text:span><text:span text:style-name="T11"> { a, be = 100, e, de = 200 };</text:span></text:p>
        </text:list-item>
        <text:list-item>
          <text:p text:style-name="P168"><text:span text:style-name="T47">enum</text:span><text:span text:style-name="T11"> </text:span><text:span text:style-name="T98">Wyl3</text:span><text:span text:style-name="T11"> : </text:span><text:span text:style-name="T47">byte</text:span><text:span text:style-name="T11"> { a, be = 1, e, de = 1 }; </text:span><text:span text:style-name="defZiel"><text:span text:style-name="T149">/* </text:span></text:span><text:span text:style-name="defZiel">przejdzie bez problemów, ale potem będzie wyskoczy błąd np. na </text:span><text:span text:style-name="defZiel"><text:span text:style-name="T89">case</text:span></text:span><text:span text:style-name="defZiel"> w iteracji </text:span><text:span text:style-name="defZiel"><text:span text:style-name="T89">swich z powodu powt</text:span></text:span><text:span text:style-name="defZiel"><text:span text:style-name="T93">ó</text:span></text:span><text:span text:style-name="defZiel"><text:span text:style-name="T89">rzeń wartości*/</text:span></text:span></text:p>
        </text:list-item>
        <text:list-item>
          <text:p text:style-name="P168"><text:span text:style-name="def"><text:span text:style-name="T1">Parametr, switch –</text:span></text:span><text:span text:style-name="def"><text:span text:style-name="T89"> jako parametr przyjmuje wyliczenie konkretnego typu</text:span></text:span></text:p>
          <text:p text:style-name="P169"><text:span text:style-name="T47">public</text:span><text:span text:style-name="T11"> </text:span><text:span text:style-name="T47">void</text:span><text:span text:style-name="T11"> proc(</text:span><text:span text:style-name="T98">Wyl1</text:span><text:span text:style-name="T11"> o) </text:span></text:p>
          <text:p text:style-name="P170">{</text:p>
          <text:list>
            <text:list-header>
              <text:p text:style-name="P169"><text:span text:style-name="T47">switch</text:span><text:span text:style-name="T11"> (o)</text:span></text:p>
              <text:p text:style-name="P170">{</text:p>
              <text:list>
                <text:list-header>
                  <text:p text:style-name="P169"><text:span text:style-name="T47">case</text:span><text:span text:style-name="T11"> </text:span><text:span text:style-name="T98">Wyl1</text:span><text:span text:style-name="T11">.be: { </text:span><text:span text:style-name="T47">break</text:span><text:span text:style-name="T11">; }</text:span></text:p>
                  <text:p text:style-name="P169"><text:span text:style-name="T47">case</text:span><text:span text:style-name="T11"> </text:span><text:span text:style-name="T98">Wyl1</text:span><text:span text:style-name="T11">.de: { </text:span><text:span text:style-name="T47">break</text:span><text:span text:style-name="T11">; }</text:span></text:p>
                </text:list-header>
              </text:list>
              <text:p text:style-name="P169">}</text:p>
            </text:list-header>
          </text:list>
          <text:p text:style-name="P169">}</text:p>
        </text:list-item>
      </text:list>
      <text:list xml:id="list3244700471897657128" text:style-name="L9">
        <text:list-item>
          <text:p text:style-name="P171"><text:span text:style-name="def">Parametr – przyjmuje dowolne wyliczenie</text:span></text:p>
          <text:p text:style-name="P171"><text:span text:style-name="def"><text:span text:style-name="T47">public</text:span></text:span><text:span text:style-name="def"><text:span text:style-name="T11"> </text:span></text:span><text:span text:style-name="def"><text:span text:style-name="T47">void</text:span></text:span><text:span text:style-name="def"><text:span text:style-name="T11"> proc(</text:span></text:span><text:span text:style-name="def"><text:span text:style-name="T98">Sestem.Enum</text:span></text:span><text:span text:style-name="def"><text:span text:style-name="T11"> o) {</text:span></text:span></text:p>
        </text:list-item>
        <text:list-item>
          <text:p text:style-name="P171"><text:span text:style-name="def"><text:span text:style-name="T13">System.Enum</text:span></text:span></text:p>
          <text:list>
            <text:list-item>
              <text:p text:style-name="P171"><text:span text:style-name="def"><text:span text:style-name="T11">ToString(); </text:span></text:span><text:span text:style-name="def">odda np.</text:span><text:span text:style-name="def"><text:span text:style-name="T11"> „be=100”</text:span></text:span></text:p>
            </text:list-item>
            <text:list-item>
              <text:p text:style-name="P171"><text:span text:style-name="def"><text:span text:style-name="T11">Format(); </text:span></text:span><text:span text:style-name="def">pozwala na dokładniejsze formatowanie</text:span></text:p>
            </text:list-item>
            <text:list-item>
              <text:p text:style-name="P171"><text:soft-page-break/><text:span text:style-name="def"><text:span text:style-name="T11">GetValues(); </text:span></text:span><text:span text:style-name="def">- zwraca tablicę wartości</text:span></text:p>
            </text:list-item>
            <text:list-item>
              <text:p text:style-name="P171"><text:span text:style-name="def"><text:span text:style-name="T11">GetValue[]; </text:span></text:span><text:span text:style-name="def">- zwraca konkretną wartość</text:span></text:p>
            </text:list-item>
          </text:list>
        </text:list-item>
        <text:list-item>
          <text:p text:style-name="P171"><text:span text:style-name="def"><text:span text:style-name="T13">System</text:span></text:span><text:span text:style-name="def"><text:span text:style-name="T11"> </text:span></text:span><text:span text:style-name="def">ma wiele wyliczeń</text:span></text:p>
          <text:list>
            <text:list-item>
              <text:p text:style-name="P171"><text:span text:style-name="def"><text:span text:style-name="T11">DayOfWeek</text:span></text:span></text:p>
            </text:list-item>
            <text:list-item>
              <text:p text:style-name="P171"><text:span text:style-name="def"><text:span text:style-name="T11">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5314568013899494704" text:style-name="L10">
        <text:list-item>
          <text:list>
            <text:list-item>
              <text:p text:style-name="P172"><text:span text:style-name="def">nie można po nich dziedziczyć (niejawnie sealed)</text:span></text:p>
            </text:list-item>
            <text:list-item>
              <text:p text:style-name="P172"><text:span text:style-name="def">nie pozwalają nadpisać domyślnego kostruktora. Jeśli napiszemy własny, to domyślny i tak pozostanie</text:span></text:p>
            </text:list-item>
            <text:list-item>
              <text:p text:style-name="P172"><text:span text:style-name="def">konstruktor sam nie inicjuje pól</text:span></text:p>
            </text:list-item>
            <text:list-item>
              <text:p text:style-name="P172"><text:span text:style-name="def">nie można przypisać wartości do pola w momencie ich deklaracji</text:span></text:p>
            </text:list-item>
            <text:list-item>
              <text:p text:style-name="P172"><text:span text:style-name="def">są typami wartościowymi a nie referencynymi</text:span></text:p>
            </text:list-item>
            <text:list-item>
              <text:p text:style-name="P172"><text:span text:style-name="def">Wszystkie typy proste poza System.String są strukturami</text:span></text:p>
            </text:list-item>
          </text:list>
        </text:list-item>
        <text:list-item>
          <text:p text:style-name="P173"><text:span text:style-name="def"><text:span text:style-name="T47">struct</text:span></text:span><text:span text:style-name="def"><text:span text:style-name="T11"> </text:span></text:span><text:span text:style-name="def"><text:span text:style-name="T98">MyPoint</text:span></text:span></text:p>
          <text:p text:style-name="P173">{</text:p>
          <text:list>
            <text:list-header>
              <text:p text:style-name="P173"><text:span text:style-name="T47">public</text:span><text:span text:style-name="T11"> </text:span><text:span text:style-name="T47">int</text:span><text:span text:style-name="T11"> x;</text:span></text:p>
              <text:p text:style-name="P173"><text:span text:style-name="T47">public</text:span><text:span text:style-name="T11"> </text:span><text:span text:style-name="T47">int</text:span><text:span text:style-name="T11"> y;</text:span></text:p>
              <text:p text:style-name="P173"><text:span text:style-name="T47">public</text:span><text:span text:style-name="T11"> MyPoint(</text:span><text:span text:style-name="T47">int</text:span><text:span text:style-name="T11"> ax, </text:span><text:span text:style-name="T47">int</text:span><text:span text:style-name="T11"> ay)</text:span></text:p>
              <text:p text:style-name="P173">{</text:p>
              <text:list>
                <text:list-header>
                  <text:p text:style-name="P173">x = ax;</text:p>
                  <text:p text:style-name="P173">y = ay;</text:p>
                </text:list-header>
              </text:list>
              <text:p text:style-name="P173">}</text:p>
            </text:list-header>
          </text:list>
          <text:p text:style-name="P173">}</text:p>
        </text:list-item>
      </text:list>
      <text:list xml:id="list6295647312544844962" text:style-name="L11">
        <text:list-item>
          <text:p text:style-name="P174"><text:span text:style-name="def"><text:span text:style-name="T98">MyPoint</text:span></text:span><text:span text:style-name="def"><text:span text:style-name="T11"> p1; </text:span></text:span><text:span text:style-name="defZiel"><text:span text:style-name="T149">/* </text:span></text:span><text:span text:style-name="defZiel">pola niezainicjowane. Jeśli się do nich odwołamy to dostaniemy błąd*/</text:span></text:p>
        </text:list-item>
        <text:list-item>
          <text:p text:style-name="P174"><text:span text:style-name="T98">MyPoint</text:span><text:span text:style-name="T11"> p2 = </text:span><text:span text:style-name="T47">new</text:span><text:span text:style-name="T11"> </text:span><text:span text:style-name="T98">MyPoint</text:span><text:span text:style-name="T11">(); </text:span><text:span text:style-name="defZiel"><text:span text:style-name="T149">/* </text:span></text:span><text:span text:style-name="defZiel">pola zainicjowane wartościami domyślnymi*/</text:span></text:p>
        </text:list-item>
        <text:list-item>
          <text:p text:style-name="P174"><text:span text:style-name="T98">MyPoint</text:span><text:span text:style-name="T11"> p3 = </text:span><text:span text:style-name="T47">new</text:span><text:span text:style-name="T11"> </text:span><text:span text:style-name="T98">MyPoint</text:span><text:span text:style-name="T11">(2, 6); </text:span><text:span text:style-name="defZiel"><text:span text:style-name="T149">/*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1196365179006812816" text:style-name="L12">
        <text:list-item>
          <text:p text:style-name="P175"><text:span text:style-name="def">wartościowe żyją TYLKO w definiującym je zasięgu, a referencyjne tak długo jak jest do niego odwołanie (dłużej bo odśmiecacz musi go wyrzucić)</text:span></text:p>
        </text:list-item>
        <text:list-item>
          <text:p text:style-name="P175"><text:span text:style-name="def">przekazywanie typu wartościowego robi jego kopię (chyba, że przekazujemy przez referencję)</text:span></text:p>
        </text:list-item>
        <text:list-item>
          <text:p text:style-name="P175"><text:span text:style-name="def">przekazywanie typu wartościowego przez referencję polega na przekazaniu kopii jego adresu.</text:span></text:p>
        </text:list-item>
        <text:list-item>
          <text:p text:style-name="P175"><text:span text:style-name="def">typy wartościowe całe trzymana są na stosie. Typy referencyjne na stercie mają tylko </text:span><text:span text:style-name="def">referencję, a wartości przetrzymywane są też na stosie.</text:span></text:p>
        </text:list-item>
        <text:list-item>
          <text:p text:style-name="P175"><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1194596262420687312" text:style-name="L13">
        <text:list-item>
          <text:p text:style-name="P176"><text:span text:style-name="def"><text:span text:style-name="T47">int</text:span></text:span><text:span text:style-name="def"><text:span text:style-name="T11">? a;</text:span></text:span></text:p>
        </text:list-item>
        <text:list-item>
          <text:p text:style-name="P176"><text:span text:style-name="def"><text:span text:style-name="T98">Nullable</text:span></text:span><text:span text:style-name="def"><text:span text:style-name="T11"> &lt;</text:span></text:span><text:span text:style-name="def"><text:span text:style-name="T47">int</text:span></text:span><text:span text:style-name="def"><text:span text:style-name="T11">&gt; a;</text:span></text:span></text:p>
        </text:list-item>
      </text:list>
      <text:list xml:id="list4534283123277484384" text:style-name="L14">
        <text:list-item>
          <text:p text:style-name="P177"><text:span text:style-name="def">można stosować tylko do typów wartościowych (typy referencyj</text:span><text:span text:style-name="def"><text:span text:style-name="T148">n</text:span></text:span><text:span text:style-name="def">e mogą mieć </text:span><text:span text:style-name="def"><text:span text:style-name="T47">null</text:span></text:span><text:span text:style-name="def"> z samego założenia)</text:span></text:p>
          <text:list>
            <text:list-item>
              <text:p text:style-name="P177"><text:span text:style-name="def">źle - </text:span><text:span text:style-name="def"><text:span text:style-name="T98">String</text:span></text:span><text:span text:style-name="def"><text:span text:style-name="T11">? S</text:span></text:span><text:span text:style-name="def">;</text:span></text:p>
            </text:list-item>
          </text:list>
        </text:list-item>
        <text:list-item>
          <text:p text:style-name="P177"><text:span text:style-name="def">wykrywanie wartości </text:span><text:span text:style-name="def"><text:span text:style-name="T47">null</text:span></text:span></text:p>
          <text:list>
            <text:list-item>
              <text:p text:style-name="P177"><text:span text:style-name="def"><text:span text:style-name="T47">if</text:span></text:span><text:span text:style-name="def"><text:span text:style-name="T11"> (i.HasValue) {...};</text:span></text:span></text:p>
            </text:list-item>
            <text:list-item>
              <text:p text:style-name="P177"><text:span text:style-name="T47">bool</text:span><text:span text:style-name="T11"> b = (i == </text:span><text:span text:style-name="T47">null</text:span><text:span text:style-name="T11">);</text:span></text:p>
            </text:list-item>
          </text:list>
        </text:list-item>
        <text:list-item>
          <text:p text:style-name="P177"><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11"> <text:s/></text:span><text:span text:style-name="def"><text:span text:style-name="T47">null</text:span></text:span></text:p>
        </text:list-item>
        <text:list-item>
          <text:p text:style-name="P177"><text:span text:style-name="def"><text:span text:style-name="T47">int</text:span></text:span><text:span text:style-name="def"><text:span text:style-name="T11"> x = i ?? ii ?? 100; </text:span></text:span><text:span text:style-name="defZiel"><text:span text:style-name="T149">/*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5995506376050889525" text:style-name="L15">
        <text:list-item>
          <text:p text:style-name="P178"><text:span text:style-name="T47">class</text:span><text:span text:style-name="T11"> </text:span><text:span text:style-name="T98">Car </text:span><text:span text:style-name="T11">{}</text:span><text:span text:style-name="def"> - najprostsza definicja klasy</text:span></text:p>
        </text:list-item>
        <text:list-item>
          <text:p text:style-name="P178"><text:span text:style-name="def">tworzenie instancji:</text:span></text:p>
          <text:list>
            <text:list-item>
              <text:p text:style-name="P178"><text:span text:style-name="T98">Car</text:span><text:span text:style-name="T11"> a; </text:span><text:span text:style-name="defZiel"><text:span text:style-name="T149">/*</text:span></text:span><text:span text:style-name="defZiel"> tworzymy tylko referencję, bez obiektu*/</text:span></text:p>
            </text:list-item>
            <text:list-item>
              <text:p text:style-name="P178"><text:span text:style-name="T98">Car</text:span><text:span text:style-name="T11"> a = </text:span><text:span text:style-name="T47">new</text:span><text:span text:style-name="T11"> </text:span><text:span text:style-name="T98">Car</text:span><text:span text:style-name="T11">(); </text:span><text:span text:style-name="defZiel"><text:span text:style-name="T149">/* </text:span></text:span><text:span text:style-name="defZiel">tworzymy referencję i od razu przypisujemy do niej nowy*/</text:span><text:span text:style-name="def"> obiekt.</text:span></text:p>
            </text:list-item>
          </text:list>
        </text:list-item>
        <text:list-item>
          <text:p text:style-name="P178"><text:span text:style-name="def">Konstruktory</text:span></text:p>
          <text:list>
            <text:list-item>
              <text:p text:style-name="P178"><text:span text:style-name="def">zawsze dostajemy domyślny, ale (inaczej niż w strukturach) jest on usuwany jeśli definiujemy niestandardowy.</text:span></text:p>
            </text:list-item>
            <text:list-item>
              <text:p text:style-name="P178"><text:span text:style-name="def">Jeśli chcemy używać konstruktora domyślnego, pomimo zdefiniować niestandardowego, to musimy zdefiniować go sami </text:span><text:span text:style-name="T11">- </text:span><text:span text:style-name="T47">public</text:span><text:span text:style-name="T11"> Car(){...}</text:span></text:p>
            </text:list-item>
            <text:list-item>
              <text:p text:style-name="P178"><text:span text:style-name="def">Łączenie konstruktorów – działa jak inherited z zadanymi parametrami w Delphi, ale budowany jest inaczej!</text:span></text:p>
              <text:list>
                <text:list-item>
                  <text:p text:style-name="P179"><text:span text:style-name="T47">public</text:span><text:span text:style-name="T118"> </text:span><text:span text:style-name="T47">class</text:span><text:span text:style-name="T118"> </text:span><text:span text:style-name="T98">Car</text:span></text:p>
                  <text:p text:style-name="P179">{</text:p>
                  <text:list>
                    <text:list-header>
                      <text:p text:style-name="P179"><text:span text:style-name="T47">public</text:span><text:span text:style-name="T11"> Car(){...} </text:span><text:span text:style-name="defZiel"><text:span text:style-name="T149">/* </text:span></text:span><text:span text:style-name="defZiel">konstruktor domyślny*/</text:span></text:p>
                      <text:p text:style-name="P179"><text:span text:style-name="T47">public</text:span><text:span text:style-name="T11"> Car(</text:span><text:span text:style-name="T47">int</text:span><text:span text:style-name="T11"> speed): </text:span><text:span text:style-name="T47">this</text:span><text:span text:style-name="T11">(speed, </text:span><text:span text:style-name="T85">""</text:span><text:span text:style-name="T11">){...} </text:span><text:span text:style-name="defZiel"><text:span text:style-name="T149">/* </text:span></text:span><text:span text:style-name="defZiel">ten konstruktor najpierw </text:span></text:p>
                      <text:list>
                        <text:list-item>
                          <text:list>
                            <text:list-item>
                              <text:list>
                                <text:list-item>
                                  <text:list>
                                    <text:list-item>
                                      <text:list>
                                        <text:list-item>
                                          <text:list>
                                            <text:list-header>
                                              <text:p text:style-name="P188"><text:span text:style-name="defZiel">wywoła konstruktora z 2 </text:span></text:p>
                                              <text:p text:style-name="P188"><text:span text:style-name="defZiel">parametrami, a potem ciało*/</text:span></text:p>
                                            </text:list-header>
                                          </text:list>
                                        </text:list-item>
                                      </text:list>
                                    </text:list-item>
                                  </text:list>
                                </text:list-item>
                              </text:list>
                            </text:list-item>
                          </text:list>
                        </text:list-item>
                      </text:list>
                      <text:p text:style-name="P179"><text:span text:style-name="T47">public</text:span><text:span text:style-name="T11"> Car(</text:span><text:span text:style-name="T47">int</text:span><text:span text:style-name="T11"> speed, </text:span><text:span text:style-name="T47">string</text:span><text:span text:style-name="T11"> name){...}</text:span></text:p>
                    </text:list-header>
                  </text:list>
                  <text:p text:style-name="P179">}</text:p>
                </text:list-item>
                <text:list-item>
                  <text:p text:style-name="P178"><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178"><text:span text:style-name="def">Static – współdzielenie jednej zmiennej przez wszystkie instancje klasy</text:span></text:p>
          <text:list>
            <text:list-item>
              <text:p text:style-name="P178"><text:span text:style-name="def"><text:span text:style-name="T47">public</text:span></text:span><text:span text:style-name="def"><text:span text:style-name="T11">/</text:span></text:span><text:span text:style-name="def"><text:span text:style-name="T47">private</text:span></text:span><text:span text:style-name="def"><text:span text:style-name="T11"> </text:span></text:span><text:span text:style-name="def"><text:span text:style-name="T47">static</text:span></text:span><text:span text:style-name="def"><text:span text:style-name="T11"> [zmienna, metoda]</text:span></text:span></text:p>
            </text:list-item>
            <text:list-item>
              <text:p text:style-name="P178"><text:span text:style-name="def"><text:span text:style-name="T1">Konstruktory statyczne</text:span></text:span></text:p>
              <text:list>
                <text:list-item>
                  <text:p text:style-name="P178"><text:span text:style-name="def">używamy, gdy w konstruktorze ustalamy wartość zmiennej statycznej</text:span></text:p>
                </text:list-item>
                <text:list-item>
                  <text:p text:style-name="P178"><text:span text:style-name="def">w klasie może być TYLKO 1 konstruktor statyczny</text:span></text:p>
                </text:list-item>
                <text:list-item>
                  <text:p text:style-name="P178"><text:span text:style-name="def">NIE MOŻE</text:span><text:span text:style-name="def"> przyjmować parametrów</text:span></text:p>
                </text:list-item>
                <text:list-item>
                  <text:p text:style-name="P178"><text:span text:style-name="def">NIE MOŻE zawierać modyfikatorów </text:span><text:span text:style-name="def"><text:span text:style-name="T47">public</text:span></text:span><text:span text:style-name="def"><text:span text:style-name="T11">/</text:span></text:span><text:span text:style-name="def"><text:span text:style-name="T47">private</text:span></text:span></text:p>
                </text:list-item>
                <text:list-item>
                  <text:p text:style-name="P178"><text:span text:style-name="def">jest wykonywany TYLKO 1 raz</text:span></text:p>
                </text:list-item>
                <text:list-item>
                  <text:p text:style-name="P178"><text:span text:style-name="def">wywoływany jest podczas tworzenia instancji LUB uzyskania dostępu do jakiejkolwiek składowej statycznej</text:span></text:p>
                </text:list-item>
                <text:list-item>
                  <text:p text:style-name="P178"><text:span text:style-name="def">jest wykonywany PRZED innymi konstruktorami (najgłębiej w łańcuszku)</text:span></text:p>
                </text:list-item>
              </text:list>
            </text:list-item>
            <text:list-item>
              <text:p text:style-name="P178"><text:span text:style-name="def"><text:span text:style-name="T1">Klasa statyczna</text:span></text:span></text:p>
              <text:list>
                <text:list-item>
                  <text:p text:style-name="P178"><text:span text:style-name="def">nie może tworzyć instancji</text:span></text:p>
                </text:list-item>
                <text:list-item>
                  <text:p text:style-name="P178"><text:span text:style-name="def">wcześnie trzeba było nałożyć </text:span><text:span text:style-name="def"><text:span text:style-name="T47">private</text:span></text:span><text:span text:style-name="def"> na jedyny konstruktor domyślny lub oznaczyć klasę jako <text:s/></text:span><text:span text:style-name="def"><text:span text:style-name="T47">abstract</text:span></text:span></text:p>
                </text:list-item>
                <text:list-item>
                  <text:p text:style-name="P178"><text:span text:style-name="def"><text:span text:style-name="T1">Enkapsulacja</text:span></text:span><text:span text:style-name="def"> – czarna skrzynka ukrywająca pola pod </text:span><text:span text:style-name="def"><text:span text:style-name="T47">private</text:span></text:span><text:span text:style-name="def"><text:span text:style-name="T11">/</text:span></text:span><text:span text:style-name="def"><text:span text:style-name="T47">protected</text:span></text:span></text:p>
                  <text:list>
                    <text:list-item>
                      <text:p text:style-name="P178"><text:span text:style-name="def"><text:span text:style-name="T1">tradycyjna</text:span></text:span><text:span text:style-name="def"> - </text:span><text:span text:style-name="def"><text:span text:style-name="T47">getter / setter</text:span></text:span></text:p>
                    </text:list-item>
                    <text:list-item>
                      <text:p text:style-name="P178"><text:span text:style-name="def">za pomocą </text:span><text:span text:style-name="def"><text:span text:style-name="T1">właściwości </text:span></text:span><text:span text:style-name="def">.NET</text:span></text:p>
                      <text:list>
                        <text:list-item>
                          <text:p text:style-name="P178"><text:span text:style-name="def"/></text:p>
                        </text:list-item>
                      </text:list>
                    </text:list-item>
                  </text:list>
                </text:list-item>
                <text:list-item>
                  <text:p text:style-name="P178"><text:span text:style-name="def"><text:span text:style-name="T1">Dziedziczenie</text:span></text:span><text:span text:style-name="def"> – relacja „jest”</text:span></text:p>
                </text:list-item>
                <text:list-item>
                  <text:p text:style-name="P178"><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178"><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178"><text:span text:style-name="def"><text:span text:style-name="T1">Modyfikatory</text:span></text:span><text:span text:style-name="def"> </text:span><text:span text:style-name="def"><text:span text:style-name="T1">dostępu</text:span></text:span></text:p>
                  <text:list>
                    <text:list-item>
                      <text:p text:style-name="P178"><text:span text:style-name="def"><text:span text:style-name="T47">public</text:span></text:span><text:span text:style-name="def"> – dostępne dla wszystkich</text:span></text:p>
                    </text:list-item>
                    <text:list-item>
                      <text:p text:style-name="P178"><text:span text:style-name="def"><text:span text:style-name="T47">private</text:span></text:span><text:span text:style-name="def"> – tylko dla tego typu</text:span></text:p>
                    </text:list-item>
                    <text:list-item>
                      <text:p text:style-name="P178"><text:span text:style-name="def"><text:span text:style-name="T47">protected</text:span></text:span><text:span text:style-name="def"> – tylko dla typu i typów dziedziczących</text:span></text:p>
                    </text:list-item>
                    <text:list-item>
                      <text:p text:style-name="P178"><text:span text:style-name="def"><text:span text:style-name="T47">internal</text:span></text:span><text:span text:style-name="def"> – dostępne dla bieżącego pakietu</text:span></text:p>
                    </text:list-item>
                    <text:list-item>
                      <text:p text:style-name="P178"><text:span text:style-name="def"><text:span text:style-name="T47">protected</text:span></text:span><text:span text:style-name="def"> </text:span><text:span text:style-name="def"><text:span text:style-name="T47">internal</text:span></text:span><text:span text:style-name="def"> – dostępne w pakiecie i klasach dziedziczących</text:span></text:p>
                    </text:list-item>
                    <text:list-item>
                      <text:p text:style-name="P178"><text:span text:style-name="def">klasy DOMYŚLNIE są </text:span><text:span text:style-name="def"><text:span text:style-name="T47">internal</text:span></text:span></text:p>
                    </text:list-item>
                    <text:list-item>
                      <text:p text:style-name="P178"><text:span text:style-name="def"><text:span text:style-name="T1">typy zagnieżdżone</text:span></text:span><text:span text:style-name="def"> (deklarowane z zasięgu klasy lub struktury) mogą być </text:span><text:span text:style-name="def"><text:span text:style-name="T47">private</text:span></text:span></text:p>
                    </text:list-item>
                    <text:list-item>
                      <text:p text:style-name="P178"><text:span text:style-name="def"><text:span text:style-name="T1">typy deklarowane w zasięgu pakietu</text:span></text:span><text:span text:style-name="def"> mogą być tylko </text:span><text:span text:style-name="def"><text:span text:style-name="T47">public</text:span></text:span><text:span text:style-name="def"> lub <text:s/></text:span><text:span text:style-name="def"><text:span text:style-name="T47">internal</text:span></text:span></text:p>
                    </text:list-item>
                  </text:list>
                </text:list-item>
              </text:list>
            </text:list-item>
          </text:list>
        </text:list-item>
      </text:list>
      <text:p text:style-name="Text_20_body"><text:span text:style-name="def"><text:span text:style-name="T47"/></text:span></text:p>
      <text:list xml:id="list42725822" text:continue-numbering="true" text:style-name="L15">
        <text:list-item>
          <text:p text:style-name="P178">Właściwości</text:p>
          <text:list>
            <text:list-item>
              <text:p text:style-name="P178"><text:soft-page-break/><text:span text:style-name="def"><text:span text:style-name="T47">private</text:span></text:span><text:span text:style-name="def"><text:span text:style-name="T11"> </text:span></text:span><text:span text:style-name="def"><text:span text:style-name="T47">int</text:span></text:span><text:span text:style-name="def"><text:span text:style-name="T11"> fSpeed;</text:span></text:span></text:p>
              <text:p text:style-name="P178"><text:span text:style-name="T47">public</text:span><text:span text:style-name="T11"> </text:span><text:span text:style-name="T47">int</text:span><text:span text:style-name="T11"> Speed</text:span></text:p>
              <text:p text:style-name="P178">{</text:p>
              <text:list>
                <text:list-header>
                  <text:p text:style-name="P178"><text:span text:style-name="T47">get</text:span><text:span text:style-name="T11"> { </text:span><text:span text:style-name="T47">return</text:span><text:span text:style-name="T11"> fSpeed; }</text:span></text:p>
                  <text:p text:style-name="P178"><text:span text:style-name="T47">set</text:span><text:span text:style-name="T11"> { fSpeed = </text:span><text:span text:style-name="T47">value</text:span><text:span text:style-name="T11">; } </text:span><text:span text:style-name="defZiel"><text:span text:style-name="T149">/* </text:span></text:span><text:span text:style-name="defZiel">w setterze zawsze jest token <text:s/></text:span><text:span text:style-name="defZiel"><text:span text:style-name="T149">value*/</text:span></text:span></text:p>
                </text:list-header>
              </text:list>
              <text:p text:style-name="P178"><text:span text:style-name="T11">}</text:span><text:tab/><text:tab/></text:p>
            </text:list-item>
            <text:list-item>
              <text:p text:style-name="P178">właściwości korzystają z wybranych operatorów np.: <text:span text:style-name="T11">Speed++;</text:span></text:p>
            </text:list-item>
            <text:list-item>
              <text:p text:style-name="P178"><text:span text:style-name="def">wartości </text:span><text:span text:style-name="def"><text:span text:style-name="T47">private</text:span></text:span><text:span text:style-name="def"> należy używać najrzadziej jak to tylko możliwe</text:span></text:p>
            </text:list-item>
            <text:list-item>
              <text:p text:style-name="P178"><text:span text:style-name="def"><text:span text:style-name="T1">wewnętrzna reprezentacja</text:span></text:span><text:span text:style-name="def"> dodaje niejawnie </text:span><text:span text:style-name="def2">get_</text:span><text:span text:style-name="def"><text:span text:style-name="T11"> i </text:span></text:span><text:span text:style-name="def2">set_</text:span><text:span text:style-name="def"><text:span text:style-name="T11"> </text:span></text:span><text:span text:style-name="def">do nazwy parametru więc jeśli sami zdefiniujemy takie metody, to kompilator zgłosi błąd.</text:span></text:p>
            </text:list-item>
            <text:list-item>
              <text:p text:style-name="P178"><text:span text:style-name="def">można ustawiać modyfikator </text:span><text:span text:style-name="def"><text:span text:style-name="T47">private</text:span></text:span><text:span text:style-name="def"> aby modyfikować dostęp z zewnątrz</text:span></text:p>
            </text:list-item>
            <text:list-item>
              <text:p text:style-name="P178"><text:span text:style-name="def"><text:span text:style-name="T47">get </text:span></text:span><text:span text:style-name="def">i <text:s/></text:span><text:span text:style-name="def"><text:span text:style-name="T47">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178"><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181"><text:span text:style-name="def"><text:span text:style-name="T1">właściwości</text:span></text:span><text:span text:style-name="def"> </text:span><text:span text:style-name="def"><text:span text:style-name="T1">automatycznie</text:span></text:span></text:p>
              <text:list>
                <text:list-item>
                  <text:p text:style-name="P180"><text:span text:style-name="def"><text:span text:style-name="T47">private</text:span></text:span><text:span text:style-name="def"><text:span text:style-name="T11"> </text:span></text:span><text:span text:style-name="def"><text:span text:style-name="T47">int</text:span></text:span><text:span text:style-name="def"><text:span text:style-name="T11"> fSpeed;</text:span></text:span></text:p>
                  <text:p text:style-name="P180"><text:span text:style-name="T47">public</text:span><text:span text:style-name="T11"> </text:span><text:span text:style-name="T47">int</text:span><text:span text:style-name="T11"> Speed</text:span></text:p>
                  <text:p text:style-name="P180">{</text:p>
                  <text:list>
                    <text:list-header>
                      <text:p text:style-name="P180"><text:span text:style-name="T47">get</text:span><text:span text:style-name="T11">;</text:span></text:p>
                      <text:p text:style-name="P180"><text:span text:style-name="T47">private</text:span><text:span text:style-name="T11"> </text:span><text:span text:style-name="T47">set</text:span><text:span text:style-name="T11">;</text:span></text:p>
                    </text:list-header>
                  </text:list>
                  <text:p text:style-name="P180">}</text:p>
                </text:list-item>
                <text:list-item>
                  <text:p text:style-name="P178"><text:span text:style-name="def">tworzą automatyczny prosty read / write</text:span></text:p>
                </text:list-item>
                <text:list-item>
                  <text:p text:style-name="P178"><text:span text:style-name="def">WYMAGANE są <text:s/>i </text:span><text:span text:style-name="def"><text:span text:style-name="T47">get </text:span></text:span><text:span text:style-name="def">i <text:s/></text:span><text:span text:style-name="def"><text:span text:style-name="T47">set</text:span></text:span></text:p>
                </text:list-item>
                <text:list-item>
                  <text:p text:style-name="P178"><text:span text:style-name="def">dla włąsciwości automatycznych pole </text:span><text:span text:style-name="def"><text:span text:style-name="T47">private </text:span></text:span><text:span text:style-name="def">jest tworzone dopier</text:span><text:span text:style-name="def"><text:span text:style-name="T148">o</text:span></text:span><text:span text:style-name="def"> podczas kompilacji, więc nie można do w ogóle w kodzie używać (nie istnieje)</text:span></text:p>
                </text:list-item>
                <text:list-item>
                  <text:p text:style-name="P178"><text:span text:style-name="def">właściwości automatycznych są podczas tworzenia wypełniane wartościami domyślnymi, co w przypadku obiektów będzie oznaczać NULL</text:span></text:p>
                </text:list-item>
              </text:list>
            </text:list-item>
          </text:list>
        </text:list-item>
        <text:list-item>
          <text:p text:style-name="P178"><text:span text:style-name="def"/></text:p>
        </text:list-item>
        <text:list-item>
          <text:p text:style-name="P178"><text:span text:style-name="def"><text:span text:style-name="T1"/></text:span></text:p>
          <text:p text:style-name="P178"><text:span text:style-name="def"><text:span text:style-name="T1"/></text:span></text:p>
        </text:list-item>
        <text:list-item>
          <text:p text:style-name="P178"><text:span text:style-name="def"><text:span text:style-name="T1">Składnia inicjalizacji obiektów – </text:span></text:span><text:span text:style-name="def"><text:span text:style-name="T89">przypisuje dane zaraz po wywołaniu konstruktora. Można ustawiać wartości tylko jeśli z danego poziomu mamy do nich dostęp (</text:span></text:span><text:span text:style-name="def"><text:span text:style-name="T48">private </text:span></text:span><text:span text:style-name="def"><text:span text:style-name="T89">może temu przeszkodzić)</text:span></text:span></text:p>
          <text:list>
            <text:list-item>
              <text:p text:style-name="P178"><text:span text:style-name="def"><text:span text:style-name="T100">Point</text:span></text:span><text:span text:style-name="def"><text:span text:style-name="T12"> p1 = </text:span></text:span><text:span text:style-name="def"><text:span text:style-name="T48">new</text:span></text:span><text:span text:style-name="def"><text:span text:style-name="T12"> </text:span></text:span><text:span text:style-name="def"><text:span text:style-name="T100">Point</text:span></text:span><text:span text:style-name="def"><text:span text:style-name="T12"> { x = 1, y = 2 };</text:span></text:span><text:span text:style-name="defZiel"><text:span text:style-name="T89">/*konstruktor domyślny wywołany niejawnie*/</text:span></text:span></text:p>
            </text:list-item>
            <text:list-item>
              <text:p text:style-name="P178"><text:span text:style-name="T98">Point</text:span><text:span text:style-name="T11"> p2 = </text:span><text:span text:style-name="T47">new</text:span><text:span text:style-name="T11"> </text:span><text:span text:style-name="T98">Point</text:span><text:span text:style-name="T11">(){ x = 1, y = 2 }; </text:span><text:span text:style-name="defZiel"><text:span text:style-name="T149">/*</text:span></text:span><text:span text:style-name="defZiel"> konstruktor domyślny wywołany jawnie*/</text:span></text:p>
            </text:list-item>
            <text:list-item>
              <text:p text:style-name="P178"><text:span text:style-name="T98">Point</text:span><text:span text:style-name="T11"> p3 = </text:span><text:span text:style-name="T47">new</text:span><text:span text:style-name="T11"> </text:span><text:span text:style-name="T98">Point</text:span><text:span text:style-name="T11">(3,4){ x = 1, y = 2 }; </text:span><text:span text:style-name="defZiel"><text:span text:style-name="T149">/*</text:span></text:span><text:span text:style-name="defZiel">wywołany niestandardowy kontruktor, ale wartości zostaną nadpisane. x == 1, y ==2*/</text:span></text:p>
            </text:list-item>
            <text:list-item>
              <text:p text:style-name="P178"><text:span text:style-name="T98">Point</text:span><text:span text:style-name="T11"> p4 = </text:span><text:span text:style-name="T47">new</text:span><text:span text:style-name="T11"> </text:span><text:span text:style-name="T98">Point</text:span><text:span text:style-name="T11">(</text:span><text:span text:style-name="T85">"red"</text:span><text:span text:style-name="T11">) { x = 1, y = 2 }; </text:span><text:span text:style-name="defZiel"><text:span text:style-name="T149">/*</text:span></text:span><text:span text:style-name="defZiel"> oto cała moc, nie trzeba przeciążać wielu konstruktorów*/</text:span></text:p>
            </text:list-item>
            <text:list-item>
              <text:p text:style-name="P178"><text:span text:style-name="def"><text:span text:style-name="T98">Rectangle</text:span></text:span><text:span text:style-name="def"><text:span text:style-name="T11"> r = </text:span></text:span><text:span text:style-name="def"><text:span text:style-name="T47">new</text:span></text:span><text:span text:style-name="def"><text:span text:style-name="T11"> </text:span></text:span><text:span text:style-name="def"><text:span text:style-name="T98">Rectangle</text:span></text:span><text:span text:style-name="def"><text:span text:style-name="T11"> { p1= </text:span></text:span><text:span text:style-name="def"><text:span text:style-name="T47">new</text:span></text:span><text:span text:style-name="def"><text:span text:style-name="T11"> </text:span></text:span><text:span text:style-name="def"><text:span text:style-name="T98">Point</text:span></text:span><text:span text:style-name="def"><text:span text:style-name="T11"> { x = 1, y = 2 }, p2 = </text:span></text:span><text:span text:style-name="def"><text:span text:style-name="T47">new</text:span></text:span><text:span text:style-name="def"><text:span text:style-name="T11"> </text:span></text:span><text:span text:style-name="def"><text:span text:style-name="T98">Point</text:span></text:span><text:span text:style-name="def"><text:span text:style-name="T11"> { x </text:span></text:span><text:soft-page-break/><text:span text:style-name="def"><text:span text:style-name="T11">= 3, y = 4 } };</text:span></text:span><text:span text:style-name="def"> </text:span><text:span text:style-name="defZiel">/* działa też dla obiektów*/</text:span></text:p>
            </text:list-item>
          </text:list>
        </text:list-item>
        <text:list-item>
          <text:p text:style-name="P178"><text:span text:style-name="def"><text:span text:style-name="T1">Stałe</text:span></text:span><text:span text:style-name="def"> </text:span></text:p>
          <text:list>
            <text:list-item>
              <text:p text:style-name="P178"><text:span text:style-name="def">SĄ statyczne z samego założenia!</text:span></text:p>
            </text:list-item>
            <text:list-item>
              <text:p text:style-name="P178"><text:span text:style-name="def"><text:span text:style-name="T47">const</text:span></text:span><text:span text:style-name="def"><text:span text:style-name="T11"> </text:span></text:span><text:span text:style-name="def"><text:span text:style-name="T47">string</text:span></text:span><text:span text:style-name="def"><text:span text:style-name="T11"> text = </text:span></text:span><text:span text:style-name="def"><text:span text:style-name="T85">"..."</text:span></text:span><text:span text:style-name="def"><text:span text:style-name="T11">;</text:span></text:span></text:p>
            </text:list-item>
          </text:list>
        </text:list-item>
        <text:list-item>
          <text:p text:style-name="P178"><text:span text:style-name="def"><text:span text:style-name="T1">Readonly</text:span></text:span></text:p>
          <text:list>
            <text:list-item>
              <text:p text:style-name="P178"><text:span text:style-name="def">NIE SĄ statyczne</text:span></text:p>
            </text:list-item>
            <text:list-item>
              <text:p text:style-name="P178"><text:span text:style-name="def">można ustawić ich wartość JEDEN RAZ</text:span></text:p>
            </text:list-item>
            <text:list-item>
              <text:p text:style-name="P178"><text:span text:style-name="def"><text:span text:style-name="T47">readonly</text:span></text:span><text:span text:style-name="def"><text:span text:style-name="T11"> </text:span></text:span><text:span text:style-name="def"><text:span text:style-name="T47">string</text:span></text:span><text:span text:style-name="def"><text:span text:style-name="T11"> text2 = </text:span></text:span><text:span text:style-name="def"><text:span text:style-name="T85">"..."</text:span></text:span><text:span text:style-name="def"><text:span text:style-name="T11">;</text:span></text:span></text:p>
            </text:list-item>
          </text:list>
        </text:list-item>
        <text:list-item>
          <text:p text:style-name="P178"><text:span text:style-name="def"><text:span text:style-name="T11">Typy częściowe – możliwość przetrzymywania typu (o dużej ilości kodu) w kilku plikach</text:span></text:span></text:p>
          <text:list>
            <text:list-item>
              <text:p text:style-name="P18"><text:span text:style-name="def"><text:span text:style-name="T47">partial</text:span></text:span><text:span text:style-name="def"><text:span text:style-name="T11"> </text:span></text:span><text:span text:style-name="def"><text:span text:style-name="T47">class</text:span></text:span><text:span text:style-name="def"><text:span text:style-name="T11"> </text:span></text:span><text:span text:style-name="def"><text:span text:style-name="T98">Moja</text:span></text:span></text:p>
              <text:p text:style-name="P19">{</text:p>
              <text:list>
                <text:list-header>
                  <text:p text:style-name="P18"><text:span text:style-name="T47">void</text:span><text:span text:style-name="T11"> Funct1() {... }</text:span></text:p>
                </text:list-header>
              </text:list>
              <text:p text:style-name="P19">}</text:p>
              <text:p text:style-name="P19"/>
              <text:p text:style-name="P18"><text:span text:style-name="T47">partial</text:span><text:span text:style-name="T11"> </text:span><text:span text:style-name="T47">class</text:span><text:span text:style-name="T11"> </text:span><text:span text:style-name="T98">Moja</text:span></text:p>
              <text:p text:style-name="P19">{</text:p>
              <text:list text:continue-numbering="true">
                <text:list-header>
                  <text:p text:style-name="P18"><text:span text:style-name="T47">void</text:span><text:span text:style-name="T11"> Funct2() {... }</text:span></text:p>
                </text:list-header>
              </text:list>
              <text:p text:style-name="P19">}</text:p>
            </text:list-item>
          </text:list>
        </text:list-item>
      </text:list>
      <text:list xml:id="list1177357359935072242" text:style-name="L16">
        <text:list-item>
          <text:list>
            <text:list-item>
              <text:p text:style-name="P38"><text:span text:style-name="def">w instancji klasy</text:span><text:span text:style-name="def"><text:span text:style-name="T11"> </text:span></text:span><text:span text:style-name="def"><text:span text:style-name="T98">Moja</text:span></text:span><text:span text:style-name="def"><text:span text:style-name="T11"> </text:span></text:span><text:span text:style-name="def">będą dostępne obie funkcje</text:span></text:p>
            </text:list-item>
          </text:list>
        </text:list-item>
        <text:list-item>
          <text:p text:style-name="P38"><text:span text:style-name="def">Dziedziczenie</text:span></text:p>
          <text:list>
            <text:list-item>
              <text:p text:style-name="P38"><text:span text:style-name="def"><text:span text:style-name="T47">class</text:span></text:span><text:span text:style-name="def"><text:span text:style-name="T11"> </text:span></text:span><text:span text:style-name="def"><text:span text:style-name="T98">Fiat</text:span></text:span><text:span text:style-name="def"><text:span text:style-name="T11"> : </text:span></text:span><text:span text:style-name="def"><text:span text:style-name="T98">Car</text:span></text:span><text:span text:style-name="def"><text:span text:style-name="T11"> {...}</text:span></text:span></text:p>
            </text:list-item>
            <text:list-item>
              <text:p text:style-name="P38"><text:span text:style-name="def"><text:span text:style-name="T47">sealed</text:span></text:span><text:span text:style-name="def"><text:span text:style-name="T11"> </text:span></text:span><text:span text:style-name="def"><text:span text:style-name="T47">class</text:span></text:span><text:span text:style-name="def"><text:span text:style-name="T11"> </text:span></text:span><text:span text:style-name="def"><text:span text:style-name="T98">Car </text:span></text:span><text:span text:style-name="def"><text:span text:style-name="T11">{...}</text:span></text:span><text:span text:style-name="T11"> - </text:span><text:span text:style-name="def">zapobiega dziedziczeniu po klasie</text:span><text:span text:style-name="T11"> </text:span><text:span text:style-name="def"><text:span text:style-name="T98">Car</text:span></text:span></text:p>
            </text:list-item>
            <text:list-item>
              <text:p text:style-name="P38"><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38"><text:span text:style-name="def"><text:span text:style-name="T47">public</text:span></text:span><text:span text:style-name="def"><text:span text:style-name="T11"> Fiat(</text:span></text:span><text:span text:style-name="def"><text:span text:style-name="T47">int</text:span></text:span><text:span text:style-name="def"><text:span text:style-name="T11"> b, </text:span></text:span><text:span text:style-name="def"><text:span text:style-name="T47">int</text:span></text:span><text:span text:style-name="def"><text:span text:style-name="T11"> a) </text:span></text:span><text:span text:style-name="T11">: </text:span><text:span text:style-name="T47">base</text:span><text:span text:style-name="T11">(a) </text:span><text:span text:style-name="def"><text:span text:style-name="T11">{...}</text:span></text:span><text:span text:style-name="T11"> <text:s text:c="4"/></text:span></text:p>
                </text:list-item>
              </text:list>
            </text:list-item>
            <text:list-item>
              <text:p text:style-name="P38"><text:span text:style-name="def">Typy zagnieżdżone</text:span></text:p>
              <text:list>
                <text:list-item>
                  <text:p text:style-name="P38"><text:span text:style-name="def">typy definiowane wewnątrz innych typówl</text:span></text:p>
                </text:list-item>
                <text:list-item>
                  <text:p text:style-name="P39"><text:span text:style-name="def"><text:span text:style-name="T47">class</text:span></text:span><text:span text:style-name="def"><text:span text:style-name="T11"> </text:span></text:span><text:span text:style-name="def"><text:span text:style-name="T98">Fiat</text:span></text:span><text:span text:style-name="def"><text:span text:style-name="T11"> : </text:span></text:span><text:span text:style-name="def"><text:span text:style-name="T98">Car</text:span></text:span></text:p>
                  <text:p text:style-name="P20">{</text:p>
                  <text:list>
                    <text:list-header>
                      <text:p text:style-name="P39"><text:span text:style-name="T47">public</text:span><text:span text:style-name="T11"> </text:span><text:span text:style-name="T47">class</text:span><text:span text:style-name="T11"> </text:span><text:span text:style-name="T98">Breakes</text:span></text:p>
                      <text:p text:style-name="P20">{</text:p>
                      <text:list>
                        <text:list-header>
                          <text:p text:style-name="P39"><text:span text:style-name="T47">public</text:span><text:span text:style-name="T11"> </text:span><text:span text:style-name="T47">static</text:span><text:span text:style-name="T11"> </text:span><text:span text:style-name="T47">void</text:span><text:span text:style-name="T11"> UseStaticForce() </text:span><text:span text:style-name="def"><text:span text:style-name="T11">{...};</text:span></text:span><text:span text:style-name="T11"> </text:span></text:p>
                          <text:p text:style-name="P39"><text:span text:style-name="T47">public</text:span><text:span text:style-name="T11"> </text:span><text:span text:style-name="T47">void</text:span><text:span text:style-name="T11"> UseForce() </text:span><text:span text:style-name="def"><text:span text:style-name="T11">{...};</text:span></text:span></text:p>
                        </text:list-header>
                      </text:list>
                      <text:p text:style-name="P20">}</text:p>
                    </text:list-header>
                  </text:list>
                  <text:p text:style-name="P20">}</text:p>
                </text:list-item>
                <text:list-item>
                  <text:p text:style-name="P39"><text:span text:style-name="def"><text:span text:style-name="T47">class</text:span></text:span><text:span text:style-name="def"><text:span text:style-name="T11"> </text:span></text:span><text:span text:style-name="def"><text:span text:style-name="T98">Fiat</text:span></text:span><text:span text:style-name="def"><text:span text:style-name="T11"> : </text:span></text:span><text:span text:style-name="def"><text:span text:style-name="T98">Car</text:span></text:span></text:p>
                  <text:p text:style-name="P20">{</text:p>
                  <text:list>
                    <text:list-header>
                      <text:p text:style-name="P39"><text:span text:style-name="T47">private</text:span><text:span text:style-name="T11"> </text:span><text:span text:style-name="T47">class</text:span><text:span text:style-name="T11"> </text:span><text:span text:style-name="T98">Roof</text:span><text:span text:style-name="T11"> </text:span><text:span text:style-name="def"><text:span text:style-name="T11">{...}</text:span></text:span><text:span text:style-name="T11"> </text:span></text:p>
                    </text:list-header>
                  </text:list>
                  <text:p text:style-name="P39"><text:span text:style-name="T11">} - </text:span><text:span text:style-name="def">można je deklarować jako prywatne, co całkowicie schowa je przed innymi</text:span></text:p>
                </text:list-item>
                <text:list-item>
                  <text:p text:style-name="P38"><text:span text:style-name="def">typ zagnieżdżony ma pełen dostęp do zewnętrznego, łącznie z <text:s/></text:span><text:span text:style-name="def"><text:span text:style-name="T47">private</text:span></text:span></text:p>
                </text:list-item>
                <text:list-item>
                  <text:p text:style-name="P38"><text:span text:style-name="def">zazwyczaj jest tylko typem pomocniczym i nie powinien być używany na zewnątrz</text:span></text:p>
                </text:list-item>
                <text:list-item>
                  <text:p text:style-name="P38"><text:span text:style-name="def">NIE MA ograniczenia głębokości zagnieżdżania</text:span></text:p>
                </text:list-item>
                <text:list-item>
                  <text:p text:style-name="P38"><text:span text:style-name="def"><text:span text:style-name="T47">static</text:span></text:span><text:span text:style-name="def"> można używać</text:span></text:p>
                  <text:list>
                    <text:list-item>
                      <text:p text:style-name="P38"><text:span text:style-name="def"><text:s/></text:span><text:span text:style-name="def"><text:span text:style-name="T98">Fiat</text:span></text:span><text:span text:style-name="def"><text:span text:style-name="T11">.</text:span></text:span><text:span text:style-name="def"><text:span text:style-name="T98">Breakes</text:span></text:span><text:span text:style-name="def"><text:span text:style-name="T11">.UseStaticForce();</text:span></text:span></text:p>
                    </text:list-item>
                  </text:list>
                </text:list-item>
              </text:list>
            </text:list-item>
          </text:list>
        </text:list-item>
        <text:list-item>
          <text:p text:style-name="P38"><text:span text:style-name="def">Polimorfizm – przesłanianie metod</text:span></text:p>
          <text:list>
            <text:list-item>
              <text:p text:style-name="P38"><text:span text:style-name="def">przesłaniana metoda musi być </text:span><text:span text:style-name="def"><text:span text:style-name="T47">virtual</text:span></text:span><text:span text:style-name="def"><text:span text:style-name="T11"> </text:span></text:span></text:p>
              <text:list>
                <text:list-item>
                  <text:p text:style-name="P38"><text:span text:style-name="def"><text:span text:style-name="T47">public</text:span></text:span><text:span text:style-name="def"><text:span text:style-name="T11"> </text:span></text:span><text:span text:style-name="def"><text:span text:style-name="T47">virtual</text:span></text:span><text:span text:style-name="def"><text:span text:style-name="T11"> </text:span></text:span><text:span text:style-name="def"><text:span text:style-name="T47">int</text:span></text:span><text:span text:style-name="def"><text:span text:style-name="T11"> UseForce(){...}</text:span></text:span></text:p>
                </text:list-item>
              </text:list>
            </text:list-item>
            <text:list-item>
              <text:p text:style-name="P38"><text:span text:style-name="def">przesłaniająca metoda musi być </text:span><text:span text:style-name="def"><text:span text:style-name="T47">override</text:span></text:span></text:p>
              <text:list>
                <text:list-item>
                  <text:p text:style-name="P39"><text:soft-page-break/><text:span text:style-name="def"><text:span text:style-name="T47">public</text:span></text:span><text:span text:style-name="def"><text:span text:style-name="T11"> </text:span></text:span><text:span text:style-name="def"><text:span text:style-name="T47">override</text:span></text:span><text:span text:style-name="def"><text:span text:style-name="T11"> </text:span></text:span><text:span text:style-name="def"><text:span text:style-name="T47">int</text:span></text:span><text:span text:style-name="def"><text:span text:style-name="T11"> UseForce()</text:span></text:span></text:p>
                  <text:p text:style-name="P20">{</text:p>
                  <text:list>
                    <text:list-header>
                      <text:p text:style-name="P39"><text:span text:style-name="T47">int</text:span><text:span text:style-name="T11"> x = </text:span><text:span text:style-name="T47">base</text:span><text:span text:style-name="T11">.UseForce();</text:span></text:p>
                      <text:p text:style-name="P39"><text:span text:style-name="T47">result</text:span><text:span text:style-name="T11"> x+1;</text:span></text:p>
                    </text:list-header>
                  </text:list>
                  <text:p text:style-name="P20">}</text:p>
                </text:list-item>
                <text:list-item>
                  <text:p text:style-name="P182"><text:span text:style-name="def"><text:span text:style-name="T47">base </text:span></text:span><text:span text:style-name="def">można używać jeśli metoda nie jest statyczn</text:span><text:span text:style-name="def"><text:span text:style-name="T148">a</text:span></text:span></text:p>
                </text:list-item>
              </text:list>
            </text:list-item>
          </text:list>
        </text:list-item>
      </text:list>
      <text:p text:style-name="Text_20_body"><text:span text:style-name="def"><text:tab/></text:span></text:p>
      <text:list xml:id="list42740996" text:continue-numbering="true" text:style-name="L16">
        <text:list-item>
          <text:list>
            <text:list-item>
              <text:p text:style-name="P182"><text:span text:style-name="def">sealed – blokuje przesłanianie klasy</text:span></text:p>
              <text:list>
                <text:list-item>
                  <text:p text:style-name="P182"><text:span text:style-name="def"><text:span text:style-name="T47">public</text:span></text:span><text:span text:style-name="def"><text:span text:style-name="T11"> </text:span></text:span><text:span text:style-name="def"><text:span text:style-name="T47">sealed</text:span></text:span><text:span text:style-name="def"><text:span text:style-name="T11"> </text:span></text:span><text:span text:style-name="def"><text:span text:style-name="T47">int</text:span></text:span><text:span text:style-name="def"><text:span text:style-name="T11"> UseForce(){...}</text:span></text:span></text:p>
                </text:list-item>
              </text:list>
            </text:list-item>
          </text:list>
        </text:list-item>
        <text:list-item>
          <text:p text:style-name="P182"><text:span text:style-name="def">Klasa abstrakcyjne</text:span></text:p>
          <text:list>
            <text:list-item>
              <text:p text:style-name="P182"><text:span text:style-name="def"><text:span text:style-name="T47">abstract</text:span></text:span><text:span text:style-name="def"><text:span text:style-name="T11"> </text:span></text:span><text:span text:style-name="def"><text:span text:style-name="T47">class</text:span></text:span><text:span text:style-name="def"><text:span text:style-name="T11"> </text:span></text:span><text:span text:style-name="def"><text:span text:style-name="T98">Fiat</text:span></text:span><text:span text:style-name="def"><text:span text:style-name="T11"> : </text:span></text:span><text:span text:style-name="def"><text:span text:style-name="T98">Car</text:span></text:span><text:span text:style-name="def"><text:span text:style-name="T11">{...}</text:span></text:span></text:p>
            </text:list-item>
            <text:list-item>
              <text:p text:style-name="P182"><text:span text:style-name="def">nie można tworzyć instancji klasy abstrakcyjnej (</text:span><text:span text:style-name="def"><text:span text:style-name="T47">new</text:span></text:span><text:span text:style-name="def">)</text:span></text:p>
            </text:list-item>
            <text:list-item>
              <text:p text:style-name="P182"><text:span text:style-name="def">jeśli funkcję oznaczymy tokenem </text:span><text:span text:style-name="def"><text:span text:style-name="T47">abstract</text:span></text:span><text:span text:style-name="def"> to znaczy, że klasa dziedzicząca MUSI ją przesłonić. Taka klasa jest NIEJAWNIE „</text:span><text:span text:style-name="def"><text:span text:style-name="T47">virtual</text:span></text:span><text:span text:style-name="def">”</text:span></text:p>
            </text:list-item>
            <text:list-item>
              <text:p text:style-name="P182"><text:span text:style-name="def">metoda </text:span><text:span text:style-name="def"><text:span text:style-name="T47">abstract</text:span></text:span><text:span text:style-name="def"> może być TYLKO w klasie </text:span><text:span text:style-name="def"><text:span text:style-name="T47">abstract</text:span></text:span></text:p>
            </text:list-item>
            <text:list-item>
              <text:p text:style-name="P182"><text:span text:style-name="def">klasa </text:span><text:span text:style-name="def"><text:span text:style-name="T47">abstract</text:span></text:span><text:span text:style-name="def"> nie ma definicji</text:span></text:p>
              <text:list>
                <text:list-item>
                  <text:p text:style-name="P182"><text:span text:style-name="def"><text:span text:style-name="T47">public</text:span></text:span><text:span text:style-name="def"><text:span text:style-name="T11"> </text:span></text:span><text:span text:style-name="def"><text:span text:style-name="T47">abstract</text:span></text:span><text:span text:style-name="def"><text:span text:style-name="T11"> </text:span></text:span><text:span text:style-name="def"><text:span text:style-name="T47">int</text:span></text:span><text:span text:style-name="def"><text:span text:style-name="T11"> UseForce();</text:span></text:span></text:p>
                </text:list-item>
              </text:list>
            </text:list-item>
            <text:list-item>
              <text:p text:style-name="P182"><text:span text:style-name="def">Nie można tworzyć klasy abstrakcyjnej, ale można zadeklarować zmienną tej klasy</text:span></text:p>
              <text:list>
                <text:list-item>
                  <text:p text:style-name="P182"><text:span text:style-name="def"><text:span text:style-name="T98">Car</text:span></text:span><text:span text:style-name="def"><text:span text:style-name="T11"> c;</text:span></text:span></text:p>
                </text:list-item>
                <text:list-item>
                  <text:p text:style-name="P182"><text:span text:style-name="T98">Car</text:span><text:span text:style-name="T11"> f = </text:span><text:span text:style-name="T47">new</text:span><text:span text:style-name="T11"> </text:span><text:span text:style-name="T98">Fiat</text:span><text:span text:style-name="T11">();</text:span></text:p>
                </text:list-item>
              </text:list>
            </text:list-item>
          </text:list>
        </text:list-item>
        <text:list-item>
          <text:p text:style-name="P182"><text:span text:style-name="def">Cieniowanie – coś jak reintroduce</text:span></text:p>
          <text:list>
            <text:list-item>
              <text:p text:style-name="P182"><text:span text:style-name="def">gdy chcemy zmienić działanie </text:span><text:span text:style-name="def"><text:span text:style-name="T47">public</text:span></text:span><text:span text:style-name="def"><text:span text:style-name="T11"> </text:span></text:span><text:span text:style-name="def"><text:span text:style-name="T47">void</text:span></text:span><text:span text:style-name="def"><text:span text:style-name="T11"> Draw() { }, ale nie ma ona </text:span></text:span><text:span text:style-name="def"><text:span text:style-name="T47">virtual</text:span></text:span><text:span text:style-name="def">. Zmiana jest możliwa bez tokena </text:span><text:span text:style-name="def"><text:span text:style-name="T47">new</text:span></text:span><text:span text:style-name="def">, ale kompilator będzie zgłaszał warninga. Ten token niczego w działaniu programu nie zmienia, ale daje znać, ze cieniujemy w pełni świadomie.</text:span></text:p>
            </text:list-item>
            <text:list-item>
              <text:p text:style-name="P182"><text:span text:style-name="def"><text:span text:style-name="T47">public</text:span></text:span><text:span text:style-name="def"><text:span text:style-name="T11"> </text:span></text:span><text:span text:style-name="def"><text:span text:style-name="T47">new</text:span></text:span><text:span text:style-name="def"><text:span text:style-name="T11"> </text:span></text:span><text:span text:style-name="def"><text:span text:style-name="T47">void</text:span></text:span><text:span text:style-name="def"><text:span text:style-name="T11"> Draw() { }</text:span></text:span></text:p>
            </text:list-item>
            <text:list-item>
              <text:p text:style-name="P182"><text:span text:style-name="def">korzystając z jawnego rzutowania można wywołać zacieniowaną metodę</text:span></text:p>
            </text:list-item>
            <text:list-item>
              <text:p text:style-name="P182"><text:span text:style-name="def"><text:span text:style-name="T11">((</text:span></text:span><text:span text:style-name="def"><text:span text:style-name="T98">Shape</text:span></text:span><text:span text:style-name="def"><text:span text:style-name="T11">)c).Draw();</text:span></text:span></text:p>
            </text:list-item>
            <text:list-item>
              <text:p text:style-name="P183"><text:span text:style-name="def"><text:span text:style-name="T98">Circle</text:span></text:span><text:span text:style-name="def"><text:span text:style-name="T11"> c = </text:span></text:span><text:span text:style-name="def"><text:span text:style-name="T47">new</text:span></text:span><text:span text:style-name="def"><text:span text:style-name="T11"> </text:span></text:span><text:span text:style-name="def"><text:span text:style-name="T98">Circle</text:span></text:span><text:span text:style-name="def"><text:span text:style-name="T11">();</text:span></text:span></text:p>
              <text:p text:style-name="P183">c.Draw(); <text:span text:style-name="defZiel">/*wywoła z </text:span><text:span text:style-name="defZiel"><text:span text:style-name="T149">Circle;*/</text:span></text:span></text:p>
              <text:p text:style-name="P183"><text:span text:style-name="T11">((</text:span><text:span text:style-name="T98">Shape</text:span><text:span text:style-name="T11">)c).Draw(); </text:span><text:span text:style-name="defZiel"><text:span text:style-name="T149">/* </text:span></text:span><text:span text:style-name="defZiel">wywoła</text:span><text:span text:style-name="defZiel"><text:span text:style-name="T149"> </text:span></text:span><text:span text:style-name="defZiel">z</text:span><text:span text:style-name="defZiel"><text:span text:style-name="T149"> Shape;*/</text:span></text:span></text:p>
            </text:list-item>
            <text:list-item>
              <text:p text:style-name="P183"><text:span text:style-name="T98">Shape</text:span><text:span text:style-name="T11"> c2 = </text:span><text:span text:style-name="T47">new</text:span><text:span text:style-name="T11"> </text:span><text:span text:style-name="T98">Circle</text:span><text:span text:style-name="T11">();</text:span></text:p>
              <text:p text:style-name="P183">c2.Draw();<text:span text:style-name="defZiel"> /* wywoła z </text:span><text:span text:style-name="defZiel"><text:span text:style-name="T149">Shape;*/</text:span></text:span></text:p>
              <text:p text:style-name="P183"><text:span text:style-name="T11">((</text:span><text:span text:style-name="T98">Shape</text:span><text:span text:style-name="T11">)c2).Draw(); </text:span><text:span text:style-name="defZiel"><text:span text:style-name="T149">/* </text:span></text:span><text:span text:style-name="defZiel">wywoła z</text:span><text:span text:style-name="defZiel"><text:span text:style-name="T149"> Shape;*/</text:span></text:span></text:p>
            </text:list-item>
          </text:list>
        </text:list-item>
        <text:list-item>
          <text:p text:style-name="P182"><text:span text:style-name="def">Rzutowanie</text:span></text:p>
          <text:list>
            <text:list-item>
              <text:p text:style-name="P182"><text:span text:style-name="def">niejawne (automatyczne)</text:span></text:p>
              <text:list>
                <text:list-item>
                  <text:p text:style-name="P182"><text:span text:style-name="def"><text:span text:style-name="T98">Shape</text:span></text:span><text:span text:style-name="def"><text:span text:style-name="T11"> c2 = </text:span></text:span><text:span text:style-name="def"><text:span text:style-name="T47">new</text:span></text:span><text:span text:style-name="def"><text:span text:style-name="T11"> </text:span></text:span><text:span text:style-name="def"><text:span text:style-name="T98">Circle</text:span></text:span><text:span text:style-name="def"><text:span text:style-name="T11">();<text:tab/></text:span></text:span></text:p>
                </text:list-item>
                <text:list-item>
                  <text:p text:style-name="P182"><text:span text:style-name="def"><text:span text:style-name="T11"><text:s/></text:span></text:span><text:span text:style-name="def"><text:span text:style-name="T47">int</text:span></text:span><text:span text:style-name="def"><text:span text:style-name="T11"> Test(</text:span></text:span><text:span text:style-name="def"><text:span text:style-name="T98">Circle</text:span></text:span><text:span text:style-name="def"><text:span text:style-name="T11"> obj){</text:span></text:span><text:span text:style-name="def">...}</text:span></text:p>
                  <text:list>
                    <text:list-item>
                      <text:p text:style-name="P182"><text:span text:style-name="def"><text:span text:style-name="T98">Shape</text:span></text:span><text:span text:style-name="def"><text:span text:style-name="T11"> o = </text:span></text:span><text:span text:style-name="def"><text:span text:style-name="T47">new</text:span></text:span><text:span text:style-name="def"><text:span text:style-name="T11"> </text:span></text:span><text:span text:style-name="def"><text:span text:style-name="T98">Circle</text:span></text:span><text:span text:style-name="def"><text:span text:style-name="T11">();</text:span></text:span></text:p>
                      <text:p text:style-name="P38"><text:soft-page-break/><text:span text:style-name="def"><text:span text:style-name="T11">Test(o); </text:span></text:span><text:span text:style-name="defZiel">ŹLE</text:span><text:span text:style-name="def"> – kompilator widzi o jako </text:span><text:span text:style-name="def"><text:span text:style-name="T98">Shape</text:span></text:span><text:span text:style-name="def"> a nie <text:s/></text:span><text:span text:style-name="def"><text:span text:style-name="T98">Circle</text:span></text:span></text:p>
                    </text:list-item>
                  </text:list>
                </text:list-item>
              </text:list>
            </text:list-item>
          </text:list>
        </text:list-item>
      </text:list>
      <text:p text:style-name="P6"><text:s text:c="12"/></text:p>
      <text:list xml:id="list42733632" text:continue-numbering="true" text:style-name="L16">
        <text:list-item>
          <text:list>
            <text:list-item>
              <text:p text:style-name="P182"><text:span text:style-name="def">Rzutowanie jawne</text:span></text:p>
              <text:list>
                <text:list-item>
                  <text:list>
                    <text:list-item>
                      <text:p text:style-name="P37"><text:span text:style-name="def"><text:span text:style-name="T11">Test((</text:span></text:span><text:span text:style-name="def"><text:span text:style-name="T98">Circle</text:span></text:span><text:span text:style-name="def"><text:span text:style-name="T11">)o); </text:span></text:span><text:span text:style-name="defZiel">DOBRZE</text:span><text:span text:style-name="def"> (rzutowanie jawne)</text:span></text:p>
                    </text:list-item>
                  </text:list>
                </text:list-item>
              </text:list>
            </text:list-item>
            <text:list-item>
              <text:p text:style-name="P182"><text:span text:style-name="def">Rzutowanie jawne zawsze odbywa się w trakcie działania programu, więc mogą pojawiać się błędy</text:span></text:p>
              <text:list>
                <text:list-item>
                  <text:p text:style-name="P37"><text:span text:style-name="def"><text:span text:style-name="T98">Object</text:span></text:span><text:span text:style-name="def"><text:span text:style-name="T11"> c = </text:span></text:span><text:span text:style-name="def"><text:span text:style-name="T47">new</text:span></text:span><text:span text:style-name="def"><text:span text:style-name="T11"> </text:span></text:span><text:span text:style-name="def"><text:span text:style-name="T98">Circle</text:span></text:span><text:span text:style-name="def"><text:span text:style-name="T11">();</text:span></text:span></text:p>
                </text:list-item>
              </text:list>
            </text:list-item>
          </text:list>
        </text:list-item>
      </text:list>
      <text:p text:style-name="P1"><text:span text:style-name="T98">Car</text:span><text:span text:style-name="T11"> c2 = (</text:span><text:span text:style-name="T98">Car</text:span><text:span text:style-name="T11">)c; </text:span><text:span text:style-name="defZiel"><text:span text:style-name="T149">/* tego nie wyłapie kompilator, bo widzi o jako Object a nie <text:s/>Circle*/</text:span></text:span></text:p>
      <text:list xml:id="list42723364" text:continue-numbering="true" text:style-name="L16">
        <text:list-item>
          <text:list>
            <text:list-item>
              <text:p text:style-name="P182"><text:span text:style-name="def">As</text:span></text:p>
              <text:list>
                <text:list-item>
                  <text:p text:style-name="P182"><text:span text:style-name="def">oddaje </text:span><text:span text:style-name="def"><text:span text:style-name="T47">null</text:span></text:span><text:span text:style-name="def"> jeśli typ jest nieprawidłowy – jest bezpieczniejsze.</text:span></text:p>
                </text:list-item>
                <text:list-item>
                  <text:p text:style-name="P182"><text:span text:style-name="def"><text:span text:style-name="T98">Car</text:span></text:span><text:span text:style-name="def"><text:span text:style-name="T11"> c2 = c </text:span></text:span><text:span text:style-name="def"><text:span text:style-name="T47">as</text:span></text:span><text:span text:style-name="def"><text:span text:style-name="T11"> </text:span></text:span><text:span text:style-name="def"><text:span text:style-name="T98">Car</text:span></text:span><text:span text:style-name="def"><text:span text:style-name="T11">; </text:span></text:span><text:span text:style-name="defZiel"><text:span text:style-name="T149">/* c2 będzie null*/</text:span></text:span></text:p>
                </text:list-item>
              </text:list>
            </text:list-item>
            <text:list-item>
              <text:p text:style-name="P182"><text:span text:style-name="def">Is</text:span></text:p>
              <text:list>
                <text:list-item>
                  <text:p text:style-name="P182"><text:span text:style-name="def">oddaje </text:span><text:span text:style-name="def"><text:span text:style-name="T47">true</text:span></text:span><text:span text:style-name="def"> / </text:span><text:span text:style-name="def"><text:span text:style-name="T47">false</text:span></text:span><text:span text:style-name="def"> na pytanie czy obiekt jest wskazanego typy</text:span></text:p>
                </text:list-item>
                <text:list-item>
                  <text:p text:style-name="P182"><text:span text:style-name="def"><text:span text:style-name="T48">if</text:span></text:span><text:span text:style-name="def"><text:span text:style-name="T12"> (c </text:span></text:span><text:span text:style-name="def"><text:span text:style-name="T48">is</text:span></text:span><text:span text:style-name="def"><text:span text:style-name="T12"> </text:span></text:span><text:span text:style-name="def"><text:span text:style-name="T100">Car</text:span></text:span><text:span text:style-name="def"><text:span text:style-name="T12">)</text:span></text:span><text:span text:style-name="def"><text:span text:style-name="T89"> {...}</text:span></text:span></text:p>
                </text:list-item>
              </text:list>
            </text:list-item>
          </text:list>
        </text:list-item>
        <text:list-item>
          <text:p text:style-name="P182"><text:span text:style-name="def">System.Object</text:span></text:p>
          <text:list>
            <text:list-item>
              <text:p text:style-name="P182"><text:span text:style-name="def">ToString – łańcuch reprezentujący instancję</text:span></text:p>
            </text:list-item>
            <text:list-item>
              <text:p text:style-name="P182"><text:span text:style-name="def">Equals - <text:s/>porównuje referencje obiektów, więc odda </text:span><text:span text:style-name="def"><text:span text:style-name="T47">true</text:span></text:span><text:span text:style-name="def"> tylko gdy to ten sam obiekt</text:span></text:p>
            </text:list-item>
            <text:list-item>
              <text:p text:style-name="P182"><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3437987933154619044" text:style-name="L17">
        <text:list-item>
          <text:p text:style-name="P184"><text:span text:style-name="def"><text:span text:style-name="T47">throw</text:span></text:span><text:span text:style-name="def"><text:span text:style-name="T11"> </text:span></text:span><text:span text:style-name="def"><text:span text:style-name="T47">new</text:span></text:span><text:span text:style-name="def"><text:span text:style-name="T11"> </text:span></text:span><text:span text:style-name="def"><text:span text:style-name="T98">Exception</text:span></text:span><text:span text:style-name="def"><text:span text:style-name="T11">(</text:span></text:span><text:span text:style-name="def"><text:span text:style-name="T85">"..."</text:span></text:span><text:span text:style-name="def"><text:span text:style-name="T11">); </text:span></text:span><text:span text:style-name="defZiel"><text:span text:style-name="T149">/* rzucenie wyjątku*/</text:span></text:span></text:p>
        </text:list-item>
        <text:list-item>
          <text:p text:style-name="P40"><text:span text:style-name="def"><text:span text:style-name="T47">try</text:span></text:span><text:span text:style-name="def"><text:span text:style-name="T11"> {...}</text:span></text:span></text:p>
        </text:list-item>
      </text:list>
      <text:p text:style-name="P2"><text:span text:style-name="T47">catch</text:span><text:span text:style-name="T11"> (</text:span><text:span text:style-name="T98">Exception</text:span><text:span text:style-name="T11"> e) {...}</text:span></text:p>
      <text:list xml:id="list2615112691767892667" text:style-name="L18">
        <text:list-item>
          <text:p text:style-name="P185"><text:span text:style-name="def">Właściwości klasy <text:s/></text:span><text:span text:style-name="def"><text:span text:style-name="T98">Exception</text:span></text:span></text:p>
          <text:list>
            <text:list-item>
              <text:p text:style-name="P185"><text:span text:style-name="def">Message – string z opisem problemu</text:span></text:p>
            </text:list-item>
            <text:list-item>
              <text:p text:style-name="P185"><text:span text:style-name="def">TargetSite – zwraca System.Reflection.MethodBase, czyli zbiór informacji o metodzie która rzuciła wyjątkiem</text:span></text:p>
              <text:list>
                <text:list-item>
                  <text:p text:style-name="P185"><text:span text:style-name="def">DeclaringType – pełna nazwa klasy rzucającej błąd np. „</text:span><text:span text:style-name="def"><text:span text:style-name="T119">SimpleException</text:span></text:span><text:span text:style-name="def"><text:span text:style-name="T11">.</text:span></text:span><text:span text:style-name="def"><text:span text:style-name="T98">Car</text:span></text:span><text:span text:style-name="def">”</text:span></text:p>
                </text:list-item>
                <text:list-item>
                  <text:p text:style-name="P185"><text:span text:style-name="def">MemberType – typ składowej (właściwość lub metoda) np. „</text:span><text:span text:style-name="def"><text:span text:style-name="T119">Method</text:span></text:span><text:span text:style-name="def">”</text:span></text:p>
                </text:list-item>
              </text:list>
            </text:list-item>
            <text:list-item>
              <text:p text:style-name="P185"><text:span text:style-name="def">Source – Nazwa pakietu lub obiektu zgłaszającego błąd. np.: „</text:span><text:span text:style-name="def"><text:span text:style-name="T98">Car</text:span></text:span><text:span text:style-name="def">”</text:span></text:p>
            </text:list-item>
            <text:list-item>
              <text:p text:style-name="P185"><text:span text:style-name="def">StackTrace – łańcuch tekstowy z sekwencją wywołań, która prowadziła do powstania błędu</text:span></text:p>
            </text:list-item>
            <text:list-item>
              <text:p text:style-name="P185"><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185"><text:span text:style-name="def">Data – obiekt implementujący </text:span><text:span text:style-name="def"><text:span text:style-name="T98">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185"><text:span text:style-name="def">Jeśli jest wiele klas dziedziczących po </text:span><text:span text:style-name="def"><text:span text:style-name="T119">System.</text:span></text:span><text:span text:style-name="def"><text:span text:style-name="T98">Exception </text:span></text:span><text:span text:style-name="def">to ich typ można przedzić przy </text:span><text:span text:style-name="def">pomocy </text:span><text:span text:style-name="def"><text:span text:style-name="T47">is</text:span></text:span></text:p>
        </text:list-item>
        <text:list-item>
          <text:p text:style-name="P185"><text:soft-page-break/><text:span text:style-name="def">Tworzenie nowych wyjątków</text:span></text:p>
          <text:list>
            <text:list-item>
              <text:p text:style-name="P185"><text:span text:style-name="def">powinny dziedziczyć po </text:span><text:span text:style-name="def"><text:span text:style-name="T98">ApplicationException</text:span></text:span><text:span text:style-name="def">, bo </text:span><text:span text:style-name="def"><text:span text:style-name="T98">SystemException</text:span></text:span><text:span text:style-name="def"> to wyjątki CLR</text:span></text:p>
            </text:list-item>
            <text:list-item>
              <text:p text:style-name="P41"><text:span text:style-name="def2">public</text:span><text:span text:style-name="def"><text:span text:style-name="T11"> </text:span></text:span><text:span text:style-name="def"><text:span text:style-name="T47">class</text:span></text:span><text:span text:style-name="def"><text:span text:style-name="T11"> </text:span></text:span><text:span text:style-name="def"><text:span text:style-name="T98">CarException</text:span></text:span><text:span text:style-name="def"><text:span text:style-name="T11">: </text:span></text:span><text:span text:style-name="def"><text:span text:style-name="T98">ApplicationException</text:span></text:span><text:span text:style-name="def"><text:span text:style-name="T11">{</text:span></text:span></text:p>
              <text:list>
                <text:list-header>
                  <text:p text:style-name="P41"><text:span text:style-name="T47">public</text:span><text:span text:style-name="T11"> CarException(</text:span><text:span text:style-name="T47">string</text:span><text:span text:style-name="T11"> message, </text:span><text:span text:style-name="T47">int</text:span><text:span text:style-name="T11"> x):</text:span><text:span text:style-name="T47">base</text:span><text:span text:style-name="T11">(message){}</text:span></text:p>
                  <text:p text:style-name="P112">}</text:p>
                </text:list-header>
              </text:list>
            </text:list-item>
          </text:list>
        </text:list-item>
        <text:list-item>
          <text:p text:style-name="P185"><text:span text:style-name="def">Idealny wyjątek musi:</text:span></text:p>
          <text:list>
            <text:list-item>
              <text:p text:style-name="P185"><text:span text:style-name="def">wywodzić się z klasy <text:s/></text:span><text:span text:style-name="def"><text:span text:style-name="T98">ApplicationException</text:span></text:span></text:p>
            </text:list-item>
            <text:list-item>
              <text:p text:style-name="P185"><text:span text:style-name="def">zostać oznakowany atrybutem [</text:span><text:span text:style-name="def"><text:span text:style-name="T119">System.</text:span></text:span><text:span text:style-name="def"><text:span text:style-name="T98">Serializable</text:span></text:span><text:span text:style-name="def">] </text:span></text:p>
            </text:list-item>
            <text:list-item>
              <text:p text:style-name="P185"><text:span text:style-name="def">definiować domyślny konstruktor</text:span></text:p>
            </text:list-item>
            <text:list-item>
              <text:p text:style-name="P185"><text:span text:style-name="def">definiować domyślny konstruktor ustawiający dziedziczoną własność </text:span><text:span text:style-name="def"><text:span text:style-name="T11">message</text:span></text:span></text:p>
            </text:list-item>
            <text:list-item>
              <text:p text:style-name="P185"><text:span text:style-name="def">definiować domyślny konstruktor obsługujący „wyjątki wewnętrzne”</text:span></text:p>
            </text:list-item>
            <text:list-item>
              <text:p text:style-name="P185"><text:span text:style-name="def">definiować domyślny konstruktor obsługujący serializację tego typu</text:span></text:p>
            </text:list-item>
            <text:list-item>
              <text:p text:style-name="P185"><text:span text:style-name="def">patrz str. 226</text:span></text:p>
            </text:list-item>
          </text:list>
        </text:list-item>
        <text:list-item>
          <text:p text:style-name="P185"><text:span text:style-name="def">przechwytywanie wielu wyjątków, ważna jest kolejność: od szczegółu do ogółu</text:span></text:p>
          <text:list>
            <text:list-item>
              <text:p text:style-name="P41"><text:span text:style-name="def"><text:span text:style-name="T47">try</text:span></text:span><text:span text:style-name="def"><text:span text:style-name="T11"> { }</text:span></text:span></text:p>
              <text:p text:style-name="P41"><text:span text:style-name="T47">catch</text:span><text:span text:style-name="T11"> (</text:span><text:span text:style-name="T98">CarException</text:span><text:span text:style-name="T11"> e) { } </text:span><text:span text:style-name="defZiel"><text:span text:style-name="T149">/* </text:span></text:span><text:span text:style-name="defZiel">jeśli to nie taki wyjątek to patrzy w kolejnego</text:span><text:span text:style-name="defZiel"><text:span text:style-name="T149"> catch*/</text:span></text:span></text:p>
              <text:p text:style-name="P41"><text:span text:style-name="T47">catch</text:span><text:span text:style-name="T11"> (</text:span><text:span text:style-name="T98">Exception</text:span><text:span text:style-name="T11"> e) { } </text:span><text:span text:style-name="defZiel"><text:span text:style-name="T149">/* ten powinien być na końcu, bo jest najogólniejszy*/</text:span></text:span></text:p>
            </text:list-item>
          </text:list>
        </text:list-item>
        <text:list-item>
          <text:p text:style-name="P185"><text:span text:style-name="def">ponowne rzucanie wyjątków – gdy catch nie potrafi w pełni się nim zająć</text:span></text:p>
          <text:list>
            <text:list-item>
              <text:p text:style-name="P42"><text:span text:style-name="def"><text:span text:style-name="T47">catch</text:span></text:span><text:span text:style-name="def"><text:span text:style-name="T11"> (</text:span></text:span><text:span text:style-name="def"><text:span text:style-name="T98">CarException</text:span></text:span><text:span text:style-name="def"><text:span text:style-name="T11"> e)</text:span></text:span></text:p>
              <text:p text:style-name="P22">{</text:p>
              <text:list>
                <text:list-header>
                  <text:p text:style-name="P42"><text:span text:style-name="T47">throw</text:span><text:span text:style-name="T11">;</text:span></text:p>
                </text:list-header>
              </text:list>
              <text:p text:style-name="P22">}</text:p>
            </text:list-item>
          </text:list>
        </text:list-item>
        <text:list-item>
          <text:p text:style-name="P185"><text:span text:style-name="def">wyjątki wewnętrzne to wyjątki, które zdarzają się wewnątrz bloku </text:span><text:span text:style-name="def"><text:span text:style-name="T47">catch</text:span></text:span><text:span text:style-name="def">. Powinny zostać przechwycone i zapewne jakoś”wmontowane” w wyjątek zewnętrzny”</text:span></text:p>
          <text:list>
            <text:list-item>
              <text:p text:style-name="P42"><text:span text:style-name="def"><text:span text:style-name="T47">try</text:span></text:span><text:span text:style-name="def"><text:span text:style-name="T11"> { }</text:span></text:span></text:p>
              <text:p text:style-name="P42"><text:span text:style-name="T47">catch</text:span><text:span text:style-name="T11"> (</text:span><text:span text:style-name="T98">CarException</text:span><text:span text:style-name="T11"> e)</text:span></text:p>
              <text:p text:style-name="P22">{</text:p>
              <text:list>
                <text:list-header>
                  <text:p text:style-name="P41"><text:span text:style-name="T47">try</text:span><text:span text:style-name="T11"> { }</text:span></text:p>
                  <text:p text:style-name="P41"><text:span text:style-name="T47">catch</text:span><text:span text:style-name="T11"> (</text:span><text:span text:style-name="T98">Exception</text:span><text:span text:style-name="T11"> e2)</text:span></text:p>
                  <text:p text:style-name="P21">{</text:p>
                  <text:list>
                    <text:list-header>
                      <text:p text:style-name="P41"><text:span text:style-name="T47">throw</text:span><text:span text:style-name="T11"> </text:span><text:span text:style-name="T47">new</text:span><text:span text:style-name="T11"> </text:span><text:span text:style-name="T98">Exception</text:span><text:span text:style-name="T11">(e.Message + </text:span><text:span text:style-name="T85">"-&gt;"</text:span><text:span text:style-name="T11"> + e2.Message);</text:span></text:p>
                    </text:list-header>
                  </text:list>
                  <text:p text:style-name="P21">}</text:p>
                </text:list-header>
              </text:list>
              <text:p text:style-name="P21">}</text:p>
            </text:list-item>
          </text:list>
        </text:list-item>
        <text:list-item>
          <text:p text:style-name="P185"><text:span text:style-name="def">Finally: to co robimy zawsze po wyjściu z bloku </text:span><text:span text:style-name="def"><text:span text:style-name="T47">try</text:span></text:span></text:p>
          <text:list>
            <text:list-item>
              <text:p text:style-name="P41"><text:span text:style-name="def"><text:span text:style-name="T47">try</text:span></text:span><text:span text:style-name="def"><text:span text:style-name="T11"> { }</text:span></text:span></text:p>
              <text:p text:style-name="P41"><text:span text:style-name="def"><text:span text:style-name="T47">catch</text:span></text:span><text:span text:style-name="def"><text:span text:style-name="T11"> (</text:span></text:span><text:span text:style-name="def"><text:span text:style-name="T98">CarException</text:span></text:span><text:span text:style-name="def"><text:span text:style-name="T11"> e) {}</text:span></text:span></text:p>
              <text:p text:style-name="P41"><text:span text:style-name="def"><text:span text:style-name="T47">finally </text:span></text:span><text:span text:style-name="def"><text:span text:style-name="T11">{}</text:span></text:span></text:p>
            </text:list-item>
          </text:list>
        </text:list-item>
      </text:list>
      <text:list xml:id="list42752637" text:continue-list="list42723364" text:style-name="L16">
        <text:list-item>
          <text:list>
            <text:list-item>
              <text:p text:style-name="P37"><text:span text:style-name="def"><text:span text:style-name="T47">try</text:span></text:span><text:span text:style-name="def"><text:span text:style-name="T11"> { }</text:span></text:span></text:p>
              <text:p text:style-name="P37"><text:span text:style-name="def"><text:span text:style-name="T47">finally </text:span></text:span><text:span text:style-name="def"><text:span text:style-name="T11">{} </text:span></text:span><text:span text:style-name="defZiel"><text:span text:style-name="T149">/* </text:span></text:span><text:span text:style-name="defZiel">można obyć się bez</text:span><text:span text:style-name="defZiel"><text:span text:style-name="T149"> catch</text:span></text:span><text:span text:style-name="defZiel">, ale to ma mniejsze zastosowanie niż w Delphi</text:span><text:span text:style-name="defZiel"><text:span text:style-name="T149">, </text:span></text:span><text:span text:style-name="defZiel">bo nie zwalniamy obiektów*/</text:span></text:p>
            </text:list-item>
            <text:list-item>
              <text:p text:style-name="P182"><text:span text:style-name="def"><text:span text:style-name="T47">finally </text:span></text:span><text:span text:style-name="def">ZAWSZE na końcu</text:span></text:p>
            </text:list-item>
          </text:list>
        </text:list-item>
      </text:list>
      <text:p text:style-name="Text_20_body"><text:span text:style-name="def">Czas życia obiektu</text:span></text:p>
      <text:list xml:id="list7027972769831946806" text:style-name="L19">
        <text:list-item>
          <text:p text:style-name="P186"><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186"><text:span text:style-name="def">usuwanie obiektów</text:span></text:p>
          <text:list>
            <text:list-item>
              <text:p text:style-name="P186"><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186"><text:soft-page-break/><text:span text:style-name="def">można to „lekko” wymusić ustawiając obiektowi </text:span><text:span text:style-name="def2">null</text:span></text:p>
            </text:list-item>
            <text:list-item>
              <text:p text:style-name="P186"><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151">i</text:span></text:span><text:span text:style-name="def">e (chyba chodzi o porządkowanie) jest miejsce na stercie i przypisanie korzeni do nowej sterty.</text:span></text:p>
            </text:list-item>
            <text:list-item>
              <text:p text:style-name="P186"><text:span text:style-name="def">Celem przyspieszenia procesu obiekty podzielone są na 3 generacje</text:span></text:p>
              <text:list>
                <text:list-item>
                  <text:p text:style-name="P186"><text:span text:style-name="def">0 – jeszcze nie oznaczona do usunięcia</text:span></text:p>
                </text:list-item>
                <text:list-item>
                  <text:p text:style-name="P186"><text:span text:style-name="def">1 - przetrwał odśmiecanie, choć był zaznaczony do usunięcia, bo wcześniej uzyskano potrzebną ilość miejsca</text:span></text:p>
                </text:list-item>
                <text:list-item>
                  <text:p text:style-name="P186"><text:span text:style-name="def">2 – przetrwał więcej niż jedno odśmiecanie</text:span></text:p>
                </text:list-item>
                <text:list-item>
                  <text:p text:style-name="P186"><text:span text:style-name="def">dzięki takiemu podziałowi, zmienne lokalne trafiają do generacji 0 i są usuwane w pierwszej kolejności</text:span></text:p>
                </text:list-item>
              </text:list>
            </text:list-item>
            <text:list-item>
              <text:p text:style-name="P186"><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186"><text:span text:style-name="def">System.GC – pozwala na komunikację z odśmiecaczem</text:span></text:p>
              <text:list>
                <text:list-item>
                  <text:p text:style-name="P186"><text:span text:style-name="def">Collect – wymusza odśmiecanie: </text:span><text:span text:style-name="def"><text:span text:style-name="T11">System.</text:span></text:span><text:span text:style-name="def"><text:span text:style-name="T98">GC</text:span></text:span><text:span text:style-name="def"><text:span text:style-name="T11">.Collect(0, </text:span></text:span><text:span text:style-name="def"><text:span text:style-name="T98">GCCollectionMode</text:span></text:span><text:span text:style-name="def"><text:span text:style-name="T11">.Forced);</text:span></text:span></text:p>
                </text:list-item>
                <text:list-item>
                  <text:p text:style-name="P186"><text:span text:style-name="def">GetTotalMemory – szacowana ilość pamięci zajętej przez stertę</text:span></text:p>
                </text:list-item>
                <text:list-item>
                  <text:p text:style-name="P186"><text:span text:style-name="def">strona 244</text:span></text:p>
                </text:list-item>
              </text:list>
            </text:list-item>
          </text:list>
        </text:list-item>
        <text:list-item>
          <text:p text:style-name="P186"><text:span text:style-name="def">Finalization</text:span></text:p>
          <text:list>
            <text:list-item>
              <text:p text:style-name="P186"><text:span text:style-name="def">przesłanianie Finalize w strukturze jest NIEDOZWOLONE</text:span></text:p>
            </text:list-item>
            <text:list-item>
              <text:p text:style-name="P186"><text:span text:style-name="def">w odróżnieniu od Delphi przesłanianie Finalize jest rzadko potrzebne, bo obiekty zwalnia automat. Pomocne mogą być do usuwania niezarządzalnych zasobów.</text:span></text:p>
            </text:list-item>
            <text:list-item>
              <text:p text:style-name="P186"><text:span text:style-name="def"><text:span text:style-name="T11">~Circle()</text:span></text:span><text:span text:style-name="T11">{}</text:span></text:p>
            </text:list-item>
          </text:list>
        </text:list-item>
        <text:list-item>
          <text:p text:style-name="P186"><text:span text:style-name="T11">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186"><text:span text:style-name="def"><text:span text:style-name="T47">public</text:span></text:span><text:span text:style-name="def"><text:span text:style-name="T11"> </text:span></text:span><text:span text:style-name="def"><text:span text:style-name="T47">void</text:span></text:span><text:span text:style-name="def"><text:span text:style-name="T11"> Dispose() {...}</text:span></text:span></text:p>
            </text:list-item>
            <text:list-item>
              <text:p text:style-name="P186"><text:span text:style-name="def">Automatycznie jest wywoływana przez odśmiecacz, ale lepiej na to nie czekać.</text:span></text:p>
            </text:list-item>
            <text:list-item>
              <text:p text:style-name="P186"><text:span text:style-name="def">Czasem funkcja nazywa się Close, co bywa mylące, ale brzmi bardziej naturalnie (np. dla plików)</text:span></text:p>
            </text:list-item>
            <text:list-item>
              <text:p text:style-name="P186"><text:span text:style-name="def">Dispose można <text:s/>wykonać np. w bloku </text:span><text:span text:style-name="def"><text:span text:style-name="T47">try</text:span></text:span><text:span text:style-name="def">/</text:span><text:span text:style-name="def"><text:span text:style-name="T47">finally</text:span></text:span><text:span text:style-name="def"><text:span text:style-name="T11"> </text:span></text:span><text:span text:style-name="def">lub prościej </text:span></text:p>
              <text:p text:style-name="P186"><text:span text:style-name="def"><text:span text:style-name="T47">using</text:span></text:span><text:span text:style-name="def"><text:span text:style-name="T11"> (MyFile file = </text:span></text:span><text:span text:style-name="def"><text:span text:style-name="T47">new</text:span></text:span><text:span text:style-name="def"><text:span text:style-name="T11"> MyFile()) {…}</text:span></text:span><text:span text:style-name="def"> co zostaje rozwinięte do bloku</text:span><text:span text:style-name="def"><text:span text:style-name="T11"> </text:span></text:span><text:span text:style-name="def"><text:span text:style-name="T47">try</text:span></text:span><text:span text:style-name="def">/</text:span><text:span text:style-name="def"><text:span text:style-name="T47">finally</text:span></text:span></text:p>
            </text:list-item>
            <text:list-item>
              <text:p text:style-name="P186"><text:span text:style-name="def">Finalize i Dispose w jednym obiekcie. Aby nie powtarzać Dispose przy finalizacji wewnątrz klasy piszemy:</text:span></text:p>
              <text:p text:style-name="P186"><text:span text:style-name="def"><text:span text:style-name="T11">~MyClass(){ /*tu NIE robimy Dispose*/}</text:span></text:span></text:p>
              <text:p text:style-name="P186"><text:span text:style-name="def"><text:span text:style-name="T47">public</text:span></text:span><text:span text:style-name="def"><text:span text:style-name="T11"> </text:span></text:span><text:span text:style-name="def"><text:span text:style-name="T47">void</text:span></text:span><text:span text:style-name="def"><text:span text:style-name="T11"> Dispose() {</text:span></text:span></text:p>
              <text:list>
                <text:list-header>
                  <text:p text:style-name="P186"><text:span text:style-name="def"><text:span text:style-name="T98">GC</text:span></text:span><text:span text:style-name="def"><text:span text:style-name="T11">.SupressFinalize(); </text:span></text:span><text:span text:style-name="defZiel"><text:span text:style-name="T149">//wyłączenie Finalize gdy robimy Dispose</text:span></text:span></text:p>
                </text:list-header>
              </text:list>
              <text:p text:style-name="P186"><text:span text:style-name="def"><text:span text:style-name="T11">}</text:span></text:span></text:p>
            </text:list-item>
          </text:list>
        </text:list-item>
        <text:list-item>
          <text:p text:style-name="P186"><text:soft-page-break/><text:span text:style-name="def">Generyczna klasa</text:span><text:span text:style-name="def"><text:span text:style-name="T11"> Lazy</text:span></text:span></text:p>
          <text:list>
            <text:list-item>
              <text:p text:style-name="P186"><text:span text:style-name="def">pomaga utworzyć obiekt TYLKO i DOPIERO wtedy, kiedy jest potrzebny</text:span></text:p>
            </text:list-item>
            <text:list-item>
              <text:p text:style-name="P43"><text:span text:style-name="def"><text:span text:style-name="T47">private</text:span></text:span><text:span text:style-name="def"><text:span text:style-name="T11"> </text:span></text:span><text:span text:style-name="def"><text:span text:style-name="T98">Lazy</text:span></text:span><text:span text:style-name="def"><text:span text:style-name="T11">&lt;</text:span></text:span><text:span text:style-name="def"><text:span text:style-name="T98">Car</text:span></text:span><text:span text:style-name="def"><text:span text:style-name="T11">&gt; pojazd = </text:span></text:span><text:span text:style-name="def"><text:span text:style-name="T47">new</text:span></text:span><text:span text:style-name="def"><text:span text:style-name="T11"> </text:span></text:span><text:span text:style-name="def"><text:span text:style-name="T98">Lazy</text:span></text:span><text:span text:style-name="def"><text:span text:style-name="T11">&lt;</text:span></text:span><text:span text:style-name="def"><text:span text:style-name="T98">Car</text:span></text:span><text:span text:style-name="def"><text:span text:style-name="T11">&gt;();</text:span></text:span></text:p>
              <text:p text:style-name="P43"><text:span text:style-name="T47">private</text:span><text:span text:style-name="T11"> </text:span><text:span text:style-name="T98">Car</text:span><text:span text:style-name="T11"> dotknijPojazdu()</text:span></text:p>
              <text:p text:style-name="P23">{</text:p>
              <text:list>
                <text:list-header>
                  <text:p text:style-name="P43"><text:span text:style-name="T47">return</text:span><text:span text:style-name="T11"> pojazd.Value; </text:span><text:span text:style-name="defZiel"><text:span text:style-name="T149">/* </text:span></text:span><text:span text:style-name="defZiel">tu wywołany będzie DOMYŚLNY konstruktor*/</text:span></text:p>
                </text:list-header>
              </text:list>
              <text:p text:style-name="P23">}</text:p>
            </text:list-item>
            <text:list-item>
              <text:p text:style-name="P43"><text:span text:style-name="def"><text:span text:style-name="T47">private</text:span></text:span><text:span text:style-name="def"><text:span text:style-name="T11"> </text:span></text:span><text:span text:style-name="def"><text:span text:style-name="T98">Lazy</text:span></text:span><text:span text:style-name="def"><text:span text:style-name="T11">&lt;</text:span></text:span><text:span text:style-name="def"><text:span text:style-name="T98">Car</text:span></text:span><text:span text:style-name="def"><text:span text:style-name="T11">&gt; pojazd = </text:span></text:span><text:span text:style-name="def"><text:span text:style-name="T47">new</text:span></text:span><text:span text:style-name="def"><text:span text:style-name="T11"> </text:span></text:span><text:span text:style-name="def"><text:span text:style-name="T98">Lazy</text:span></text:span><text:span text:style-name="def"><text:span text:style-name="T11">&lt;</text:span></text:span><text:span text:style-name="def"><text:span text:style-name="T98">Car</text:span></text:span><text:span text:style-name="def"><text:span text:style-name="T11">&gt;( () =&gt;</text:span></text:span></text:p>
              <text:list>
                <text:list-header>
                  <text:p text:style-name="P43"><text:span text:style-name="T47">private</text:span><text:span text:style-name="T11"> </text:span><text:span text:style-name="T98">Car</text:span><text:span text:style-name="T11"> dotknijPojazdu()</text:span></text:p>
                  <text:p text:style-name="P23">{</text:p>
                  <text:list>
                    <text:list-header>
                      <text:p text:style-name="P114"><text:span text:style-name="T47">return</text:span><text:span text:style-name="T11"> new </text:span><text:span text:style-name="T98">Car</text:span><text:span text:style-name="def2"><text:span text:style-name="T10">('Henryk')</text:span></text:span><text:span text:style-name="T11">; </text:span><text:span text:style-name="defZiel"><text:span text:style-name="T149">/* </text:span></text:span><text:span text:style-name="defZiel">tu wywołany będzie PRZECIĄŻONY konstruktor*/</text:span></text:p>
                      <text:p text:style-name="P115">}</text:p>
                      <text:p text:style-name="P113">);</text:p>
                    </text:list-header>
                  </text:list>
                </text:list-header>
              </text:list>
            </text:list-item>
          </text:list>
        </text:list-item>
      </text:list>
      <text:p text:style-name="P9"><text:span text:style-name="def">Interfejsy</text:span></text:p>
      <text:list xml:id="list6950393147244229987" text:style-name="L20">
        <text:list-item>
          <text:p text:style-name="P44"><text:span text:style-name="def">Ogólne</text:span></text:p>
          <text:list>
            <text:list-item>
              <text:p text:style-name="P44"><text:span text:style-name="def">NIE POZWWALAJĄ na definiowanie zmiennych (klasy abstrakcyjne tak)</text:span></text:p>
            </text:list-item>
            <text:list-item>
              <text:p text:style-name="P44"><text:span text:style-name="def">klasa może implementować wiele interfejsów, ale dziedziczyć po jednej klasie abstrakcyjnej</text:span></text:p>
            </text:list-item>
            <text:list-item>
              <text:p text:style-name="P44"><text:span text:style-name="def"><text:span text:style-name="T1">metody</text:span></text:span><text:span text:style-name="def"> interfejsów NIE MAJĄ DEFINJICJI, metody abstrakcyjne myszą zostać zdefiniowane</text:span></text:p>
            </text:list-item>
            <text:list-item>
              <text:p text:style-name="P44"><text:span text:style-name="def">interfejsy NIE MAJĄ </text:span><text:span text:style-name="def"><text:span text:style-name="T1">konstruktorów</text:span></text:span></text:p>
            </text:list-item>
            <text:list-item>
              <text:p text:style-name="P44"><text:span text:style-name="def">NIE MOŻNA tworzyć ich </text:span><text:span text:style-name="def"><text:span text:style-name="T1">instancji</text:span></text:span></text:p>
            </text:list-item>
            <text:list-item>
              <text:p text:style-name="P44"><text:span text:style-name="def"><text:span text:style-name="T47">public</text:span></text:span><text:span text:style-name="def"><text:span text:style-name="T11"> </text:span></text:span><text:span text:style-name="def"><text:span text:style-name="T47">interface</text:span></text:span><text:span text:style-name="def"><text:span text:style-name="T11"> </text:span></text:span><text:span text:style-name="def"><text:span text:style-name="T98">Ipointy</text:span></text:span><text:span text:style-name="def"><text:span text:style-name="T11">{</text:span></text:span></text:p>
            </text:list-item>
          </text:list>
        </text:list-item>
      </text:list>
      <text:list xml:id="list4806856887726569527" text:style-name="L21">
        <text:list-item>
          <text:list>
            <text:list-header>
              <text:p text:style-name="P46"><text:span text:style-name="T47">public</text:span><text:span text:style-name="T11"> </text:span><text:span text:style-name="T47">int</text:span><text:span text:style-name="T11"> DajKrawedzie();</text:span></text:p>
            </text:list-header>
          </text:list>
          <text:p text:style-name="P25">}</text:p>
          <text:list text:continue-numbering="true">
            <text:list-item>
              <text:p text:style-name="P116"><text:span text:style-name="T47">class</text:span><text:span text:style-name="T11"> </text:span><text:span text:style-name="T98">Circle</text:span><text:span text:style-name="T11"> : </text:span><text:span text:style-name="T98">Shape</text:span><text:span text:style-name="T11">, </text:span><text:span text:style-name="T98">Ipointy</text:span><text:span text:style-name="T11">{</text:span></text:p>
              <text:p text:style-name="P45"><text:span text:style-name="T11">p</text:span><text:span text:style-name="T47">ublic</text:span><text:span text:style-name="T11"> </text:span><text:span text:style-name="T47">int</text:span><text:span text:style-name="T11"> DajKrawedzie(){ </text:span><text:span text:style-name="defZiel">/*konieczna definicja funkcji*/</text:span><text:span text:style-name="T11"> }</text:span></text:p>
            </text:list-item>
          </text:list>
          <text:p text:style-name="P117">}</text:p>
          <text:list text:continue-numbering="true">
            <text:list-header>
              <text:p text:style-name="P118"/>
            </text:list-header>
            <text:list-item>
              <text:p text:style-name="P119"><text:span text:style-name="T47">class</text:span><text:span text:style-name="T11"> </text:span><text:span text:style-name="T98">Circle</text:span><text:span text:style-name="T11"> : </text:span><text:span text:style-name="T98">Shape</text:span><text:span text:style-name="T11">, </text:span><text:span text:style-name="T98">Ipointy</text:span><text:span text:style-name="T11">{</text:span></text:p>
              <text:p text:style-name="P46"><text:span text:style-name="T11">p</text:span><text:span text:style-name="T47">ublic</text:span><text:span text:style-name="T11"> </text:span><text:span text:style-name="T47">int</text:span><text:span text:style-name="T11"> DajKrawedzie(){</text:span><text:span text:style-name="defZiel"><text:span text:style-name="T149"> </text:span></text:span><text:span text:style-name="defZiel">/*konieczna definicja funkcji*/</text:span><text:span text:style-name="T11"> }</text:span></text:p>
            </text:list-item>
          </text:list>
          <text:p text:style-name="P25">}</text:p>
          <text:list text:continue-numbering="true">
            <text:list-item>
              <text:p text:style-name="P122"><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23"><text:span text:style-name="def">MOŻNA przekazywać jako </text:span><text:span text:style-name="def"><text:span text:style-name="T1">parametry</text:span></text:span></text:p>
            </text:list-item>
            <text:list-item>
              <text:p text:style-name="P123"><text:span text:style-name="def"><text:span text:style-name="T1">i</text:span></text:span><text:span text:style-name="def"><text:span text:style-name="T89">nterfejsy MOGĄ być </text:span></text:span><text:span text:style-name="def"><text:span text:style-name="T1">wartościami</text:span></text:span><text:span text:style-name="def"><text:span text:style-name="T89"> </text:span></text:span><text:span text:style-name="def"><text:span text:style-name="T1">zwracanymi</text:span></text:span></text:p>
            </text:list-item>
            <text:list-item>
              <text:p text:style-name="P124"><text:span text:style-name="def"><text:span text:style-name="T1">tablica</text:span></text:span><text:span text:style-name="def"><text:span text:style-name="T89"> </text:span></text:span><text:span text:style-name="def"><text:span text:style-name="T1">interfejsów</text:span></text:span><text:span text:style-name="def"><text:span text:style-name="T89"> MOŻE przechowywać obiekty różnych klas o ile wszystkie implementują jeden interfejs</text:span></text:span></text:p>
              <text:list>
                <text:list-item>
                  <text:p text:style-name="P45"><text:span text:style-name="def"><text:span text:style-name="T100">IPointy</text:span></text:span><text:span text:style-name="def"><text:span text:style-name="T12">[] tab = </text:span></text:span><text:span text:style-name="def"><text:span text:style-name="T48">new</text:span></text:span><text:span text:style-name="def"><text:span text:style-name="T12"> </text:span></text:span><text:span text:style-name="def"><text:span text:style-name="T100">IPointy</text:span></text:span><text:span text:style-name="def"><text:span text:style-name="T12">[] {...};</text:span></text:span></text:p>
                </text:list-item>
              </text:list>
            </text:list-item>
            <text:list-item>
              <text:p text:style-name="P120"><text:span text:style-name="def"><text:span text:style-name="T89">jeśli implementowane interfejsy mają metody o tych samych nazwach</text:span></text:span></text:p>
            </text:list-item>
            <text:list-item>
              <text:p text:style-name="P125"><text:span text:style-name="def"><text:span text:style-name="T89">Każdy interfejs ma INNĄ implementację</text:span></text:span></text:p>
              <text:p text:style-name="P45"><text:span text:style-name="def"><text:span text:style-name="T48">class</text:span></text:span><text:span text:style-name="def"><text:span text:style-name="T12"> </text:span></text:span><text:span text:style-name="def"><text:span text:style-name="T100">Circle</text:span></text:span><text:span text:style-name="def"><text:span text:style-name="T12"> : </text:span></text:span><text:span text:style-name="def"><text:span text:style-name="T100">Shape</text:span></text:span><text:span text:style-name="def"><text:span text:style-name="T12">, </text:span></text:span><text:span text:style-name="def"><text:span text:style-name="T100">IPointy</text:span></text:span><text:span text:style-name="def"><text:span text:style-name="T12">, </text:span></text:span><text:span text:style-name="def"><text:span text:style-name="T100">IinnyPointy</text:span></text:span></text:p>
              <text:p text:style-name="P24">{</text:p>
              <text:list>
                <text:list-header>
                  <text:p text:style-name="P45"><text:span text:style-name="T47">int</text:span><text:span text:style-name="T11"> </text:span><text:span text:style-name="T98">IPointy</text:span><text:span text:style-name="T11">.DajKrawedzie() { </text:span><text:span text:style-name="T47">return</text:span><text:span text:style-name="T11"> 1; }</text:span></text:p>
                  <text:p text:style-name="P45"><text:span text:style-name="T47">int</text:span><text:span text:style-name="T11"> </text:span><text:span text:style-name="T98">IInnyPointy</text:span><text:span text:style-name="T11">.DajKrawedzie() { </text:span><text:span text:style-name="T47">return</text:span><text:span text:style-name="T11"> 1; }</text:span></text:p>
                </text:list-header>
              </text:list>
              <text:p text:style-name="P24">}</text:p>
            </text:list-item>
            <text:list-item>
              <text:p text:style-name="P121"><text:span text:style-name="def"><text:span text:style-name="T89">Wszystkie interfejsy mają TĘ SAMĄ implementację</text:span></text:span></text:p>
              <text:p text:style-name="P45"><text:span text:style-name="def"><text:span text:style-name="T48">class</text:span></text:span><text:span text:style-name="def"><text:span text:style-name="T12"> </text:span></text:span><text:span text:style-name="def"><text:span text:style-name="T100">Circle</text:span></text:span><text:span text:style-name="def"><text:span text:style-name="T12"> : </text:span></text:span><text:span text:style-name="def"><text:span text:style-name="T100">Shape</text:span></text:span><text:span text:style-name="def"><text:span text:style-name="T12">, </text:span></text:span><text:span text:style-name="def"><text:span text:style-name="T100">IPointy</text:span></text:span><text:span text:style-name="def"><text:span text:style-name="T12">, </text:span></text:span><text:span text:style-name="def"><text:span text:style-name="T100">IinnyPointy</text:span></text:span></text:p>
              <text:p text:style-name="P24">{</text:p>
              <text:list>
                <text:list-header>
                  <text:p text:style-name="P45"><text:span text:style-name="T47">int</text:span><text:span text:style-name="T11"> DajKrawedzie() { </text:span><text:span text:style-name="T47">return</text:span><text:span text:style-name="T11"> 1; }</text:span></text:p>
                </text:list-header>
              </text:list>
              <text:p text:style-name="P24">}</text:p>
            </text:list-item>
            <text:list-item>
              <text:p text:style-name="P126"><text:span text:style-name="def"><text:span text:style-name="T89">interfejsy mogą dziedziczyć innych interfejsach</text:span></text:span></text:p>
            </text:list-item>
            <text:list-item>
              <text:p text:style-name="P45"><text:span text:style-name="def"><text:span text:style-name="T48">public</text:span></text:span><text:span text:style-name="def"><text:span text:style-name="T12"> </text:span></text:span><text:span text:style-name="def"><text:span text:style-name="T48">interface</text:span></text:span><text:span text:style-name="def"><text:span text:style-name="T12"> </text:span></text:span><text:span text:style-name="def"><text:span text:style-name="T100">INewPointy</text:span></text:span><text:span text:style-name="def"><text:span text:style-name="T12">: </text:span></text:span><text:span text:style-name="def"><text:span text:style-name="T100">Ipointy</text:span></text:span><text:span text:style-name="def"><text:span text:style-name="T12">{...}</text:span></text:span></text:p>
            </text:list-item>
          </text:list>
        </text:list-item>
      </text:list>
      <text:p text:style-name="P7"><text:span text:style-name="def"/></text:p>
      <text:list xml:id="list42752371" text:continue-list="list7027972769831946806" text:style-name="L19">
        <text:list-item>
          <text:p text:style-name="P187"><text:span text:style-name="def"><text:span text:style-name="T89">Typy wyliczeniowe (</text:span></text:span><text:span text:style-name="def"><text:span text:style-name="T100">IEnumerable, Ienumerator</text:span></text:span><text:span text:style-name="def"><text:span text:style-name="T89">) - </text:span></text:span><text:span text:style-name="def"><text:span text:style-name="T12">System.</text:span></text:span><text:span text:style-name="def2"><text:span text:style-name="T89">Collections</text:span></text:span></text:p>
          <text:list>
            <text:list-item>
              <text:p text:style-name="P187"><text:soft-page-break/><text:span text:style-name="def"><text:span text:style-name="T48">foreach</text:span></text:span><text:span text:style-name="def"><text:span text:style-name="T89"> można stosować w każdym typie z metodą GetEnumerator() (</text:span></text:span><text:span text:style-name="def"><text:span text:style-name="T100">IEnumerable</text:span></text:span><text:span text:style-name="def"><text:span text:style-name="T89">)</text:span></text:span></text:p>
            </text:list-item>
            <text:list-item>
              <text:p text:style-name="P187"><text:span text:style-name="def"><text:span text:style-name="T89">po zaimplementowaniu </text:span></text:span><text:span text:style-name="def"><text:span text:style-name="T100">IEnumerator</text:span></text:span><text:span text:style-name="def"><text:span text:style-name="T89"> <text:s/>dostajemy</text:span></text:span></text:p>
              <text:list>
                <text:list-item>
                  <text:p text:style-name="P187"><text:span text:style-name="def"><text:span text:style-name="T48">bool</text:span></text:span><text:span text:style-name="def"><text:span text:style-name="T12"> MoveNext(); </text:span></text:span></text:p>
                </text:list-item>
                <text:list-item>
                  <text:p text:style-name="P187"><text:span text:style-name="def"><text:span text:style-name="T48">object</text:span></text:span><text:span text:style-name="def"><text:span text:style-name="T12"> Current{</text:span></text:span><text:span text:style-name="def2"><text:span text:style-name="T89">get</text:span></text:span><text:span text:style-name="def"><text:span text:style-name="T12">;}; </text:span></text:span></text:p>
                </text:list-item>
                <text:list-item>
                  <text:p text:style-name="P187"><text:span text:style-name="def"><text:span text:style-name="T48">void</text:span></text:span><text:span text:style-name="def"><text:span text:style-name="T12"> Reset(); </text:span></text:span></text:p>
                </text:list-item>
              </text:list>
            </text:list-item>
            <text:list-item>
              <text:p text:style-name="P187"><text:span text:style-name="def"><text:span text:style-name="T89">każda klasa implementująca </text:span></text:span><text:span text:style-name="def"><text:span text:style-name="T100">IEnumerator</text:span></text:span><text:span text:style-name="def"><text:span text:style-name="T89"> może zwracać enumerator</text:span></text:span><text:span text:style-name="def2"><text:span text:style-name="T89"> GetEnumertator()</text:span></text:span><text:span text:style-name="def"><text:span text:style-name="T89">. Jeśli posiadamy klasę, której podelementem jest instancja klasy implementującej </text:span></text:span><text:span text:style-name="def"><text:span text:style-name="T100">IEnumerator</text:span></text:span><text:span text:style-name="def"><text:span text:style-name="T89"> to nie musimy ręcznie implementować powyższych funkcji, ale zwrócić enumerator podobiektu.</text:span></text:span></text:p>
              <text:list>
                <text:list-item>
                  <text:p text:style-name="P47"><text:span text:style-name="def"><text:span text:style-name="T48">public</text:span></text:span><text:span text:style-name="def"><text:span text:style-name="T12"> </text:span></text:span><text:span text:style-name="def"><text:span text:style-name="T100">IEnumerator</text:span></text:span><text:span text:style-name="def"><text:span text:style-name="T12"> GetEnumerator(){</text:span></text:span></text:p>
                  <text:list>
                    <text:list-header>
                      <text:p text:style-name="P47"><text:span text:style-name="T47">return</text:span><text:span text:style-name="T11"> podList.GetEnumerator();</text:span></text:p>
                    </text:list-header>
                  </text:list>
                  <text:p text:style-name="P26">}</text:p>
                </text:list-item>
                <text:list-item>
                  <text:p text:style-name="P187"><text:span text:style-name="def"><text:span text:style-name="T12">System.</text:span></text:span><text:span text:style-name="def"><text:span text:style-name="T100">Array</text:span></text:span><text:span text:style-name="def"><text:span text:style-name="T12"> </text:span></text:span><text:span text:style-name="def"><text:span text:style-name="T89">już implementuje <text:s/></text:span></text:span><text:span text:style-name="def"><text:span text:style-name="T100">Ienumerator</text:span></text:span></text:p>
                </text:list-item>
              </text:list>
            </text:list-item>
            <text:list-item>
              <text:p text:style-name="P187"><text:span text:style-name="def"><text:span text:style-name="T89">Iteratory – alternatywa dla implementowania <text:s/>(</text:span></text:span><text:span text:style-name="def"><text:span text:style-name="T100">Ienumerable</text:span></text:span><text:span text:style-name="def"><text:span text:style-name="T89">) Wystarczy stworzyć metody iteracyjnez pomicąsłowa kluczowego </text:span></text:span><text:span text:style-name="def2"><text:span text:style-name="T89">yield</text:span></text:span><text:span text:style-name="def"><text:span text:style-name="T89">. „Rzuca” ono poszczególnymi elementami W DOWOLNEJ KOLEJNOŚCI</text:span></text:span></text:p>
              <text:list>
                <text:list-item>
                  <text:p text:style-name="P47"><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100">Garage1</text:span></text:span><text:span text:style-name="def"><text:span text:style-name="T12">{</text:span></text:span></text:p>
                  <text:list>
                    <text:list-header>
                      <text:p text:style-name="P47"><text:span text:style-name="T47">private</text:span><text:span text:style-name="T11"> </text:span><text:span text:style-name="T98">Car</text:span><text:span text:style-name="T11">[] list = </text:span><text:span text:style-name="T47">new</text:span><text:span text:style-name="T11"> </text:span><text:span text:style-name="T98">Car</text:span><text:span text:style-name="T11">[4];</text:span></text:p>
                      <text:p text:style-name="P47"><text:span text:style-name="T47">public</text:span><text:span text:style-name="T11"> </text:span><text:span text:style-name="T98">IEnumerator</text:span><text:span text:style-name="T11"> GetEnumerator()</text:span></text:p>
                      <text:p text:style-name="P26">{</text:p>
                      <text:list>
                        <text:list-header>
                          <text:p text:style-name="P47"><text:span text:style-name="T47">foreach</text:span><text:span text:style-name="T11"> (</text:span><text:span text:style-name="T98">Car</text:span><text:span text:style-name="T11"> c </text:span><text:span text:style-name="T47">in</text:span><text:span text:style-name="T11"> list){</text:span></text:p>
                          <text:list>
                            <text:list-header>
                              <text:p text:style-name="P47"><text:span text:style-name="T47">yield</text:span><text:span text:style-name="T11"> </text:span><text:span text:style-name="T47">return</text:span><text:span text:style-name="T11"> c;</text:span></text:p>
                            </text:list-header>
                          </text:list>
                          <text:p text:style-name="P26">}</text:p>
                        </text:list-header>
                      </text:list>
                      <text:p text:style-name="P26">}</text:p>
                    </text:list-header>
                  </text:list>
                  <text:p text:style-name="P26">}</text:p>
                </text:list-item>
              </text:list>
            </text:list-item>
          </text:list>
        </text:list-item>
      </text:list>
      <text:p text:style-name="P6"/>
      <text:list xml:id="list42749704" text:continue-numbering="true" text:style-name="L19">
        <text:list-item>
          <text:list>
            <text:list-item>
              <text:list>
                <text:list-item>
                  <text:p text:style-name="P47"><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100">Garage1</text:span></text:span><text:span text:style-name="def"><text:span text:style-name="T12">{</text:span></text:span></text:p>
                  <text:list>
                    <text:list-header>
                      <text:p text:style-name="P47"><text:span text:style-name="T47">private</text:span><text:span text:style-name="T11"> </text:span><text:span text:style-name="T98">Car</text:span><text:span text:style-name="T11">[] list = </text:span><text:span text:style-name="T47">new</text:span><text:span text:style-name="T11"> </text:span><text:span text:style-name="T98">Car</text:span><text:span text:style-name="T11">[4];</text:span></text:p>
                      <text:p text:style-name="P47"><text:span text:style-name="T47">public</text:span><text:span text:style-name="T11"> </text:span><text:span text:style-name="T98">IEnumerator</text:span><text:span text:style-name="T11"> GetEnumerator()</text:span></text:p>
                      <text:p text:style-name="P26">{</text:p>
                      <text:list>
                        <text:list-header>
                          <text:p text:style-name="P47"><text:span text:style-name="T47">yield</text:span><text:span text:style-name="T11"> </text:span><text:span text:style-name="T47">return</text:span><text:span text:style-name="T11"> list[0];</text:span></text:p>
                          <text:p text:style-name="P47"><text:span text:style-name="T47">yield</text:span><text:span text:style-name="T11"> </text:span><text:span text:style-name="T47">return</text:span><text:span text:style-name="T11"> list[3];</text:span></text:p>
                          <text:p text:style-name="P47"><text:span text:style-name="T47">yield</text:span><text:span text:style-name="T11"> </text:span><text:span text:style-name="T47">return</text:span><text:span text:style-name="T11"> list[1];</text:span></text:p>
                        </text:list-header>
                      </text:list>
                      <text:p text:style-name="P27">}</text:p>
                    </text:list-header>
                  </text:list>
                </text:list-item>
              </text:list>
            </text:list-item>
          </text:list>
        </text:list-item>
      </text:list>
      <text:p text:style-name="P6"><text:s text:c="7"/><text:tab/> }</text:p>
      <text:list xml:id="list1055098805470291416" text:style-name="L22">
        <text:list-item>
          <text:list>
            <text:list-item>
              <text:p text:style-name="P48"><text:span text:style-name="def">Iteratory nazwane – metody w obrębie której użyto <text:s/></text:span><text:span text:style-name="def2"><text:span text:style-name="T89">yield</text:span></text:span></text:p>
              <text:list>
                <text:list-item>
                  <text:p text:style-name="P48"><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100">Garage2</text:span></text:span></text:p>
                  <text:p text:style-name="P28">{</text:p>
                  <text:list>
                    <text:list-header>
                      <text:p text:style-name="P48"><text:span text:style-name="T47">private</text:span><text:span text:style-name="T11"> </text:span><text:span text:style-name="T98">Car</text:span><text:span text:style-name="T11">[] list = </text:span><text:span text:style-name="T47">new</text:span><text:span text:style-name="T11"> </text:span><text:span text:style-name="T98">Car</text:span><text:span text:style-name="T11">[4];</text:span></text:p>
                      <text:p text:style-name="P48"><text:span text:style-name="T47">public</text:span><text:span text:style-name="T11"> </text:span><text:span text:style-name="T98">IEnumerable</text:span><text:span text:style-name="T11"> GetSorted(</text:span><text:span text:style-name="T47">bool</text:span><text:span text:style-name="T11"> reversed)</text:span></text:p>
                      <text:p text:style-name="P28">{</text:p>
                      <text:list>
                        <text:list-header>
                          <text:p text:style-name="P48"><text:span text:style-name="T47">if</text:span><text:span text:style-name="T11"> (reversed)</text:span></text:p>
                          <text:p text:style-name="P28">{</text:p>
                          <text:list>
                            <text:list-header>
                              <text:p text:style-name="P50">// yield...</text:p>
                            </text:list-header>
                          </text:list>
                          <text:p text:style-name="P28">}</text:p>
                          <text:p text:style-name="P53">else</text:p>
                          <text:p text:style-name="P28">{</text:p>
                          <text:list text:continue-numbering="true">
                            <text:list-header>
                              <text:p text:style-name="P50">//yield...</text:p>
                            </text:list-header>
                          </text:list>
                          <text:p text:style-name="P28">}</text:p>
                        </text:list-header>
                      </text:list>
                      <text:p text:style-name="P28">}</text:p>
                      <text:p text:style-name="P127">}</text:p>
                    </text:list-header>
                  </text:list>
                </text:list-item>
                <text:list-item>
                  <text:p text:style-name="P48"><text:span text:style-name="T98">Garage2</text:span><text:span text:style-name="T11"> myGarage = </text:span><text:span text:style-name="T47">new</text:span><text:span text:style-name="T11"> </text:span><text:span text:style-name="T98">Garage2</text:span><text:span text:style-name="T11">();</text:span></text:p>
                  <text:p text:style-name="P48"><text:span text:style-name="T47">foreach</text:span><text:span text:style-name="T11"> (</text:span><text:span text:style-name="T98">Car</text:span><text:span text:style-name="T11"> c </text:span><text:span text:style-name="T47">in</text:span><text:span text:style-name="T11"> myGarage.GetSorted(</text:span><text:span text:style-name="T47">true</text:span><text:span text:style-name="T11">)) {…} </text:span><text:span text:style-name="def">- wskazujemy konkretną metodę nazwaną</text:span></text:p>
                </text:list-item>
              </text:list>
            </text:list-item>
          </text:list>
        </text:list-item>
        <text:list-item>
          <text:p text:style-name="P49"><text:soft-page-break/><text:span text:style-name="def">Klonowanie (</text:span><text:span text:style-name="def"><text:span text:style-name="T98">ICloneable</text:span></text:span><text:span text:style-name="def">) – </text:span><text:span text:style-name="def"><text:span text:style-name="T11">System.Object.</text:span></text:span><text:span text:style-name="def"><text:span text:style-name="T98">ICloneable</text:span></text:span><text:span text:style-name="def"><text:span text:style-name="T11"> </text:span></text:span><text:span text:style-name="def">ma zwracać GŁĘBOKĄ kopie obiektu. Płytką zwróci nam <text:s/></text:span><text:span text:style-name="def"><text:span text:style-name="T11">MemberwiseClone()</text:span></text:span></text:p>
          <text:list>
            <text:list-item>
              <text:p text:style-name="P49"><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8">Garage2</text:span></text:span><text:span text:style-name="def"><text:span text:style-name="T11">: </text:span></text:span><text:span text:style-name="def"><text:span text:style-name="T98"><text:s/>ICloneable</text:span></text:span></text:p>
              <text:p text:style-name="P29">{</text:p>
              <text:list>
                <text:list-header>
                  <text:p text:style-name="P49"><text:span text:style-name="T47">private</text:span><text:span text:style-name="T11"> </text:span><text:span text:style-name="T98">Car</text:span><text:span text:style-name="T11">[] list = </text:span><text:span text:style-name="T47">new</text:span><text:span text:style-name="T11"> </text:span><text:span text:style-name="T98">Car</text:span><text:span text:style-name="T11">[4];</text:span></text:p>
                  <text:p text:style-name="P49"><text:span text:style-name="T47">public</text:span><text:span text:style-name="T11"> </text:span><text:span text:style-name="T47">object</text:span><text:span text:style-name="T11"> Clone()</text:span></text:p>
                  <text:p text:style-name="P29">{</text:p>
                  <text:list>
                    <text:list-header>
                      <text:p text:style-name="P49"><text:span text:style-name="T98">Garage2</text:span><text:span text:style-name="T11"> g = (</text:span><text:span text:style-name="T98">Garage2</text:span><text:span text:style-name="T11">)</text:span><text:span text:style-name="T47">this</text:span><text:span text:style-name="T11">.MemberwiseClone();</text:span></text:p>
                      <text:p text:style-name="P49"><text:span text:style-name="T11">g.list = </text:span><text:span text:style-name="T47">new</text:span><text:span text:style-name="T11"> </text:span><text:span text:style-name="T98">Car</text:span><text:span text:style-name="T11">[4];</text:span></text:p>
                      <text:p text:style-name="P51">//tu wypełnianie listy kopiami samochodów</text:p>
                      <text:p text:style-name="P49"><text:span text:style-name="T47">return</text:span><text:span text:style-name="T11"> g;</text:span></text:p>
                    </text:list-header>
                  </text:list>
                  <text:p text:style-name="P29">}</text:p>
                </text:list-header>
              </text:list>
              <text:p text:style-name="P29">}</text:p>
            </text:list-item>
            <text:list-item>
              <text:p text:style-name="P49"><text:span text:style-name="def"><text:span text:style-name="T11">MemberwiseClone() </text:span></text:span><text:span text:style-name="def"><text:s/>zwraca płytką kopię, czyli oryginał i kopia będzie posiadać ten sam obiekt listy!</text:span></text:p>
            </text:list-item>
          </text:list>
        </text:list-item>
        <text:list-item>
          <text:p text:style-name="P49"><text:span text:style-name="def">Obiekty porównywalne (</text:span><text:span text:style-name="def"><text:span text:style-name="T98">Icomparable</text:span></text:span><text:span text:style-name="def">) - <text:s/></text:span><text:span text:style-name="def"><text:span text:style-name="T11">System.</text:span></text:span><text:span text:style-name="def"><text:span text:style-name="T98"> Icomparable</text:span></text:span><text:span text:style-name="def"> - </text:span></text:p>
          <text:list>
            <text:list-item>
              <text:p text:style-name="P49"><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8">Garage2</text:span></text:span><text:span text:style-name="def"><text:span text:style-name="T11">: <text:s/></text:span></text:span><text:span text:style-name="def"><text:span text:style-name="T98">Icomparable</text:span></text:span></text:p>
              <text:p text:style-name="P29">{</text:p>
              <text:list>
                <text:list-header>
                  <text:p text:style-name="P49"><text:span text:style-name="T47">private</text:span><text:span text:style-name="T11"> </text:span><text:span text:style-name="T98">Car</text:span><text:span text:style-name="T11">[] list = </text:span><text:span text:style-name="T47">new</text:span><text:span text:style-name="T11"> </text:span><text:span text:style-name="T98">Car</text:span><text:span text:style-name="T11">[4];</text:span></text:p>
                  <text:p text:style-name="P49"><text:span text:style-name="T47">int</text:span><text:span text:style-name="T11"> CompareTo(</text:span><text:span text:style-name="T47">object</text:span><text:span text:style-name="T11"> obj)</text:span></text:p>
                  <text:p text:style-name="P29">{</text:p>
                  <text:list>
                    <text:list-header>
                      <text:p text:style-name="P51">//if this &lt; obj =&gt; -1 else</text:p>
                      <text:p text:style-name="P51">//if this &gt; obj =&gt; 1 else</text:p>
                      <text:p text:style-name="P51">//0</text:p>
                      <text:p text:style-name="P49"><text:span text:style-name="T47">return</text:span><text:span text:style-name="T11"> </text:span><text:span text:style-name="T47">this</text:span><text:span text:style-name="T11">.list.Length.CompareTo(((</text:span><text:span text:style-name="T98">Garage2</text:span><text:span text:style-name="T11">)obj).list.Length);</text:span></text:p>
                    </text:list-header>
                  </text:list>
                  <text:p text:style-name="P29">}</text:p>
                </text:list-header>
              </text:list>
              <text:p text:style-name="P29">}</text:p>
            </text:list-item>
            <text:list-item>
              <text:p text:style-name="P49"><text:span text:style-name="def">ArrayList ma zdefiniowaną funkcję sort, ale jeśli trafi na obiekty, które nie implementuję</text:span><text:span text:style-name="T11"> </text:span><text:span text:style-name="def"><text:span text:style-name="T98">Icomparable </text:span></text:span><text:span text:style-name="def">to powstanie błąd</text:span></text:p>
            </text:list-item>
          </text:list>
        </text:list-item>
        <text:list-item>
          <text:p text:style-name="P49"><text:span text:style-name="def">Obiekty porównujące (</text:span><text:span text:style-name="def"><text:span text:style-name="T98">Icomparer</text:span></text:span><text:span text:style-name="def">) – </text:span><text:span text:style-name="def"><text:span text:style-name="T12">System.</text:span></text:span><text:span text:style-name="def2"><text:span text:style-name="T89">Collections.</text:span></text:span><text:span text:style-name="def"><text:span text:style-name="T100">Icomparer –</text:span></text:span><text:span text:style-name="def"><text:span text:style-name="T89"> pozwala porównywać na wiele sposobów</text:span></text:span></text:p>
          <text:list>
            <text:list-item>
              <text:p text:style-name="P49"><text:span text:style-name="def"><text:span text:style-name="T89">do używania tego typu porównań zazwyczaj tworzymy klasę pomocniczą – jedna klasa na jeden typ porównywania</text:span></text:span></text:p>
            </text:list-item>
            <text:list-item>
              <text:p text:style-name="P49"><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100">CompareHelp</text:span></text:span><text:span text:style-name="def"><text:span text:style-name="T12"> : </text:span></text:span><text:span text:style-name="def"><text:span text:style-name="T100">Icomparer</text:span></text:span></text:p>
              <text:p text:style-name="P29">{</text:p>
              <text:list>
                <text:list-header>
                  <text:p text:style-name="P49"><text:span text:style-name="T47">int</text:span><text:span text:style-name="T11"> </text:span><text:span text:style-name="T98">IComparer</text:span><text:span text:style-name="T11">.CompareTo(</text:span><text:span text:style-name="T47">object</text:span><text:span text:style-name="T11"> o1, </text:span><text:span text:style-name="T47">object</text:span><text:span text:style-name="T11"> o2)</text:span></text:p>
                  <text:p text:style-name="P29">{</text:p>
                  <text:list>
                    <text:list-header>
                      <text:p text:style-name="P51">//porównanie obiektów typu Car</text:p>
                      <text:p text:style-name="P49"><text:span text:style-name="T47">return</text:span><text:span text:style-name="T11"> -1;</text:span></text:p>
                    </text:list-header>
                  </text:list>
                  <text:p text:style-name="P29">}</text:p>
                </text:list-header>
              </text:list>
              <text:p text:style-name="P29">}</text:p>
              <text:p text:style-name="P29">...</text:p>
              <text:p text:style-name="P49"><text:span text:style-name="T98">Array</text:span><text:span text:style-name="T11">.Sort(myGarage, </text:span><text:span text:style-name="T47">new</text:span><text:span text:style-name="T11"> </text:span><text:span text:style-name="T98">CompareHelp</text:span><text:span text:style-name="T11">());</text:span></text:p>
            </text:list-item>
            <text:list-item>
              <text:p text:style-name="P49"><text:span text:style-name="def">aby było bardziej logicznie dodajny do klasy</text:span><text:span text:style-name="T11"> Garage </text:span><text:span text:style-name="def">metodę zwracającą </text:span><text:span text:style-name="def"><text:span text:style-name="T11">klasę pomocniczą</text:span></text:span></text:p>
              <text:list>
                <text:list-item>
                  <text:p text:style-name="P49"><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8">Garage2</text:span></text:span><text:span text:style-name="def"><text:span text:style-name="T11">: <text:s/></text:span></text:span><text:span text:style-name="def"><text:span text:style-name="T98">Icomparable</text:span></text:span></text:p>
                  <text:p text:style-name="P29">{</text:p>
                  <text:list>
                    <text:list-header>
                      <text:p text:style-name="P49"><text:span text:style-name="T47">public</text:span><text:span text:style-name="T11"> </text:span><text:span text:style-name="T98">Car</text:span><text:span text:style-name="T11">[] list = </text:span><text:span text:style-name="T47">new</text:span><text:span text:style-name="T11"> </text:span><text:span text:style-name="T98">Car</text:span><text:span text:style-name="T11">[4];</text:span></text:p>
                      <text:p text:style-name="P49"><text:span text:style-name="T47">public</text:span><text:span text:style-name="T11"> </text:span><text:span text:style-name="T98">CompareHelp</text:span><text:span text:style-name="T11"> dajCompareHelp()</text:span></text:p>
                      <text:p text:style-name="P29">{</text:p>
                      <text:list>
                        <text:list-header>
                          <text:p text:style-name="P49"><text:span text:style-name="T47">return</text:span><text:span text:style-name="T11"> </text:span><text:span text:style-name="T47">new</text:span><text:span text:style-name="T11"> </text:span><text:span text:style-name="T98">CompareHelp</text:span><text:span text:style-name="T11">();</text:span></text:p>
                        </text:list-header>
                      </text:list>
                      <text:p text:style-name="P29">}</text:p>
                    </text:list-header>
                  </text:list>
                  <text:p text:style-name="P29">}</text:p>
                </text:list-item>
              </text:list>
            </text:list-item>
          </text:list>
        </text:list-item>
      </text:list>
      <text:p text:style-name="P6"><text:tab/><text:tab/>...</text:p>
      <text:list xml:id="list42728092" text:continue-numbering="true" text:style-name="L22">
        <text:list-item>
          <text:list>
            <text:list-item>
              <text:list>
                <text:list-header>
                  <text:p text:style-name="P49"><text:span text:style-name="T98">Array</text:span><text:span text:style-name="T11">.Sort(myGarage, myGarage.dajCompareHelp());</text:span></text:p>
                </text:list-header>
              </text:list>
            </text:list-item>
          </text:list>
        </text:list-item>
      </text:list>
      <text:p text:style-name="P5"><text:span text:style-name="def">Generyczność</text:span></text:p>
      <text:list xml:id="list2338435466754623306" text:style-name="L23">
        <text:list-item>
          <text:p text:style-name="P54"><text:span text:style-name="def">Niegeneryczne kolekcje - </text:span><text:span text:style-name="def"><text:span text:style-name="T12">System.</text:span></text:span><text:span text:style-name="def2"><text:span text:style-name="T89">Collections</text:span></text:span><text:span text:style-name="def"> – (strona 298)</text:span></text:p>
          <text:list>
            <text:list-item>
              <text:p text:style-name="P54"><text:span text:style-name="def">ArrayList – koleksja o dynamicznym rozmiarze z sekwencyjnym ułożeniem obiektów</text:span></text:p>
            </text:list-item>
            <text:list-item>
              <text:p text:style-name="P54"><text:span text:style-name="def">HashTable – Mapa – kolekcja przechowująca pary klucz-wartość</text:span></text:p>
            </text:list-item>
            <text:list-item>
              <text:p text:style-name="P54"><text:soft-page-break/><text:span text:style-name="def">Queue – kolejka FIFO</text:span></text:p>
            </text:list-item>
            <text:list-item>
              <text:p text:style-name="P54"><text:span text:style-name="def">SortedList – mapa posortowana wg klucza, elementy dostępne wg klucz i indeksu</text:span></text:p>
            </text:list-item>
            <text:list-item>
              <text:p text:style-name="P54"><text:span text:style-name="def">Stack – kolejka LIFO</text:span></text:p>
            </text:list-item>
          </text:list>
        </text:list-item>
        <text:list-item>
          <text:p text:style-name="P54"><text:span text:style-name="def">Niegeneryczne interfejsy kluczowe dla kolekcji</text:span></text:p>
          <text:list>
            <text:list-item>
              <text:p text:style-name="P54"><text:span text:style-name="def"><text:span text:style-name="T98">Icollection </text:span></text:span><text:span text:style-name="def">– rozmiar, wyliczenie, ?bezpieczeństwo wątków</text:span></text:p>
            </text:list-item>
            <text:list-item>
              <text:p text:style-name="P54"><text:span text:style-name="def"><text:span text:style-name="T98">ICloneable </text:span></text:span><text:span text:style-name="def">– klonowanie</text:span></text:p>
            </text:list-item>
            <text:list-item>
              <text:p text:style-name="P54"><text:span text:style-name="def"><text:span text:style-name="T98">IDictionary </text:span></text:span><text:span text:style-name="def">– przedstawianie zawartości pod postacią mapy</text:span></text:p>
            </text:list-item>
            <text:list-item>
              <text:p text:style-name="P54"><text:span text:style-name="def"><text:span text:style-name="T98">IEnumerable </text:span></text:span><text:span text:style-name="def">– zwraca obiekt implementujący </text:span><text:span text:style-name="def"><text:span text:style-name="T98">IEnumerator</text:span></text:span></text:p>
            </text:list-item>
            <text:list-item>
              <text:p text:style-name="P54"><text:span text:style-name="def"><text:span text:style-name="T98">IEnumerator </text:span></text:span><text:span text:style-name="def">– pozwala wykonywać pętlę </text:span><text:span text:style-name="def"><text:span text:style-name="T47">foreach</text:span></text:span></text:p>
            </text:list-item>
            <text:list-item>
              <text:p text:style-name="P54"><text:span text:style-name="def"><text:span text:style-name="T98">IList </text:span></text:span><text:span text:style-name="def">- pozwala dodawać, usuwać i indeksować obiekty na sekwencyjnej liście</text:span></text:p>
            </text:list-item>
          </text:list>
        </text:list-item>
        <text:list-item>
          <text:p text:style-name="P54"><text:span text:style-name="def">Problemy niegenerycznych kolekcji</text:span></text:p>
          <text:list>
            <text:list-item>
              <text:p text:style-name="P54"><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54"><text:span text:style-name="def2"><text:span text:style-name="T47">int</text:span></text:span><text:span text:style-name="def2"><text:span text:style-name="T11"> x = 4;</text:span></text:span></text:p>
                  <text:p text:style-name="P54"><text:span text:style-name="T47">object</text:span><text:span text:style-name="T11"> o = x;</text:span><text:span text:style-name="defZiel"><text:span text:style-name="T149"> /*opakowywanie wartości w obiekt*/</text:span></text:span></text:p>
                  <text:p text:style-name="P54"><text:span text:style-name="T47">int</text:span><text:span text:style-name="T11"> y = (</text:span><text:span text:style-name="T47">int</text:span><text:span text:style-name="T11">)x; </text:span><text:span text:style-name="defZiel"><text:span text:style-name="T149">/* rzutowanie obiektu na wartość (CLR sprawdza, czy typ obiektu jest odpowiedni)*/</text:span></text:span></text:p>
                </text:list-item>
                <text:list-item>
                  <text:p text:style-name="P54"><text:span text:style-name="def2">boxing</text:span><text:span text:style-name="def"> wymaga <text:s/></text:span><text:span text:style-name="def2">try</text:span><text:span text:style-name="def">/</text:span><text:span text:style-name="def2">catch</text:span></text:p>
                </text:list-item>
              </text:list>
            </text:list-item>
            <text:list-item>
              <text:p text:style-name="P54"><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54"><text:span text:style-name="def"/></text:p>
            </text:list-item>
          </text:list>
        </text:list-item>
        <text:list-item>
          <text:p text:style-name="P54"><text:span text:style-name="def">Typy generyczne (na przykładzie List, choć istnieją odpowiedniki chyba dla każdego rodzaju kolekcji bazowej) są to kolekcje, które mogą przechowywać obiekty jednego typu.</text:span></text:p>
          <text:list>
            <text:list-item>
              <text:p text:style-name="P54"><text:span text:style-name="def">Zwiększają wydajność bo nie stosują <text:s/></text:span><text:span text:style-name="def2">boxingu</text:span><text:span text:style-name="def"> i </text:span><text:span text:style-name="def2">unboxingu</text:span></text:p>
            </text:list-item>
            <text:list-item>
              <text:p text:style-name="P54"><text:span text:style-name="def">zapewniają bezpieczeństwo typów pozwalając przechowywać obiekty tylko jednego typu</text:span></text:p>
            </text:list-item>
            <text:list-item>
              <text:p text:style-name="P54"><text:span text:style-name="def">zmniejszają konieczność tworzenia niestandardowych kolekcji</text:span></text:p>
            </text:list-item>
            <text:list-item>
              <text:p text:style-name="P54"><text:span text:style-name="def"><text:span text:style-name="T98">List</text:span></text:span><text:span text:style-name="def"><text:span text:style-name="T11">&lt;</text:span></text:span><text:span text:style-name="def"><text:span text:style-name="T98">Car</text:span></text:span><text:span text:style-name="def"><text:span text:style-name="T11">&gt; cars = </text:span></text:span><text:span text:style-name="def"><text:span text:style-name="T47">new</text:span></text:span><text:span text:style-name="def"><text:span text:style-name="T11"> </text:span></text:span><text:span text:style-name="def"><text:span text:style-name="T98">List</text:span></text:span><text:span text:style-name="def"><text:span text:style-name="T11">&lt;</text:span></text:span><text:span text:style-name="def"><text:span text:style-name="T98">Car</text:span></text:span><text:span text:style-name="def"><text:span text:style-name="T11">&gt;(); </text:span></text:span><text:span text:style-name="defZiel"><text:span text:style-name="T149">/*</text:span></text:span><text:span text:style-name="defZiel"> kolekcja typów </text:span><text:span text:style-name="defZiel"><text:span text:style-name="T1">referencyjnych*/</text:span></text:span></text:p>
              <text:p text:style-name="P54"><text:span text:style-name="T98">List</text:span><text:span text:style-name="T11">&lt;</text:span><text:span text:style-name="T47">int</text:span><text:span text:style-name="T11">&gt; liczby = </text:span><text:span text:style-name="T47">new</text:span><text:span text:style-name="T11"> </text:span><text:span text:style-name="T98">List</text:span><text:span text:style-name="T11">&lt;</text:span><text:span text:style-name="T47">int</text:span><text:span text:style-name="T11">&gt;(); </text:span><text:span text:style-name="defZiel"><text:span text:style-name="T149">/*</text:span></text:span><text:span text:style-name="defZiel">kolekcja typów </text:span><text:span text:style-name="defZiel"><text:span text:style-name="T1">wartościowych*/</text:span></text:span></text:p>
            </text:list-item>
            <text:list-item>
              <text:p text:style-name="P54"><text:span text:style-name="def"><text:span text:style-name="T11">liczby.Add(</text:span></text:span><text:span text:style-name="def"><text:span text:style-name="T47">new</text:span></text:span><text:span text:style-name="def"><text:span text:style-name="T11"> </text:span></text:span><text:span text:style-name="def"><text:span text:style-name="T98">Car</text:span></text:span><text:span text:style-name="def"><text:span text:style-name="T11">()); </text:span></text:span><text:span text:style-name="def">da BŁĄD już na etapie kompilacji, więc nie trzeba używać</text:span><text:span text:style-name="def"><text:span text:style-name="T11"> </text:span></text:span><text:span text:style-name="def2">try</text:span><text:span text:style-name="def">/</text:span><text:span text:style-name="def2">catch</text:span><text:span text:style-name="def"><text:span text:style-name="T11"> </text:span></text:span></text:p>
            </text:list-item>
            <text:list-item>
              <text:p text:style-name="P54"><text:span text:style-name="def">NIE MOŻNA zmieniać raz podanego typu kolekcji</text:span></text:p>
            </text:list-item>
            <text:list-item>
              <text:p text:style-name="P54"><text:span text:style-name="def">niektóre niegeneryczne kolekcje obsługują generyczne metody</text:span></text:p>
              <text:list>
                <text:list-item>
                  <text:p text:style-name="P54"><text:span text:style-name="def"><text:span text:style-name="T47">int</text:span></text:span><text:span text:style-name="def"><text:span text:style-name="T11">[] myInts = { 1, 3, 5, 2 };</text:span></text:span></text:p>
                  <text:p text:style-name="P54"><text:span text:style-name="T98">Array</text:span><text:span text:style-name="T11">.Sort&lt;</text:span><text:span text:style-name="T47">int</text:span><text:span text:style-name="T11">&gt;(myInts);</text:span></text:p>
                </text:list-item>
              </text:list>
            </text:list-item>
            <text:list-item>
              <text:p text:style-name="P54"><text:span text:style-name="def">Generyczne interfejsy – </text:span></text:p>
              <text:list>
                <text:list-item>
                  <text:p text:style-name="P54"><text:span text:style-name="def">NIE MUSIMY stosować rzutowania</text:span></text:p>
                </text:list-item>
                <text:list-item>
                  <text:p text:style-name="P54"><text:span text:style-name="def">NIE MUSIMY stosować bloku try/catch </text:span></text:p>
                </text:list-item>
                <text:list-item>
                  <text:p text:style-name="P54"><text:span text:style-name="T47">public</text:span><text:span text:style-name="T11"> </text:span><text:span text:style-name="T47">class</text:span><text:span text:style-name="T11"> </text:span><text:span text:style-name="T98">Car</text:span><text:span text:style-name="T11">: </text:span><text:span text:style-name="T98">Icomparable</text:span><text:span text:style-name="T11">&lt;</text:span><text:span text:style-name="T98">Car</text:span><text:span text:style-name="T11">&gt;</text:span></text:p>
                  <text:p text:style-name="P30">{</text:p>
                  <text:list>
                    <text:list-header>
                      <text:p text:style-name="P54"><text:span text:style-name="T47">int</text:span><text:span text:style-name="T11"> id;</text:span></text:p>
                      <text:p text:style-name="P54"><text:span text:style-name="T47">int</text:span><text:span text:style-name="T11"> </text:span><text:span text:style-name="T98">IComparable</text:span><text:span text:style-name="T11">&lt;</text:span><text:span text:style-name="T98">Car</text:span><text:span text:style-name="T11">&gt;.CompareTo(</text:span><text:span text:style-name="T98">Car</text:span><text:span text:style-name="T11"> obj)</text:span></text:p>
                      <text:p text:style-name="P30">{</text:p>
                      <text:list>
                        <text:list-header>
                          <text:p text:style-name="P54"><text:span text:style-name="T47">return</text:span><text:span text:style-name="T11"> id.CompareTo(obj.id);</text:span></text:p>
                        </text:list-header>
                      </text:list>
                      <text:p text:style-name="P30">}</text:p>
                    </text:list-header>
                  </text:list>
                  <text:p text:style-name="P30">}</text:p>
                </text:list-item>
              </text:list>
            </text:list-item>
            <text:list-item>
              <text:p text:style-name="P54"><text:span text:style-name="def">składnia inicjalizacji kolekcji generycznych jest taka sama jak ich odpowiedników </text:span><text:span text:style-name="def">niegenerycznych, z tym że podajemy typ obiektów np.:</text:span><text:span text:style-name="T11"> &lt;</text:span><text:span text:style-name="T47">int</text:span><text:span text:style-name="T11">&gt; </text:span><text:span text:style-name="def">lub</text:span><text:span text:style-name="T11"> &lt;</text:span><text:span text:style-name="T98">Car</text:span><text:span text:style-name="T11">&gt;</text:span></text:p>
            </text:list-item>
            <text:list-item>
              <text:p text:style-name="P54"><text:span text:style-name="def">szybki przegląd generycznych kolekcji</text:span></text:p>
              <text:list>
                <text:list-item>
                  <text:p text:style-name="P54"><text:soft-page-break/><text:span text:style-name="def"><text:span text:style-name="T98">Array&lt;T&gt;</text:span></text:span></text:p>
                  <text:list>
                    <text:list-item>
                      <text:p text:style-name="P54"><text:span text:style-name="def">umożliwia zmianę wielkości kolekcji</text:span></text:p>
                    </text:list-item>
                    <text:list-item>
                      <text:p text:style-name="P54"><text:span text:style-name="def">Insert - wstawia elementach</text:span></text:p>
                    </text:list-item>
                    <text:list-item>
                      <text:p text:style-name="P54"><text:span text:style-name="def"><text:span text:style-name="T98">ToArray </text:span></text:span><text:span text:style-name="def">- oddaje tablicę</text:span></text:p>
                    </text:list-item>
                  </text:list>
                </text:list-item>
                <text:list-item>
                  <text:p text:style-name="P54"><text:span text:style-name="def"><text:span text:style-name="T98">Stack&lt;T&gt;</text:span></text:span></text:p>
                  <text:list>
                    <text:list-item>
                      <text:p text:style-name="P54"><text:span text:style-name="def"><text:span text:style-name="T98">Pop </text:span></text:span><text:span text:style-name="def">i</text:span><text:span text:style-name="def"><text:span text:style-name="T98"> Push </text:span></text:span><text:span text:style-name="def">– wstawia i zdejmuje element</text:span></text:p>
                    </text:list-item>
                    <text:list-item>
                      <text:p text:style-name="P54"><text:span text:style-name="def"><text:span text:style-name="T98">Peek </text:span></text:span><text:span text:style-name="def">– oddaje element z wierzchu stosu, ale go nie usuwa</text:span></text:p>
                    </text:list-item>
                  </text:list>
                </text:list-item>
                <text:list-item>
                  <text:p text:style-name="P54"><text:span text:style-name="def"><text:span text:style-name="T98">Queue&lt;T&gt;</text:span></text:span></text:p>
                  <text:list>
                    <text:list-item>
                      <text:p text:style-name="P54"><text:span text:style-name="def"><text:span text:style-name="T98">Enqueue </text:span></text:span><text:span text:style-name="def">i</text:span><text:span text:style-name="def"><text:span text:style-name="T98"> Dequeue</text:span></text:span><text:span text:style-name="def"> – wstawia i zdejmuje element</text:span></text:p>
                    </text:list-item>
                    <text:list-item>
                      <text:p text:style-name="P54"><text:span text:style-name="def"><text:span text:style-name="T98">Peek</text:span></text:span><text:span text:style-name="def"> – oddaje element z wierzchu stosu, ale go nie usuwa</text:span></text:p>
                    </text:list-item>
                  </text:list>
                </text:list-item>
                <text:list-item>
                  <text:p text:style-name="P54"><text:span text:style-name="def"><text:span text:style-name="T98">SortedSet&lt;T&gt;</text:span></text:span></text:p>
                  <text:list>
                    <text:list-item>
                      <text:p text:style-name="P54"><text:span text:style-name="def">musi mieć klasę sortującą (implementującą</text:span><text:span text:style-name="def"><text:span text:style-name="T98"> IComparer&lt;T&gt;</text:span></text:span><text:span text:style-name="def">)</text:span></text:p>
                      <text:list>
                        <text:list-item>
                          <text:p text:style-name="P54"><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8">GenericCompareHelp</text:span></text:span><text:span text:style-name="def"><text:span text:style-name="T11"> : </text:span></text:span><text:span text:style-name="def"><text:span text:style-name="T98">Icomparer</text:span></text:span><text:span text:style-name="def"><text:span text:style-name="T11">&lt;</text:span></text:span><text:span text:style-name="def"><text:span text:style-name="T98">Car</text:span></text:span><text:span text:style-name="def"><text:span text:style-name="T11">&gt;</text:span></text:span></text:p>
                          <text:p text:style-name="P30">{</text:p>
                          <text:list>
                            <text:list-header>
                              <text:p text:style-name="P54"><text:span text:style-name="T47">int</text:span><text:span text:style-name="T11"> </text:span><text:span text:style-name="T98">IComparer&lt;Car&gt;</text:span><text:span text:style-name="T11">.Compare(</text:span><text:span text:style-name="T98">Car</text:span><text:span text:style-name="T11"> o1, </text:span><text:span text:style-name="T98">Car</text:span><text:span text:style-name="T11"> o2)</text:span></text:p>
                              <text:p text:style-name="P30">{</text:p>
                              <text:list>
                                <text:list-header>
                                  <text:p text:style-name="P52">//porównanie obiektów typu Car</text:p>
                                </text:list-header>
                              </text:list>
                              <text:p text:style-name="P30">}</text:p>
                            </text:list-header>
                          </text:list>
                          <text:p text:style-name="P30">}</text:p>
                          <text:p text:style-name="P30">...</text:p>
                          <text:p text:style-name="P54"><text:span text:style-name="T98">SortedSet</text:span><text:span text:style-name="T11">&lt;</text:span><text:span text:style-name="T98">Car</text:span><text:span text:style-name="T11">&gt; carSet = </text:span><text:span text:style-name="T47">new</text:span><text:span text:style-name="T11"> </text:span><text:span text:style-name="T98">SortedSet</text:span><text:span text:style-name="T11">&lt;</text:span><text:span text:style-name="T98">Car</text:span><text:span text:style-name="T11">&gt;(</text:span><text:span text:style-name="T47">new</text:span><text:span text:style-name="T11"> </text:span><text:span text:style-name="T98">GenericCompareHelp</text:span><text:span text:style-name="T11">());</text:span></text:p>
                        </text:list-item>
                      </text:list>
                    </text:list-item>
                    <text:list-item>
                      <text:p text:style-name="P54"><text:span text:style-name="def"><text:span text:style-name="T98">Add </text:span></text:span><text:span text:style-name="def">- wstawia element</text:span></text:p>
                    </text:list-item>
                  </text:list>
                </text:list-item>
              </text:list>
            </text:list-item>
            <text:list-item>
              <text:p text:style-name="P54"><text:span text:style-name="def">niestandardowe metody generyczne – aby mieć metodę operującą na różnych typach z zachowaniem bezpieczeństwa.</text:span></text:p>
              <text:list>
                <text:list-item>
                  <text:p text:style-name="P54"><text:span text:style-name="def"><text:span text:style-name="T47">void</text:span></text:span><text:span text:style-name="def"><text:span text:style-name="T11"> Swap&lt;T&gt;(</text:span></text:span><text:span text:style-name="def"><text:span text:style-name="T47">ref</text:span></text:span><text:span text:style-name="def"><text:span text:style-name="T11"> T a, </text:span></text:span><text:span text:style-name="def"><text:span text:style-name="T47">ref</text:span></text:span><text:span text:style-name="def"><text:span text:style-name="T11"> T b) – </text:span></text:span><text:span text:style-name="def">ref jest ważne bo Swap podmienia referencje !!!</text:span></text:p>
                  <text:p text:style-name="P30">{</text:p>
                  <text:list>
                    <text:list-header>
                      <text:p text:style-name="P30">T temp = a;</text:p>
                      <text:p text:style-name="P30">a = b;</text:p>
                      <text:p text:style-name="P30">b = temp;</text:p>
                    </text:list-header>
                  </text:list>
                  <text:p text:style-name="P30">}</text:p>
                  <text:p text:style-name="P30">...</text:p>
                  <text:p text:style-name="P54"><text:span text:style-name="T47">bool</text:span><text:span text:style-name="T11"> b1 = </text:span><text:span text:style-name="T47">true</text:span><text:span text:style-name="T11">;</text:span></text:p>
                  <text:p text:style-name="P54"><text:span text:style-name="T47">bool</text:span><text:span text:style-name="T11"> b2 = </text:span><text:span text:style-name="T47">false</text:span><text:span text:style-name="T11">;</text:span></text:p>
                  <text:p text:style-name="P54"><text:span text:style-name="T11">Swap&lt;</text:span><text:span text:style-name="T47">bool</text:span><text:span text:style-name="T11">&gt;(</text:span><text:span text:style-name="T47">ref</text:span><text:span text:style-name="T11"> b1, </text:span><text:span text:style-name="T47">ref</text:span><text:span text:style-name="T11"> b2); </text:span><text:span text:style-name="defZiel"><text:span text:style-name="T149">/* działa dla typów wartościowych*/</text:span></text:span></text:p>
                  <text:p text:style-name="P54"><text:span text:style-name="T98">Car</text:span><text:span text:style-name="T11"> c1 = </text:span><text:span text:style-name="T47">new</text:span><text:span text:style-name="T11"> </text:span><text:span text:style-name="T98">Car</text:span><text:span text:style-name="T11">() { id = </text:span><text:span text:style-name="T85">"1"</text:span><text:span text:style-name="T11"> };</text:span></text:p>
                  <text:p text:style-name="P54"><text:span text:style-name="T98">Car</text:span><text:span text:style-name="T11"> c2 = </text:span><text:span text:style-name="T47">new</text:span><text:span text:style-name="T11"> </text:span><text:span text:style-name="T98">Car</text:span><text:span text:style-name="T11">() { id = </text:span><text:span text:style-name="T85">"2"</text:span><text:span text:style-name="T11"> };</text:span></text:p>
                  <text:p text:style-name="P54"><text:span text:style-name="T11">Swap&lt;</text:span><text:span text:style-name="T98">Car</text:span><text:span text:style-name="T11">&gt;(</text:span><text:span text:style-name="T47">ref</text:span><text:span text:style-name="T11"> c1, </text:span><text:span text:style-name="T47">ref</text:span><text:span text:style-name="T11"> c2); </text:span><text:span text:style-name="defZiel"><text:span text:style-name="T149">/* działa dla typów referencyjnych*/</text:span></text:span></text:p>
                </text:list-item>
              </text:list>
            </text:list-item>
            <text:list-item>
              <text:p text:style-name="P54"><text:span text:style-name="T11">niestandardowe klasy generyczne – taka klasa operuje na innych typach generycznych, np. klasa </text:span><text:span text:style-name="def"><text:span text:style-name="T98">Point</text:span></text:span><text:span text:style-name="T11">, która może operować zarówno na wartościach całkowitych jak i ułamkowych.</text:span></text:p>
              <text:list>
                <text:list-item>
                  <text:p text:style-name="P54"><text:span text:style-name="T47">class</text:span><text:span text:style-name="T11"> </text:span><text:span text:style-name="T98">Point</text:span><text:span text:style-name="T11">&lt;T&gt;{</text:span></text:p>
                  <text:list>
                    <text:list-header>
                      <text:p text:style-name="P54"><text:span text:style-name="T47">private</text:span><text:span text:style-name="T11"> T posX;</text:span></text:p>
                      <text:p text:style-name="P54"><text:span text:style-name="T48">private</text:span><text:span text:style-name="T49"> </text:span><text:span text:style-name="T11">T posY;</text:span></text:p>
                      <text:p text:style-name="P54"><text:span text:style-name="T47">public</text:span><text:span text:style-name="T11"> T Y </text:span></text:p>
                      <text:p text:style-name="P30">{</text:p>
                      <text:list>
                        <text:list-header>
                          <text:p text:style-name="P54"><text:span text:style-name="T47">get</text:span><text:span text:style-name="T11"> { </text:span><text:span text:style-name="T47">return</text:span><text:span text:style-name="T11"> posY; }</text:span></text:p>
                          <text:p text:style-name="P54"><text:span text:style-name="T47">set</text:span><text:span text:style-name="T11"> { posY = </text:span><text:span text:style-name="T47">value</text:span><text:span text:style-name="T11">; }</text:span></text:p>
                        </text:list-header>
                      </text:list>
                      <text:p text:style-name="P30">}</text:p>
                      <text:p text:style-name="P54"><text:span text:style-name="T47">public</text:span><text:span text:style-name="T11"> Point(T ax, T ay)</text:span></text:p>
                      <text:p text:style-name="P30">{</text:p>
                      <text:list text:continue-numbering="true">
                        <text:list-header>
                          <text:p text:style-name="P30">posX = ax;</text:p>
                          <text:p text:style-name="P30">posY = ay;</text:p>
                        </text:list-header>
                      </text:list>
                      <text:p text:style-name="P30">}</text:p>
                    </text:list-header>
                  </text:list>
                  <text:p text:style-name="P30">}</text:p>
                  <text:p text:style-name="P30">...</text:p>
                  <text:p text:style-name="P54"><text:span text:style-name="T98">Point</text:span><text:span text:style-name="T11">&lt;</text:span><text:span text:style-name="T47">int</text:span><text:span text:style-name="T11">&gt; p1 = </text:span><text:span text:style-name="T47">new</text:span><text:span text:style-name="T11"> </text:span><text:span text:style-name="T98">Point</text:span><text:span text:style-name="T11">&lt;</text:span><text:span text:style-name="T47">int</text:span><text:span text:style-name="T11">&gt;(1, 2);</text:span></text:p>
                  <text:p text:style-name="P54"><text:span text:style-name="T98">Point</text:span><text:span text:style-name="T11">&lt;</text:span><text:span text:style-name="T47">double</text:span><text:span text:style-name="T11">&gt; p2 = </text:span><text:span text:style-name="T47">new</text:span><text:span text:style-name="T11"> </text:span><text:span text:style-name="T98">Point</text:span><text:span text:style-name="T11">&lt;</text:span><text:span text:style-name="T47">double</text:span><text:span text:style-name="T11">&gt;(1.1, 2); </text:span><text:span text:style-name="defZiel"><text:span text:style-name="T149">/*</text:span></text:span><text:span text:style-name="defZiel">2 niejawnie rzutowane na double*/</text:span></text:p>
                </text:list-item>
                <text:list-item>
                  <text:p text:style-name="P54"><text:soft-page-break/><text:span text:style-name="def">default(T) – oddaje wartość domyślną dla typu T</text:span></text:p>
                </text:list-item>
                <text:list-item>
                  <text:p text:style-name="P54"><text:span text:style-name="def">Dziedziczenie</text:span></text:p>
                  <text:list>
                    <text:list-item>
                      <text:p text:style-name="P54"><text:span text:style-name="def">Jeśli klasa niegeneryczna wywodzi się od generycznej to trzeba ustawić jej typ</text:span></text:p>
                      <text:list>
                        <text:list-item>
                          <text:p text:style-name="P54"><text:span text:style-name="def"><text:span text:style-name="T47">class</text:span></text:span><text:span text:style-name="def"><text:span text:style-name="T11"> </text:span></text:span><text:span text:style-name="def"><text:span text:style-name="T98">NewPoint</text:span></text:span><text:span text:style-name="def"><text:span text:style-name="T11"> : </text:span></text:span><text:span text:style-name="def"><text:span text:style-name="T98">Point</text:span></text:span><text:span text:style-name="def"><text:span text:style-name="T11">&lt;</text:span></text:span><text:span text:style-name="def"><text:span text:style-name="T47">int</text:span></text:span><text:span text:style-name="def"><text:span text:style-name="T11">&gt; {…}</text:span></text:span></text:p>
                        </text:list-item>
                      </text:list>
                    </text:list-item>
                    <text:list-item>
                      <text:p text:style-name="P54"><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54"><text:span text:style-name="def">Jeśli klasa potomna jest generyczna, to można dalej używać wypełniacza, ale respektując ograniczenia z klasy bazowej (patrz poniżej)</text:span></text:p>
                    </text:list-item>
                  </text:list>
                </text:list-item>
              </text:list>
            </text:list-item>
            <text:list-item>
              <text:p text:style-name="P54"><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54"><text:span text:style-name="def">Mozemy nakładać cały łańcuszek warunków</text:span></text:p>
                  <text:list>
                    <text:list-item>
                      <text:p text:style-name="P54"><text:span text:style-name="def"><text:span text:style-name="T47">void</text:span></text:span><text:span text:style-name="def"><text:span text:style-name="T11"> Swap&lt;T&gt;(</text:span></text:span><text:span text:style-name="def"><text:span text:style-name="T47">ref</text:span></text:span><text:span text:style-name="def"><text:span text:style-name="T11"> T a, </text:span></text:span><text:span text:style-name="def"><text:span text:style-name="T47">ref</text:span></text:span><text:span text:style-name="def"><text:span text:style-name="T11"> T b) </text:span></text:span><text:span text:style-name="def"><text:span text:style-name="T47">where</text:span></text:span><text:span text:style-name="def"><text:span text:style-name="T11"> T: </text:span></text:span><text:span text:style-name="def"><text:span text:style-name="T47">struct</text:span></text:span><text:span text:style-name="def"><text:span text:style-name="T11">, </text:span></text:span><text:span text:style-name="def"><text:span text:style-name="T98">Ienumerable</text:span></text:span><text:span text:style-name="def"><text:span text:style-name="T11"> {…}</text:span></text:span></text:p>
                    </text:list-item>
                  </text:list>
                </text:list-item>
                <text:list-item>
                  <text:p text:style-name="P54"><text:span text:style-name="def2">struct</text:span><text:span text:style-name="def"> – struktura </text:span></text:p>
                </text:list-item>
                <text:list-item>
                  <text:p text:style-name="P54"><text:span text:style-name="def2">class</text:span><text:span text:style-name="def"> - klasa</text:span></text:p>
                </text:list-item>
                <text:list-item>
                  <text:p text:style-name="P54"><text:span text:style-name="def2">new</text:span><text:span text:style-name="def2"><text:span text:style-name="T10">()</text:span></text:span><text:span text:style-name="def"> - ma domyślny konstruktor</text:span></text:p>
                </text:list-item>
                <text:list-item>
                  <text:p text:style-name="P54"><text:span text:style-name="def2">Point</text:span><text:span text:style-name="def"> – dziedziczy lub jest klasy Point</text:span></text:p>
                </text:list-item>
                <text:list-item>
                  <text:p text:style-name="P205"><text:span text:style-name="def"><text:span text:style-name="T98">IComparer</text:span></text:span><text:span text:style-name="def"> – implementuje <text:s/></text:span><text:span text:style-name="def"><text:span text:style-name="T98">Icomparer</text:span></text:span></text:p>
                </text:list-item>
              </text:list>
            </text:list-item>
          </text:list>
        </text:list-item>
      </text:list>
      <text:p text:style-name="P5"><text:span text:style-name="def"><text:span text:style-name="T98"/></text:span></text:p>
      <text:p text:style-name="Def"><text:span text:style-name="def"><text:span text:style-name="T99"/></text:span></text:p>
      <text:list xml:id="list42723528" text:continue-numbering="true" text:style-name="L23">
        <text:list-item>
          <text:list>
            <text:list-item>
              <text:list>
                <text:list-header>
                  <text:p text:style-name="P54"><text:span text:style-name="def"/></text:p>
                </text:list-header>
              </text:list>
            </text:list-item>
          </text:list>
        </text:list-item>
      </text:list>
      <text:p text:style-name="P11"><text:span text:style-name="def"><text:span text:style-name="T120">Delegaty</text:span></text:span></text:p>
      <text:list xml:id="list6683662075145843963" text:style-name="L24">
        <text:list-item>
          <text:p text:style-name="P56"><text:span text:style-name="def3"><text:span text:style-name="T50">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string</text:span></text:span><text:span text:style-name="def3"><text:span text:style-name="T20"> </text:span></text:span><text:span text:style-name="def3"><text:span text:style-name="T101">Binary</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 </text:span></text:span><text:span text:style-name="def"><text:span text:style-name="T120">- ten delegat może wskazywać na dowolną funkcję przyjmującą 2 integery i zwracającą stringa. Delegaty przetrzymują WIELE funkcji </text:span></text:span><text:span text:style-name="def"><text:span text:style-name="T136">(MULTICASTING)</text:span></text:span><text:span text:style-name="def"><text:span text:style-name="T120">, a nie tylko jedną jak w Delphi. Uruchamiając delegat uruchamiamy całą grypę funkcji;</text:span></text:span></text:p>
        </text:list-item>
        <text:list-item>
          <text:p text:style-name="P189"><text:span text:style-name="def"><text:span text:style-name="T120">Wynikiem zdefiniowania delegatu jest klasa </text:span></text:span><text:span text:style-name="def2"><text:span text:style-name="T120">sealed</text:span></text:span><text:span text:style-name="def"><text:span text:style-name="T120"> z 3 metodami.</text:span></text:span></text:p>
        </text:list-item>
        <text:list-item>
          <text:p text:style-name="P189"><text:span text:style-name="def"><text:span text:style-name="T120">Użycie z metodami statycznymi</text:span></text:span></text:p>
          <text:p text:style-name="P56"><text:span text:style-name="def3"><text:span text:style-name="T56">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string</text:span></text:span><text:span text:style-name="def3"><text:span text:style-name="T20"> </text:span></text:span><text:span text:style-name="def3"><text:span text:style-name="T101">Binary</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55"><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Klasa</text:span></text:span></text:p>
          <text:p text:style-name="P55"><text:span text:style-name="def3"><text:span text:style-name="T20">{</text:span></text:span></text:p>
          <text:p text:style-name="P55"><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string</text:span></text:span><text:span text:style-name="def3"><text:span text:style-name="T20"> AddFunct(</text:span></text:span><text:span text:style-name="def3"><text:span text:style-name="T51">int</text:span></text:span><text:span text:style-name="def3"><text:span text:style-name="T20"> x, </text:span></text:span><text:span text:style-name="def3"><text:span text:style-name="T51">int</text:span></text:span><text:span text:style-name="def3"><text:span text:style-name="T20"> y) { </text:span></text:span><text:span text:style-name="def3"><text:span text:style-name="T51">return</text:span></text:span><text:span text:style-name="def3"><text:span text:style-name="T20"> </text:span></text:span><text:span text:style-name="def3"><text:span text:style-name="T86">"u"</text:span></text:span><text:span text:style-name="def3"><text:span text:style-name="T20">; }</text:span></text:span></text:p>
          <text:p text:style-name="P55"><text:span text:style-name="def3"><text:span text:style-name="T20">}</text:span></text:span></text:p>
          <text:p text:style-name="P189"><text:span text:style-name="def2"><text:span text:style-name="T120">...</text:span></text:span></text:p>
          <text:p text:style-name="P56"><text:span text:style-name="def3"><text:span text:style-name="T108">Binary</text:span></text:span><text:span text:style-name="def3"><text:span text:style-name="T20"> b = </text:span></text:span><text:span text:style-name="def3"><text:span text:style-name="T51">new</text:span></text:span><text:span text:style-name="def3"><text:span text:style-name="T20"> </text:span></text:span><text:span text:style-name="def3"><text:span text:style-name="T101">Binary</text:span></text:span><text:span text:style-name="def3"><text:span text:style-name="T20">(</text:span></text:span><text:span text:style-name="def3"><text:span text:style-name="T101">Klasa</text:span></text:span><text:span text:style-name="def3"><text:span text:style-name="T20">.AddFunct);</text:span></text:span></text:p>
          <text:p text:style-name="P55"><text:span text:style-name="def3"><text:span text:style-name="T51">string</text:span></text:span><text:span text:style-name="def3"><text:span text:style-name="T20"> s = b(1,3);</text:span></text:span></text:p>
          <text:p text:style-name="P202"><text:span text:style-name="def3"/></text:p>
        </text:list-item>
        <text:list-item>
          <text:p text:style-name="P189"><text:span text:style-name="def"><text:span text:style-name="T120">Użycie z metodami instantyjnymi</text:span></text:span></text:p>
          <text:p text:style-name="P56"><text:span text:style-name="def3"><text:span text:style-name="T57">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Car</text:span></text:span></text:p>
          <text:p text:style-name="P55"><text:span text:style-name="def3"><text:span text:style-name="T20">{</text:span></text:span></text:p>
          <text:p text:style-name="P128"><text:span text:style-name="def3"><text:span text:style-name="T51">private</text:span></text:span><text:span text:style-name="def3"><text:span text:style-name="T20"> </text:span></text:span><text:span text:style-name="def3"><text:span text:style-name="T51">int</text:span></text:span><text:span text:style-name="def3"><text:span text:style-name="T20"> MaxSpeed{</text:span></text:span><text:span text:style-name="def3"><text:span text:style-name="T51">get</text:span></text:span><text:span text:style-name="def3"><text:span text:style-name="T20">; </text:span></text:span><text:span text:style-name="def3"><text:span text:style-name="T51">set</text:span></text:span><text:span text:style-name="def3"><text:span text:style-name="T20">;}</text:span></text:span></text:p>
          <text:p text:style-name="P128"><text:span text:style-name="def3"><text:span text:style-name="T51">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101">InformSpeed</text:span></text:span><text:span text:style-name="def3"><text:span text:style-name="T20">(</text:span></text:span><text:span text:style-name="def3"><text:span text:style-name="T51">string</text:span></text:span><text:span text:style-name="def3"><text:span text:style-name="T20"> msg); </text:span></text:span><text:span text:style-name="def3"><text:span text:style-name="T77">/*- definiowanie delegata*/</text:span></text:span></text:p>
          <text:p text:style-name="P128"><text:span text:style-name="def3"><text:span text:style-name="T51">public</text:span></text:span><text:span text:style-name="def3"><text:span text:style-name="T20"> </text:span></text:span><text:span text:style-name="def3"><text:span text:style-name="T101">InformSpeed</text:span></text:span><text:span text:style-name="def3"><text:span text:style-name="T20"> listaPowiadamiaczy;</text:span></text:span><text:span text:style-name="def3"><text:span text:style-name="T77">/* - definiwanie składowej (obiektu) </text:span></text:span></text:p>
          <text:p text:style-name="P128"><text:span text:style-name="def3"><text:span text:style-name="T77">delegata*/</text:span></text:span></text:p>
          <text:p text:style-name="P128"><text:span text:style-name="def3"><text:span text:style-name="T51">public</text:span></text:span><text:span text:style-name="def3"><text:span text:style-name="T20"> </text:span></text:span><text:span text:style-name="def3"><text:span text:style-name="T51">void</text:span></text:span><text:span text:style-name="def3"><text:span text:style-name="T20"> RejestrujPowiadamiacz(</text:span></text:span><text:span text:style-name="def3"><text:span text:style-name="T101">InformSpeed</text:span></text:span><text:span text:style-name="def3"><text:span text:style-name="T20"> metodaObca)</text:span></text:span></text:p>
          <text:p text:style-name="P128"><text:span text:style-name="def3"><text:span text:style-name="T20">{</text:span></text:span></text:p>
          <text:p text:style-name="P138"><text:span text:style-name="def3"><text:span text:style-name="T20">listaPowiadamiaczy += metodaObca;</text:span></text:span></text:p>
          <text:p text:style-name="P128"><text:span text:style-name="def3"><text:span text:style-name="T20">}</text:span></text:span></text:p>
          <text:p text:style-name="P128"><text:span text:style-name="def3"><text:span text:style-name="T51">public</text:span></text:span><text:span text:style-name="def3"><text:span text:style-name="T20"> </text:span></text:span><text:span text:style-name="def3"><text:span text:style-name="T51">void</text:span></text:span><text:span text:style-name="def3"><text:span text:style-name="T20"> UsunPowiadamiacz(</text:span></text:span><text:span text:style-name="def3"><text:span text:style-name="T101">InformSpeed</text:span></text:span><text:span text:style-name="def3"><text:span text:style-name="T20"> metodaObca)</text:span></text:span></text:p>
          <text:p text:style-name="P128"><text:span text:style-name="def3"><text:span text:style-name="T20">{</text:span></text:span></text:p>
          <text:p text:style-name="P138"><text:span text:style-name="def3"><text:span text:style-name="T20">listaPowiadamiaczy -= metodaObca;</text:span></text:span></text:p>
          <text:p text:style-name="P128"><text:span text:style-name="def3"><text:span text:style-name="T20">}</text:span></text:span></text:p>
          <text:p text:style-name="P128"><text:span text:style-name="def3"><text:span text:style-name="T51">public</text:span></text:span><text:span text:style-name="def3"><text:span text:style-name="T20"> </text:span></text:span><text:span text:style-name="def3"><text:span text:style-name="T51">void</text:span></text:span><text:span text:style-name="def3"><text:span text:style-name="T20"> UruchomPowiadamiaczy()</text:span></text:span></text:p>
          <text:p text:style-name="P128"><text:span text:style-name="def3"><text:span text:style-name="T20">{</text:span></text:span></text:p>
          <text:p text:style-name="P138"><text:span text:style-name="def3"><text:span text:style-name="T20">listaPowiadamiaczy(</text:span></text:span><text:span text:style-name="def3"><text:span text:style-name="T86">"text"</text:span></text:span><text:span text:style-name="def3"><text:span text:style-name="T20">);</text:span></text:span><text:span text:style-name="def3"><text:span text:style-name="T77">/* - uruchomi wszystkie funkcje dodane do </text:span></text:span><text:soft-page-break/><text:span text:style-name="def3"><text:span text:style-name="T77">obiektu delegata*/</text:span></text:span></text:p>
          <text:p text:style-name="P128"><text:span text:style-name="def3"><text:span text:style-name="T20">}</text:span></text:span></text:p>
          <text:p text:style-name="P55"><text:span text:style-name="def3"><text:span text:style-name="T20">}</text:span></text:span></text:p>
          <text:p text:style-name="P189"><text:span text:style-name="def2"><text:span text:style-name="T121"/></text:span></text:p>
          <text:p text:style-name="P57"><text:span text:style-name="def3"><text:span text:style-name="T58">public</text:span></text:span><text:span text:style-name="def3"><text:span text:style-name="T20"> </text:span></text:span><text:span text:style-name="def3"><text:span text:style-name="T51">void</text:span></text:span><text:span text:style-name="def3"><text:span text:style-name="T20"> Widz1(</text:span></text:span><text:span text:style-name="def3"><text:span text:style-name="T51">string</text:span></text:span><text:span text:style-name="def3"><text:span text:style-name="T20"> atext)</text:span></text:span></text:p>
          <text:p text:style-name="P55"><text:span text:style-name="def3"><text:span text:style-name="T20">{</text:span></text:span></text:p>
          <text:p text:style-name="P55"><text:span text:style-name="def3"><text:span text:style-name="T77">//akcja obserwatora po otrzymaniu powiadomienia od powiadamiacza</text:span></text:span></text:p>
          <text:p text:style-name="P55"><text:span text:style-name="def3"><text:span text:style-name="T20"><text:s text:c="4"/></text:span></text:span><text:span text:style-name="def3"><text:span text:style-name="T51">string</text:span></text:span><text:span text:style-name="def3"><text:span text:style-name="T20"> g = </text:span></text:span><text:span text:style-name="def3"><text:span text:style-name="T86">""</text:span></text:span><text:span text:style-name="def3"><text:span text:style-name="T20">;</text:span></text:span></text:p>
          <text:p text:style-name="P55"><text:span text:style-name="def3"><text:span text:style-name="T20">}</text:span></text:span></text:p>
          <text:p text:style-name="P190"><text:span text:style-name="def2"><text:span text:style-name="T121">...</text:span></text:span></text:p>
          <text:p text:style-name="P58"><text:span text:style-name="def3"><text:span text:style-name="T109">Car</text:span></text:span><text:span text:style-name="def3"><text:span text:style-name="T20"> c =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p>
        </text:list-item>
      </text:list>
      <text:p text:style-name="P12"><text:span text:style-name="def2"><text:span text:style-name="T121"/></text:span></text:p>
      <text:list xml:id="list42748631" text:continue-numbering="true" text:style-name="L24">
        <text:list-item>
          <text:list>
            <text:list-item>
              <text:p text:style-name="P191"><text:span text:style-name="def"><text:span text:style-name="T124">Dodanie do delegaty nowej funkcji</text:span></text:span></text:p>
              <text:list>
                <text:list-item>
                  <text:p text:style-name="P191"><text:span text:style-name="def3"><text:span text:style-name="T27">c.RejestrujPowiadamiacz(Widz1);</text:span></text:span></text:p>
                </text:list-item>
                <text:list-item>
                  <text:p text:style-name="P59"><text:span text:style-name="def3"><text:span text:style-name="T27">c.RejestrujPowiadamiacz(</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span text:style-name="def3"><text:span text:style-name="T101">InformSpeed</text:span></text:span><text:span text:style-name="def3"><text:span text:style-name="T20">(Widz1));</text:span></text:span></text:p>
                </text:list-item>
              </text:list>
            </text:list-item>
          </text:list>
        </text:list-item>
      </text:list>
      <text:p text:style-name="P8"><text:span text:style-name="def3"><text:span text:style-name="T27"/></text:span></text:p>
      <text:list xml:id="list42721918" text:continue-numbering="true" text:style-name="L24">
        <text:list-item>
          <text:list>
            <text:list-item>
              <text:p text:style-name="P60"><text:span text:style-name="def3"><text:span text:style-name="T29">Usunięcie funkcji z delegaty</text:span></text:span></text:p>
              <text:list>
                <text:list-item>
                  <text:p text:style-name="P60"><text:span text:style-name="def2"><text:span text:style-name="T30">c.UsunPowiadamiacz(</text:span></text:span><text:span text:style-name="def3"><text:span text:style-name="T27">Widz1</text:span></text:span><text:span text:style-name="def2"><text:span text:style-name="T30">);</text:span></text:span></text:p>
                </text:list-item>
                <text:list-item>
                  <text:p text:style-name="P60"><text:span text:style-name="def3"><text:span text:style-name="T109">Car</text:span></text:span><text:span text:style-name="def3"><text:span text:style-name="T20">.</text:span></text:span><text:span text:style-name="def3"><text:span text:style-name="T101">InformSpeed</text:span></text:span><text:span text:style-name="def3"><text:span text:style-name="T20"> del =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span text:style-name="def3"><text:span text:style-name="T101">InformSpeed</text:span></text:span><text:span text:style-name="def3"><text:span text:style-name="T20">(Widz1); </text:span></text:span><text:span text:style-name="def3"><text:span text:style-name="T77">/*tworzenie nowego </text:span></text:span><text:span text:style-name="def3"><text:span text:style-name="T78">obiektu</text:span></text:span><text:span text:style-name="def3"><text:span text:style-name="T77">*/</text:span></text:span></text:p>
                  <text:p text:style-name="P55"><text:span text:style-name="def3"><text:span text:style-name="T20">c.RejestrujPowiadamiacz(del);</text:span></text:span></text:p>
                  <text:p text:style-name="P55"><text:span text:style-name="def3"><text:span text:style-name="T20">c.listaPowiadamiaczy(</text:span></text:span><text:span text:style-name="def3"><text:span text:style-name="T86">"Treść wiadomości"</text:span></text:span><text:span text:style-name="def3"><text:span text:style-name="T20">);</text:span></text:span></text:p>
                  <text:p text:style-name="P55"><text:span text:style-name="def3"><text:span text:style-name="T20">c.UsunPowiadamiacz(del);</text:span></text:span></text:p>
                  <text:p text:style-name="P60"><text:span text:style-name="def3"><text:span text:style-name="T30"/></text:span></text:p>
                </text:list-item>
              </text:list>
            </text:list-item>
          </text:list>
          <text:p text:style-name="P190"><text:span text:style-name="def2"><text:span text:style-name="T121"/></text:span></text:p>
          <text:list text:continue-numbering="true">
            <text:list-item>
              <text:p text:style-name="P192"><text:span text:style-name="def"><text:span text:style-name="T124">Podmiana delegaty na nową, w konstruktorze dodajemy od razu funkcję</text:span></text:span></text:p>
              <text:p text:style-name="P59"><text:span text:style-name="def3"><text:span text:style-name="T28">c.listaPowiadamiaczy =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span text:style-name="def3"><text:span text:style-name="T101">InformSpeed</text:span></text:span><text:span text:style-name="def3"><text:span text:style-name="T20">(Widz1);</text:span></text:span><text:span text:style-name="def2"><text:span text:style-name="T121"> </text:span></text:span><text:span text:style-name="def2"><text:span text:style-name="T122">-</text:span></text:span><text:span text:style-name="def2"><text:span text:style-name="T82"> </text:span></text:span><text:span text:style-name="def2"><text:span text:style-name="T83">Car.InformSpeed </text:span></text:span><text:span text:style-name="def2"><text:span text:style-name="T82">bo definicja </text:span></text:span></text:p>
              <text:p text:style-name="P146"><text:span text:style-name="def2"><text:span text:style-name="T82">delegatu jest wewnątrz klasy Car</text:span></text:span></text:p>
            </text:list-item>
            <text:list-item>
              <text:p text:style-name="P193"><text:span text:style-name="def"><text:span text:style-name="T131">to podejście narusza enakapsulację, bo instancja delegatu powinna być </text:span></text:span><text:span text:style-name="def2"><text:span text:style-name="T131">private</text:span></text:span><text:span text:style-name="def"><text:span text:style-name="T131">, ale na potrzeby przykładu zrobiliśmy odstępstwo.</text:span></text:span></text:p>
            </text:list-item>
            <text:list-item>
              <text:p text:style-name="P194"><text:span text:style-name="def"><text:span text:style-name="T90">=</text:span></text:span><text:span text:style-name="def"><text:span text:style-name="T122"> WYPEŁNIA listę jedną metodą (tak jakby usuwał to co do tej pory zawierała)</text:span></text:span></text:p>
            </text:list-item>
            <text:list-item>
              <text:p text:style-name="P194"><text:span text:style-name="def"><text:span text:style-name="T90">+= </text:span></text:span><text:span text:style-name="def"><text:span text:style-name="T92">jest przeciążone i</text:span></text:span><text:span text:style-name="def"><text:span text:style-name="T122"> DOPISUJE do listy metodę</text:span></text:span></text:p>
            </text:list-item>
            <text:list-item>
              <text:p text:style-name="P195"><text:span text:style-name="def"><text:span text:style-name="T91">-</text:span></text:span><text:span text:style-name="def"><text:span text:style-name="T90">=</text:span></text:span><text:span text:style-name="def"><text:span text:style-name="T122"> </text:span></text:span><text:span text:style-name="def"><text:span text:style-name="T92">jest przeciążone i </text:span></text:span><text:span text:style-name="def"><text:span text:style-name="T125">USUWA</text:span></text:span><text:span text:style-name="def"><text:span text:style-name="T122"> do listy metodę </text:span></text:span><text:span text:style-name="def"><text:span text:style-name="T125">(sam wie jaką)</text:span></text:span></text:p>
            </text:list-item>
            <text:list-item>
              <text:p text:style-name="P196"><text:span text:style-name="def"><text:span text:style-name="T125">Delegat wewnętrznie przypomina kolejkę FIFO, więc pierwsza dodana funkcja będzie też pierwszą uruchomioną przez delegat</text:span></text:span></text:p>
              <text:p text:style-name="P194"><text:span text:style-name="def2"><text:span text:style-name="T120"/></text:span></text:p>
            </text:list-item>
          </text:list>
        </text:list-item>
        <text:list-item>
          <text:p text:style-name="P189"><text:span text:style-name="def"><text:span text:style-name="T120">Delegaty </text:span></text:span><text:span text:style-name="def"><text:span text:style-name="T2">zachowują bezpieczeństwo typów</text:span></text:span><text:span text:style-name="def"><text:span text:style-name="T120">, więc nie przyjmą innych parametrów niż zawarte w definicji.</text:span></text:span></text:p>
        </text:list-item>
        <text:list-item>
          <text:p text:style-name="P197"><text:span text:style-name="def"><text:span text:style-name="T133">NIE DA SIĘ </text:span></text:span><text:span text:style-name="def"><text:span text:style-name="T123"><text:s/>uruchomić delegata, do którego nie podłączono odpowiedniej metody. </text:span></text:span><text:span text:style-name="def"><text:span text:style-name="T132">Będzie rzucony wyjątek;</text:span></text:span></text:p>
        </text:list-item>
        <text:list-item>
          <text:p text:style-name="P198"><text:span text:style-name="def"><text:span text:style-name="T133">NIE DA SIĘ utworzyć obiektu delegata bez podania fynkcji jako argumentu konstruktora.</text:span></text:span></text:p>
        </text:list-item>
        <text:list-item>
          <text:p text:style-name="P199"><text:span text:style-name="def"><text:span text:style-name="T126">Kowariancja delegatów – uwzględnienie dziedziczenia. Dzięki tej właściwości możemy dodawać do jednej instancji delegata metody, które zwracają także typy dziedziczące po zdefiniowanym</text:span></text:span></text:p>
          <text:p text:style-name="P61"><text:span text:style-name="def3"><text:span text:style-name="T59">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101">Car</text:span></text:span><text:span text:style-name="def3"><text:span text:style-name="T20"> </text:span></text:span><text:span text:style-name="def3"><text:span text:style-name="T101">ObtainCarDelegate</text:span></text:span><text:span text:style-name="def3"><text:span text:style-name="T20">(); </text:span></text:span><text:span text:style-name="def3"><text:span text:style-name="T77">/*nie pobiera </text:span></text:span><text:span text:style-name="def3"><text:span text:style-name="T79">argumentów</text:span></text:span><text:span text:style-name="def3"><text:span text:style-name="T77">, oddaje Car*/</text:span></text:span></text:p>
          <text:p text:style-name="P55"><text:span text:style-name="def3"><text:span text:style-name="T51">public</text:span></text:span><text:span text:style-name="def3"><text:span text:style-name="T20"> </text:span></text:span><text:span text:style-name="def3"><text:span text:style-name="T101">Car</text:span></text:span><text:span text:style-name="def3"><text:span text:style-name="T20"> GetCar() { </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101">Car</text:span></text:span><text:span text:style-name="def3"><text:span text:style-name="T20">(); }</text:span></text:span></text:p>
          <text:p text:style-name="P55"><text:span text:style-name="def3"><text:span text:style-name="T51">public</text:span></text:span><text:span text:style-name="def3"><text:span text:style-name="T20"> </text:span></text:span><text:span text:style-name="def3"><text:span text:style-name="T101">SportCar</text:span></text:span><text:span text:style-name="def3"><text:span text:style-name="T20"> GetSportCar() { </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101">SportCar</text:span></text:span><text:span text:style-name="def3"><text:span text:style-name="T20">(); }</text:span></text:span></text:p>
        </text:list-item>
      </text:list>
      <text:p text:style-name="P4"><text:span text:style-name="def2"><text:span text:style-name="T126">...</text:span></text:span></text:p>
      <text:list xml:id="list42752154" text:continue-numbering="true" text:style-name="L24">
        <text:list-header>
          <text:p text:style-name="P62"><text:span text:style-name="def3"><text:span text:style-name="T110">ObtainCarDelegate</text:span></text:span><text:span text:style-name="def3"><text:span text:style-name="T20"> DajCar = </text:span></text:span><text:span text:style-name="def3"><text:span text:style-name="T51">new</text:span></text:span><text:span text:style-name="def3"><text:span text:style-name="T20"> </text:span></text:span><text:span text:style-name="def3"><text:span text:style-name="T101">ObtainCarDelegate</text:span></text:span><text:span text:style-name="def3"><text:span text:style-name="T20">(GetCar);</text:span></text:span></text:p>
          <text:p text:style-name="P55"><text:span text:style-name="def3"><text:span text:style-name="T101">ObtainCarDelegate</text:span></text:span><text:span text:style-name="def3"><text:span text:style-name="T20"> DajSportCar = </text:span></text:span><text:span text:style-name="def3"><text:span text:style-name="T51">new</text:span></text:span><text:span text:style-name="def3"><text:span text:style-name="T20"> </text:span></text:span><text:span text:style-name="def3"><text:span text:style-name="T101">ObtainCarDelegate</text:span></text:span><text:span text:style-name="def3"><text:span text:style-name="T20">(GetSportCar);</text:span></text:span></text:p>
          <text:p text:style-name="P195"><text:span text:style-name="def2"><text:span text:style-name="T127">...</text:span></text:span></text:p>
          <text:p text:style-name="P63"><text:span text:style-name="def3"><text:span text:style-name="T110">ObtainCarDelegate</text:span></text:span><text:span text:style-name="def3"><text:span text:style-name="T20"> DajCar = </text:span></text:span><text:span text:style-name="def3"><text:span text:style-name="T51">null</text:span></text:span><text:span text:style-name="def3"><text:span text:style-name="T20">; </text:span></text:span><text:span text:style-name="def3"><text:span text:style-name="T77">/*</text:span></text:span><text:span text:style-name="def3"><text:span text:style-name="T80">przypisanie null konieczne. Jeśli jest to pole w obiekcie to jest automatycznie inicjalizowane wartością null. </text:span></text:span><text:span text:style-name="def3"><text:span text:style-name="T81">Jeśli użylibyśmy = to było by ok, ale</text:span></text:span><text:span text:style-name="def3"><text:span text:style-name="T80"> </text:span></text:span><text:span text:style-name="def3"><text:span text:style-name="T81">n</text:span></text:span><text:span text:style-name="def3"><text:span text:style-name="T80">ajwidoczniej += nie jest takie mądre </text:span></text:span><text:span text:style-name="def3"><text:span text:style-name="T81">żeby wyczaić, ze dla niezainicjalizowanego ma samo wpierw przypisać null</text:span></text:span><text:span text:style-name="def3"><text:span text:style-name="T77">*/</text:span></text:span></text:p>
          <text:p text:style-name="P55"><text:span text:style-name="def3"><text:span text:style-name="T20">DajCar += GetCar;</text:span></text:span></text:p>
          <text:p text:style-name="P55"><text:span text:style-name="def3"><text:span text:style-name="T20">DajCar += GetSportCar;</text:span></text:span></text:p>
          <text:p text:style-name="P55"><text:span text:style-name="def3"><text:span text:style-name="T101">Car</text:span></text:span><text:span text:style-name="def3"><text:span text:style-name="T20"> c = DajCar();</text:span></text:span></text:p>
          <text:p text:style-name="P195"><text:soft-page-break/><text:span text:style-name="def2"><text:span text:style-name="T127"/></text:span></text:p>
        </text:list-header>
        <text:list-item>
          <text:p text:style-name="P195"><text:span text:style-name="def"><text:span text:style-name="T127">Delegaty generyczne –</text:span></text:span><text:span text:style-name="def"><text:span text:style-name="T128"> dają możliwość przyjmowania </text:span></text:span><text:span text:style-name="def"><text:span text:style-name="T129">i oddawania obiek</text:span></text:span><text:span text:style-name="def"><text:span text:style-name="T151">t</text:span></text:span><text:span text:style-name="def"><text:span text:style-name="T129">ów o dowo</text:span></text:span><text:span text:style-name="def"><text:span text:style-name="T151">l</text:span></text:span><text:span text:style-name="def"><text:span text:style-name="T129">nym typie, o ile jest to JEDEN typ</text:span></text:span></text:p>
          <text:p text:style-name="P64"><text:span text:style-name="def3"><text:span text:style-name="T60">public</text:span></text:span><text:span text:style-name="def3"><text:span text:style-name="T20"> </text:span></text:span><text:span text:style-name="def3"><text:span text:style-name="T51">delegate</text:span></text:span><text:span text:style-name="def3"><text:span text:style-name="T20"> T </text:span></text:span><text:span text:style-name="def3"><text:span text:style-name="T101">GenericDelegate</text:span></text:span><text:span text:style-name="def3"><text:span text:style-name="T20"> &lt;T&gt; (T obj1, T obj2);</text:span></text:span></text:p>
          <text:p text:style-name="P55"><text:span text:style-name="def3"><text:span text:style-name="T51">public</text:span></text:span><text:span text:style-name="def3"><text:span text:style-name="T20"> </text:span></text:span><text:span text:style-name="def3"><text:span text:style-name="T101">Car</text:span></text:span><text:span text:style-name="def3"><text:span text:style-name="T20"> DoWithCar(</text:span></text:span><text:span text:style-name="def3"><text:span text:style-name="T101">Car</text:span></text:span><text:span text:style-name="def3"><text:span text:style-name="T20"> c1, </text:span></text:span><text:span text:style-name="def3"><text:span text:style-name="T101">Car</text:span></text:span><text:span text:style-name="def3"><text:span text:style-name="T20"> c2){</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p>
          <text:p text:style-name="P55"><text:span text:style-name="def3"><text:span text:style-name="T51">public</text:span></text:span><text:span text:style-name="def3"><text:span text:style-name="T20"> </text:span></text:span><text:span text:style-name="def3"><text:span text:style-name="T51">int</text:span></text:span><text:span text:style-name="def3"><text:span text:style-name="T20"> DoWithInt(</text:span></text:span><text:span text:style-name="def3"><text:span text:style-name="T51">int</text:span></text:span><text:span text:style-name="def3"><text:span text:style-name="T20"> i1, </text:span></text:span><text:span text:style-name="def3"><text:span text:style-name="T51">int</text:span></text:span><text:span text:style-name="def3"><text:span text:style-name="T20"> i2){</text:span></text:span><text:span text:style-name="def3"><text:span text:style-name="T51">return</text:span></text:span><text:span text:style-name="def3"><text:span text:style-name="T20"> 8;}</text:span></text:span></text:p>
          <text:p text:style-name="P200"><text:span text:style-name="def2"><text:span text:style-name="T130">…</text:span></text:span></text:p>
          <text:p text:style-name="P200"><text:span text:style-name="def3"><text:span text:style-name="T111">GenericDelegate</text:span></text:span><text:span text:style-name="def3"><text:span text:style-name="T20"> &lt;</text:span></text:span><text:span text:style-name="def3"><text:span text:style-name="T101">Car</text:span></text:span><text:span text:style-name="def3"><text:span text:style-name="T20">&gt; carDel = </text:span></text:span><text:span text:style-name="def3"><text:span text:style-name="T51">new</text:span></text:span><text:span text:style-name="def3"><text:span text:style-name="T20"> </text:span></text:span><text:span text:style-name="def3"><text:span text:style-name="T101">GenericDelegate</text:span></text:span><text:span text:style-name="def3"><text:span text:style-name="T20">&lt;</text:span></text:span><text:span text:style-name="def3"><text:span text:style-name="T101">Car</text:span></text:span><text:span text:style-name="def3"><text:span text:style-name="T20">&gt;(DoWithCar);</text:span></text:span></text:p>
          <text:p text:style-name="P55"><text:span text:style-name="def3"><text:span text:style-name="T101">GenericDelegate</text:span></text:span><text:span text:style-name="def3"><text:span text:style-name="T20"> &lt;</text:span></text:span><text:span text:style-name="def3"><text:span text:style-name="T51">int</text:span></text:span><text:span text:style-name="def3"><text:span text:style-name="T20">&gt; intDel = </text:span></text:span><text:span text:style-name="def3"><text:span text:style-name="T51">new</text:span></text:span><text:span text:style-name="def3"><text:span text:style-name="T20"> </text:span></text:span><text:span text:style-name="def3"><text:span text:style-name="T101">GenericDelegate</text:span></text:span><text:span text:style-name="def3"><text:span text:style-name="T20">&lt;</text:span></text:span><text:span text:style-name="def3"><text:span text:style-name="T51">int</text:span></text:span><text:span text:style-name="def3"><text:span text:style-name="T20">&gt;(DoWithInt);</text:span></text:span></text:p>
          <text:p text:style-name="P55"><text:span text:style-name="def3"><text:span text:style-name="T101">Car</text:span></text:span><text:span text:style-name="def3"><text:span text:style-name="T20"> newCar = carDel(</text:span></text:span><text:span text:style-name="def3"><text:span text:style-name="T51">new</text:span></text:span><text:span text:style-name="def3"><text:span text:style-name="T20"> </text:span></text:span><text:span text:style-name="def3"><text:span text:style-name="T101">Car</text:span></text:span><text:span text:style-name="def3"><text:span text:style-name="T20">(),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p>
          <text:p text:style-name="P55"><text:span text:style-name="def3"><text:span text:style-name="T51">int</text:span></text:span><text:span text:style-name="def3"><text:span text:style-name="T20"> x = intDel(7, 8);</text:span></text:span></text:p>
          <text:p text:style-name="P201"><text:span text:style-name="def3"><text:span text:style-name="T130"/></text:span></text:p>
          <text:list>
            <text:list-item>
              <text:p text:style-name="P201"><text:span text:style-name="def"><text:span text:style-name="T130">Poprzednio można było to uzyskać tworząc delegat dla </text:span></text:span><text:span text:style-name="def2"><text:span text:style-name="T130">System.Object</text:span></text:span><text:span text:style-name="def"><text:span text:style-name="T130">, ale nie było ścisłej kontroli typów i był</text:span></text:span><text:span text:style-name="def2"><text:span text:style-name="T130"> boxing</text:span></text:span><text:span text:style-name="def"><text:span text:style-name="T130">,</text:span></text:span><text:span text:style-name="def2"><text:span text:style-name="T130"> unboxing</text:span></text:span></text:p>
            </text:list-item>
          </text:list>
        </text:list-item>
      </text:list>
      <text:p text:style-name="P13"><text:span text:style-name="def"><text:span text:style-name="T131">Zdarzenia</text:span></text:span></text:p>
      <text:p text:style-name="P13"><text:span text:style-name="def"><text:span text:style-name="T131">Z powodu </text:span></text:span><text:span text:style-name="def2"><text:span text:style-name="T131">public</text:span></text:span><text:span text:style-name="def"><text:span text:style-name="T131">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131">private</text:span></text:span><text:span text:style-name="def"><text:span text:style-name="T131">), ale to zabiera czas i zaśmieca kod.</text:span></text:span></text:p>
      <text:list xml:id="list3483103988819354032" text:style-name="L25">
        <text:list-item>
          <text:p text:style-name="P203"><text:span text:style-name="def"><text:span text:style-name="T131">event – automatyczne budowanie metod dostępowych do delegatów</text:span></text:span></text:p>
          <text:p text:style-name="P66"><text:span text:style-name="def3"><text:span text:style-name="T51">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101">MyDelegate</text:span></text:span><text:span text:style-name="def3"><text:span text:style-name="T20">(</text:span></text:span><text:span text:style-name="def3"><text:span text:style-name="T51">string</text:span></text:span><text:span text:style-name="def3"><text:span text:style-name="T20"> msg);</text:span></text:span></text:p>
          <text:p text:style-name="P65"><text:span text:style-name="def3"><text:span text:style-name="T51">public</text:span></text:span><text:span text:style-name="def3"><text:span text:style-name="T20"> </text:span></text:span><text:span text:style-name="def3"><text:span text:style-name="T51">event</text:span></text:span><text:span text:style-name="def3"><text:span text:style-name="T20"> </text:span></text:span><text:span text:style-name="def3"><text:span text:style-name="T101">MyDelegate</text:span></text:span><text:span text:style-name="def3"><text:span text:style-name="T20"> del1; </text:span></text:span></text:p>
          <text:p text:style-name="P65"><text:span text:style-name="def3"><text:span text:style-name="T51">public</text:span></text:span><text:span text:style-name="def3"><text:span text:style-name="T20"> </text:span></text:span><text:span text:style-name="def3"><text:span text:style-name="T51">event</text:span></text:span><text:span text:style-name="def3"><text:span text:style-name="T20"> </text:span></text:span><text:span text:style-name="def3"><text:span text:style-name="T101">MyDelegate</text:span></text:span><text:span text:style-name="def3"><text:span text:style-name="T20"> del2;</text:span></text:span></text:p>
        </text:list-item>
      </text:list>
      <text:p text:style-name="P3"><text:span text:style-name="def3"><text:span text:style-name="T21">...</text:span></text:span></text:p>
      <text:list xml:id="list42736592" text:continue-numbering="true" text:style-name="L25">
        <text:list-header>
          <text:p text:style-name="P65"><text:span text:style-name="def3"><text:span text:style-name="T101">Car</text:span></text:span><text:span text:style-name="def3"><text:span text:style-name="T20"> c =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p>
          <text:p text:style-name="P65"><text:span text:style-name="def3"><text:span text:style-name="T20">del1 += c.MyDelegate</text:span></text:span><text:span text:style-name="defZiel">Handl</text:span><text:span text:style-name="def3"><text:span text:style-name="T20">er; </text:span></text:span><text:span text:style-name="defZiel"><text:span text:style-name="T134">/*zasada jak przy delegatach, czyli += / = */</text:span></text:span></text:p>
          <text:p text:style-name="P65"><text:span text:style-name="def3"><text:span text:style-name="T20">del2 += </text:span></text:span><text:span text:style-name="def3"><text:span text:style-name="T101">Car</text:span></text:span><text:span text:style-name="def3"><text:span text:style-name="T20">.MyDelegateStaticHandler;</text:span></text:span><text:span text:style-name="defZiel"> /*</text:span><text:span text:style-name="defZiel"><text:span text:style-name="T134">można też dodawać funkcje statyczne</text:span></text:span><text:span text:style-name="defZiel">*/</text:span></text:p>
          <text:p text:style-name="P65"><text:span text:style-name="def3"><text:span text:style-name="T101">MyDelegate</text:span></text:span><text:span text:style-name="def3"><text:span text:style-name="T20"> d = </text:span></text:span><text:span text:style-name="def3"><text:span text:style-name="T51">new</text:span></text:span><text:span text:style-name="def3"><text:span text:style-name="T20"> </text:span></text:span><text:span text:style-name="def3"><text:span text:style-name="T101">MyDelegate</text:span></text:span><text:span text:style-name="def3"><text:span text:style-name="T20">(c.MyDelegateHandler);</text:span></text:span><text:span text:style-name="defZiel"> /*</text:span><text:span text:style-name="defZiel"><text:span text:style-name="T134">budowanie obiektu delegaty</text:span></text:span><text:span text:style-name="defZiel">*/</text:span></text:p>
          <text:p text:style-name="P65"><text:span text:style-name="def3"><text:span text:style-name="T20">del2 += d; </text:span></text:span><text:span text:style-name="defZiel">/*</text:span><text:span text:style-name="defZiel"><text:span text:style-name="T134">dodanie obiektu delegaty, efekt taki jakbyśmy dodawali zwykłą funkcję</text:span></text:span><text:span text:style-name="defZiel">*/</text:span></text:p>
          <text:p text:style-name="P67"><text:span text:style-name="def3"><text:span text:style-name="T20"><text:s/></text:span></text:span><text:span text:style-name="defZiel">/* </text:span><text:span text:style-name="defZiel"><text:span text:style-name="T134">wywołanie zdarzenia –</text:span></text:span><text:span text:style-name="defZiel"><text:span text:style-name="T139"> MOŻE odbyć się TYLKO w obiekcie definiującym event ! - ENKAPSULACJA</text:span></text:span><text:span text:style-name="defZiel">*/</text:span></text:p>
          <text:p text:style-name="P65"><text:span text:style-name="def3"><text:span text:style-name="T20">del1(</text:span></text:span><text:span text:style-name="def3"><text:span text:style-name="T86">"Text1"</text:span></text:span><text:span text:style-name="def3"><text:span text:style-name="T20">);</text:span></text:span></text:p>
          <text:p text:style-name="P65"><text:span text:style-name="def3"><text:span text:style-name="T20">del2(</text:span></text:span><text:span text:style-name="def3"><text:span text:style-name="T86">"Text2"</text:span></text:span><text:span text:style-name="def3"><text:span text:style-name="T20">);</text:span></text:span></text:p>
          <text:p text:style-name="P65"><text:span text:style-name="def3"><text:span text:style-name="T20">del1 -= c.MyDelegateHandler; </text:span></text:span><text:span text:style-name="defZiel">/*</text:span><text:span text:style-name="defZiel"><text:span text:style-name="T134">usunięcie instancyjnej funkcji z eventa</text:span></text:span><text:span text:style-name="defZiel">*/</text:span></text:p>
          <text:p text:style-name="P68"><text:span text:style-name="def3"><text:span text:style-name="T20">del2 -= </text:span></text:span><text:span text:style-name="def3"><text:span text:style-name="T101">Car</text:span></text:span><text:span text:style-name="def3"><text:span text:style-name="T20">.MyDelegateStaticHandler; </text:span></text:span><text:span text:style-name="defZiel">/*</text:span><text:span text:style-name="defZiel"><text:span text:style-name="T134">usunięcie statycznej funkcji z eventa</text:span></text:span><text:span text:style-name="defZiel">*/</text:span></text:p>
          <text:p text:style-name="P68"><text:span text:style-name="def3"><text:span text:style-name="T20">del2 -= d; </text:span></text:span><text:span text:style-name="defZiel">/*</text:span><text:span text:style-name="defZiel"><text:span text:style-name="T134">usunięcie delegaty przez odwołanie do obiektu</text:span></text:span><text:span text:style-name="defZiel">*/</text:span></text:p>
          <text:p text:style-name="P68"><text:span text:style-name="def3"><text:span text:style-name="T20"/></text:span></text:p>
        </text:list-header>
        <text:list-item>
          <text:p text:style-name="P203"><text:span text:style-name="def"><text:span text:style-name="T131">jest to tak naprawdę dodawanie ukrytych metod na prefixami </text:span></text:span><text:span text:style-name="def2"><text:span text:style-name="T131">add_</text:span></text:span><text:span text:style-name="def"><text:span text:style-name="T131"> i </text:span></text:span><text:span text:style-name="def2"><text:span text:style-name="T131">remove_</text:span></text:span><text:span text:style-name="def"><text:span text:style-name="T131">, więc należy uważać na nazewnictwo (tak jak w przypadku budowania automatycznych właściwości)</text:span></text:span></text:p>
        </text:list-item>
        <text:list-item>
          <text:p text:style-name="P204"><text:span text:style-name="def"><text:span text:style-name="T135">Argumenty niestandardowych zdarzeń –</text:span></text:span><text:span text:style-name="def"><text:span text:style-name="T137"> ważne jeśli chcemy przesłać obiekt wywołujący do wywołanej metody (w sposób koszerny, bo zawsze można wcisnąć na siłę obiekt w argument). </text:span></text:span><text:span text:style-name="def"><text:span text:style-name="T138">JAK POWINNO TO DZIAŁAĆ!</text:span></text:span></text:p>
          <text:p text:style-name="P204"><text:span text:style-name="defZiel"><text:span text:style-name="T138">/*Definicja zbioru argumentów. To jest miejsce tylko na treść*/</text:span></text:span></text:p>
          <text:p text:style-name="P69"><text:span text:style-name="def3"><text:span text:style-name="T52">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MyEventArgs</text:span></text:span><text:span text:style-name="def3"><text:span text:style-name="T20"> : </text:span></text:span><text:span text:style-name="def3"><text:span text:style-name="T101">EventArgs </text:span></text:span></text:p>
          <text:p text:style-name="P65"><text:span text:style-name="def3"><text:span text:style-name="T20">{</text:span></text:span></text:p>
          <text:p text:style-name="P129"><text:span text:style-name="def3"><text:span text:style-name="T51">public</text:span></text:span><text:span text:style-name="def3"><text:span text:style-name="T20"> </text:span></text:span><text:span text:style-name="def3"><text:span text:style-name="T51">readonly</text:span></text:span><text:span text:style-name="def3"><text:span text:style-name="T20"> </text:span></text:span><text:span text:style-name="def3"><text:span text:style-name="T51">string</text:span></text:span><text:span text:style-name="def3"><text:span text:style-name="T20"> msg;</text:span></text:span></text:p>
          <text:p text:style-name="P129"><text:span text:style-name="def3"><text:span text:style-name="T51">public</text:span></text:span><text:span text:style-name="def3"><text:span text:style-name="T20"> MyEventArgs(</text:span></text:span><text:span text:style-name="def3"><text:span text:style-name="T51">string</text:span></text:span><text:span text:style-name="def3"><text:span text:style-name="T20"> amsg)</text:span></text:span></text:p>
          <text:p text:style-name="P129"><text:span text:style-name="def3"><text:span text:style-name="T20">{</text:span></text:span></text:p>
          <text:p text:style-name="P139"><text:span text:style-name="def3"><text:span text:style-name="T20">msg = amsg;</text:span></text:span></text:p>
          <text:p text:style-name="P129"><text:span text:style-name="def3"><text:span text:style-name="T20">}</text:span></text:span></text:p>
          <text:p text:style-name="P148"><text:span text:style-name="def3"><text:span text:style-name="T20">}</text:span></text:span></text:p>
          <text:p text:style-name="P148"><text:span text:style-name="def3"><text:span text:style-name="T20"/></text:span></text:p>
          <text:p text:style-name="P149"><text:span text:style-name="defZiel">/*</text:span><text:span text:style-name="defZiel"><text:span text:style-name="T138">definicja delegatu. Dzięki takiej budowie w funkcji wywołanej mamy dostęp do automatycznie przesyłanego obiektu wywołującego</text:span></text:span><text:span text:style-name="defZiel">*/</text:span></text:p>
          <text:p text:style-name="P150"><text:span text:style-name="def3"><text:span text:style-name="T51">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101">MyDelegate</text:span></text:span><text:span text:style-name="def3"><text:span text:style-name="T20">(</text:span></text:span><text:span text:style-name="def3"><text:span text:style-name="T51">object</text:span></text:span><text:span text:style-name="def3"><text:span text:style-name="T20"> sender, </text:span></text:span><text:span text:style-name="def3"><text:span text:style-name="T101">MyEventArgs</text:span></text:span><text:span text:style-name="def3"><text:span text:style-name="T20"> args);</text:span></text:span></text:p>
        </text:list-item>
      </text:list>
      <text:p text:style-name="P15"><text:span text:style-name="def3"/></text:p>
      <text:p text:style-name="P10"><text:span text:style-name="def3"><text:tab/></text:span><text:span text:style-name="defZiel">/*</text:span><text:span text:style-name="defZiel"><text:span text:style-name="T138">Klasa obiektu wywołującego – zawiera instancję delegatu</text:span></text:span><text:span text:style-name="defZiel">*/</text:span></text:p>
      <text:list xml:id="list42732447" text:continue-numbering="true" text:style-name="L25">
        <text:list-header>
          <text:p text:style-name="P150"><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Car</text:span></text:span></text:p>
          <text:p text:style-name="P150"><text:span text:style-name="def3"><text:span text:style-name="T20">{</text:span></text:span></text:p>
          <text:p text:style-name="P129"><text:span text:style-name="def3"><text:span text:style-name="T51">public</text:span></text:span><text:span text:style-name="def3"><text:span text:style-name="T20"> </text:span></text:span><text:span text:style-name="def3"><text:span text:style-name="T51">int</text:span></text:span><text:span text:style-name="def3"><text:span text:style-name="T20"> t;</text:span></text:span></text:p>
          <text:p text:style-name="P130"><text:span text:style-name="defZiel"><text:span text:style-name="T139">/*del jest public, aby można było dodawać Funkcje poza obiektem. Mimo to słowo </text:span></text:span><text:soft-page-break/><text:span text:style-name="defZiel"><text:span text:style-name="T139">event sprawia, ze nie można wywołać poza obiektem Car*/</text:span></text:span></text:p>
          <text:p text:style-name="P130"><text:span text:style-name="def2"><text:span text:style-name="T139">public </text:span></text:span><text:span text:style-name="def2"><text:span text:style-name="T138">event</text:span></text:span><text:span text:style-name="def3"><text:span text:style-name="T22"> </text:span></text:span><text:span text:style-name="def3"><text:span text:style-name="T101">MyDelegate</text:span></text:span><text:span text:style-name="def3"><text:span text:style-name="T20"> del; </text:span></text:span></text:p>
          <text:p text:style-name="P129"><text:span text:style-name="def3"><text:span text:style-name="T51">public</text:span></text:span><text:span text:style-name="def3"><text:span text:style-name="T20"> </text:span></text:span><text:span text:style-name="def3"><text:span text:style-name="T51">void</text:span></text:span><text:span text:style-name="def3"><text:span text:style-name="T20"> InnerFunct(</text:span></text:span><text:span text:style-name="def3"><text:span text:style-name="T101">Form1</text:span></text:span><text:span text:style-name="def3"><text:span text:style-name="T20"> aform)</text:span></text:span></text:p>
          <text:p text:style-name="P129"><text:span text:style-name="def3"><text:span text:style-name="T20">{ </text:span></text:span></text:p>
          <text:p text:style-name="P139"><text:span text:style-name="def3"><text:span text:style-name="T20">del(</text:span></text:span><text:span text:style-name="def3"><text:span text:style-name="T51">this</text:span></text:span><text:span text:style-name="def3"><text:span text:style-name="T20">, </text:span></text:span><text:span text:style-name="def3"><text:span text:style-name="T51">new</text:span></text:span><text:span text:style-name="def3"><text:span text:style-name="T20"> </text:span></text:span><text:span text:style-name="def3"><text:span text:style-name="T101">MyEventArgs</text:span></text:span><text:span text:style-name="def3"><text:span text:style-name="T20">(</text:span></text:span><text:span text:style-name="def3"><text:span text:style-name="T86">"text"</text:span></text:span><text:span text:style-name="def3"><text:span text:style-name="T20">)); </text:span></text:span><text:span text:style-name="defZiel">/*</text:span><text:span text:style-name="defZiel"><text:span text:style-name="T139">del to event, więc nie może zostać wywołana POZA obiektem Car</text:span></text:span><text:span text:style-name="defZiel">*/</text:span></text:p>
          <text:p text:style-name="P129"><text:span text:style-name="def3"><text:span text:style-name="T20">}</text:span></text:span></text:p>
          <text:p text:style-name="P65"><text:span text:style-name="def3"><text:span text:style-name="T20">}</text:span></text:span></text:p>
          <text:p text:style-name="P67"><text:span text:style-name="def3"><text:span text:style-name="T102">…</text:span></text:span></text:p>
          <text:p text:style-name="P67"><text:span text:style-name="def3"><text:span text:style-name="T53">public</text:span></text:span><text:span text:style-name="def3"><text:span text:style-name="T20"> </text:span></text:span><text:span text:style-name="def3"><text:span text:style-name="T51">partial</text:span></text:span><text:span text:style-name="def3"><text:span text:style-name="T20"> </text:span></text:span><text:span text:style-name="def3"><text:span text:style-name="T51">class</text:span></text:span><text:span text:style-name="def3"><text:span text:style-name="T20"> </text:span></text:span><text:span text:style-name="def3"><text:span text:style-name="T101">Form1</text:span></text:span><text:span text:style-name="def3"><text:span text:style-name="T20"> : </text:span></text:span><text:span text:style-name="def3"><text:span text:style-name="T101">Form</text:span></text:span></text:p>
          <text:p text:style-name="P67"><text:span text:style-name="def"><text:span text:style-name="T139">{</text:span></text:span></text:p>
          <text:p text:style-name="P130"><text:span text:style-name="def3"><text:span text:style-name="T53">public</text:span></text:span><text:span text:style-name="def3"><text:span text:style-name="T20"> </text:span></text:span><text:span text:style-name="def3"><text:span text:style-name="T51">void</text:span></text:span><text:span text:style-name="def3"><text:span text:style-name="T20"> MyFunct(</text:span></text:span><text:span text:style-name="def3"><text:span text:style-name="T51">object</text:span></text:span><text:span text:style-name="def3"><text:span text:style-name="T20"> sender, </text:span></text:span><text:span text:style-name="def3"><text:span text:style-name="T101">MyEventArgs</text:span></text:span><text:span text:style-name="def3"><text:span text:style-name="T20"> args)</text:span></text:span></text:p>
          <text:p text:style-name="P129"><text:span text:style-name="def3"><text:span text:style-name="T20">{</text:span></text:span></text:p>
          <text:p text:style-name="P139"><text:span text:style-name="def3"><text:span text:style-name="T101">Car</text:span></text:span><text:span text:style-name="def3"><text:span text:style-name="T20"> c = (</text:span></text:span><text:span text:style-name="def3"><text:span text:style-name="T101">Car</text:span></text:span><text:span text:style-name="def3"><text:span text:style-name="T20">)sender;</text:span></text:span></text:p>
          <text:p text:style-name="P139"><text:span text:style-name="def3"><text:span text:style-name="T77">//args.msg zawiera treść</text:span></text:span></text:p>
          <text:p text:style-name="P129"><text:span text:style-name="def3"><text:span text:style-name="T20">}</text:span></text:span></text:p>
          <text:p text:style-name="P129"><text:span text:style-name="def3"><text:span text:style-name="T51">public</text:span></text:span><text:span text:style-name="def3"><text:span text:style-name="T20"> Form1()</text:span></text:span></text:p>
          <text:p text:style-name="P129"><text:span text:style-name="def3"><text:span text:style-name="T20">{</text:span></text:span></text:p>
          <text:p text:style-name="P139"><text:span text:style-name="def3"><text:span text:style-name="T101">Car</text:span></text:span><text:span text:style-name="def3"><text:span text:style-name="T20"> c = </text:span></text:span><text:span text:style-name="def3"><text:span text:style-name="T51">new</text:span></text:span><text:span text:style-name="def3"><text:span text:style-name="T20"> </text:span></text:span><text:span text:style-name="def3"><text:span text:style-name="T101">Car</text:span></text:span><text:span text:style-name="def3"><text:span text:style-name="T20">()</text:span></text:span></text:p>
          <text:p text:style-name="P139"><text:span text:style-name="def3"><text:span text:style-name="T20">c.del += MyFunct; </text:span></text:span><text:span text:style-name="defZiel">/*</text:span><text:span text:style-name="defZiel"><text:span text:style-name="T139">dopisanie funkcji</text:span></text:span><text:span text:style-name="defZiel">*/</text:span></text:p>
          <text:p text:style-name="P139"><text:span text:style-name="defZiel"/></text:p>
          <text:p text:style-name="P140"><text:span text:style-name="defZiel">/*</text:span><text:span text:style-name="defZiel"><text:span text:style-name="T139">Poniższy kod nie zadziało bo </text:span></text:span><text:span text:style-name="defZiel"><text:span text:style-name="T139">c.del</text:span></text:span><text:span text:style-name="defZiel"><text:span text:style-name="T139"> to EVENT</text:span></text:span><text:span text:style-name="defZiel">*/</text:span></text:p>
          <text:p text:style-name="P139"><text:span text:style-name="defZiel">//c.del(this, new MyEventArgs("text"));</text:span></text:p>
        </text:list-header>
      </text:list>
      <text:p text:style-name="P14"><text:span text:style-name="defZiel"/></text:p>
      <text:p text:style-name="P16"><text:span text:style-name="defZiel">/*</text:span><text:span text:style-name="defZiel"><text:span text:style-name="T139">Wywołanie InnerFunct powoduje „wydarzenie”, które odpala EVENT</text:span></text:span><text:span text:style-name="defZiel">*/</text:span></text:p>
      <text:list xml:id="list42750508" text:continue-numbering="true" text:style-name="L25">
        <text:list-header>
          <text:p text:style-name="P139"><text:span text:style-name="def3"><text:span text:style-name="T20">c.InnerFunct(</text:span></text:span><text:span text:style-name="def3"><text:span text:style-name="T51">this</text:span></text:span><text:span text:style-name="def3"><text:span text:style-name="T20">);</text:span></text:span></text:p>
          <text:p text:style-name="P129"><text:span text:style-name="def3"><text:span text:style-name="T20">}</text:span></text:span></text:p>
          <text:p text:style-name="P129"><text:span text:style-name="def3"><text:span text:style-name="T20"><text:s text:c="8"/></text:span></text:span></text:p>
          <text:p text:style-name="P65"><text:span text:style-name="def3"><text:span text:style-name="T20">}</text:span></text:span></text:p>
        </text:list-header>
        <text:list-item>
          <text:p text:style-name="P70"><text:span text:style-name="def"><text:span text:style-name="T141">Generyczne delegaty w eventach – dzięki nim nie trzeba definiować dla każde</text:span></text:span><text:span text:style-name="def"><text:span text:style-name="T140">j klasy dziedziczącej po </text:span></text:span><text:span text:style-name="def3"><text:span text:style-name="T104">EventArgs</text:span></text:span><text:span text:style-name="def"><text:span text:style-name="T141"> innego del</text:span></text:span><text:span text:style-name="def"><text:span text:style-name="T140">egatu.</text:span></text:span></text:p>
          <text:list>
            <text:list-item>
              <text:p text:style-name="P71"><text:span text:style-name="def"><text:span text:style-name="T141">Zamiast</text:span></text:span></text:p>
              <text:list>
                <text:list-item>
                  <text:p text:style-name="P71"><text:span text:style-name="def3"><text:span text:style-name="T54">public</text:span></text:span><text:span text:style-name="def3"><text:span text:style-name="T23"> </text:span></text:span><text:span text:style-name="def3"><text:span text:style-name="T54">delegate</text:span></text:span><text:span text:style-name="def3"><text:span text:style-name="T23"> </text:span></text:span><text:span text:style-name="def3"><text:span text:style-name="T54">void</text:span></text:span><text:span text:style-name="def3"><text:span text:style-name="T23"> </text:span></text:span><text:span text:style-name="def3"><text:span text:style-name="T103">MyDelegate</text:span></text:span><text:span text:style-name="def3"><text:span text:style-name="T23">(</text:span></text:span><text:span text:style-name="def3"><text:span text:style-name="T54">object</text:span></text:span><text:span text:style-name="def3"><text:span text:style-name="T23"> sender, </text:span></text:span><text:span text:style-name="def3"><text:span text:style-name="T103">MyEventArgs</text:span></text:span><text:span text:style-name="def3"><text:span text:style-name="T23"> args);</text:span></text:span></text:p>
                </text:list-item>
              </text:list>
              <text:p text:style-name="P71"><text:span text:style-name="def"><text:span text:style-name="T141">piszemy</text:span></text:span></text:p>
              <text:list text:continue-numbering="true">
                <text:list-item>
                  <text:p text:style-name="P71"><text:span text:style-name="def3"><text:span text:style-name="T54">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101">MyDelegate</text:span></text:span><text:span text:style-name="def3"><text:span text:style-name="T20">&lt;T&gt;(</text:span></text:span><text:span text:style-name="def3"><text:span text:style-name="T51">object</text:span></text:span><text:span text:style-name="def3"><text:span text:style-name="T20"> sender, T args);</text:span></text:span></text:p>
                </text:list-item>
              </text:list>
              <text:p text:style-name="P71"><text:span text:style-name="def"><text:span text:style-name="T141">a w klasie Car</text:span></text:span></text:p>
              <text:p text:style-name="P71"><text:span text:style-name="def"><text:span text:style-name="T141">Zamiast</text:span></text:span></text:p>
              <text:list text:continue-numbering="true">
                <text:list-item>
                  <text:p text:style-name="P71"><text:span text:style-name="def2"><text:span text:style-name="T139">public </text:span></text:span><text:span text:style-name="def2"><text:span text:style-name="T138">event</text:span></text:span><text:span text:style-name="def3"><text:span text:style-name="T22"> </text:span></text:span><text:span text:style-name="def3"><text:span text:style-name="T103">MyDelegate</text:span></text:span><text:span text:style-name="def3"><text:span text:style-name="T23"> del;</text:span></text:span></text:p>
                </text:list-item>
              </text:list>
              <text:p text:style-name="P71"><text:span text:style-name="def"><text:span text:style-name="T141">piszemy</text:span></text:span></text:p>
              <text:list text:continue-numbering="true">
                <text:list-item>
                  <text:p text:style-name="P71"><text:span text:style-name="def2"><text:span text:style-name="T139">public </text:span></text:span><text:span text:style-name="def2"><text:span text:style-name="T138">event</text:span></text:span><text:span text:style-name="def3"><text:span text:style-name="T22"> </text:span></text:span><text:span text:style-name="def3"><text:span text:style-name="T103">MyDelegate</text:span></text:span><text:span text:style-name="def3"><text:span text:style-name="T23">&lt;</text:span></text:span><text:span text:style-name="def3"><text:span text:style-name="T103">MyEventArgs</text:span></text:span><text:span text:style-name="def3"><text:span text:style-name="T23">&gt; del;</text:span></text:span></text:p>
                </text:list-item>
              </text:list>
            </text:list-item>
          </text:list>
        </text:list-item>
        <text:list-item>
          <text:p text:style-name="P72"><text:span text:style-name="def"><text:span text:style-name="T142">Klasy anonimowe – klasy a nie metody, bo delegaty to klasy! Pamiętajmy, że += jest równoznaczne z utworzeniem obiekty i przypisaniem do do instancji delegaty!</text:span></text:span></text:p>
          <text:p text:style-name="P72"><text:span text:style-name="def"><text:span text:style-name="T142">Metody, które dodajemy do obiektu delegaty są rzadko używane w innym miejscu. W takim przypadku można nie tworzyć jawnie funkcji, tylko dopisać jej kod do delegaty, a kompilator sam utworzy ukrytą funkcję.</text:span></text:span></text:p>
          <text:list>
            <text:list-item>
              <text:p text:style-name="P72"><text:span text:style-name="def"><text:span text:style-name="T142">Zamiast</text:span></text:span></text:p>
              <text:list>
                <text:list-item>
                  <text:p text:style-name="P72"><text:span text:style-name="def3"><text:span text:style-name="T24">c.del += MyFunct;</text:span></text:span></text:p>
                </text:list-item>
              </text:list>
            </text:list-item>
            <text:list-item>
              <text:p text:style-name="P72"><text:span text:style-name="def3"><text:span text:style-name="T24">piszemy</text:span></text:span></text:p>
              <text:list>
                <text:list-item>
                  <text:p text:style-name="P72"><text:span text:style-name="def3"><text:span text:style-name="T24">c.del += </text:span></text:span><text:span text:style-name="def3"><text:span text:style-name="T51">delegate</text:span></text:span><text:span text:style-name="def3"><text:span text:style-name="T20">(</text:span></text:span><text:span text:style-name="def3"><text:span text:style-name="T51">object</text:span></text:span><text:span text:style-name="def3"><text:span text:style-name="T20"> sender, </text:span></text:span><text:span text:style-name="def3"><text:span text:style-name="T101">MyEventArgs</text:span></text:span><text:span text:style-name="def3"><text:span text:style-name="T20"> args) { ((</text:span></text:span><text:span text:style-name="def3"><text:span text:style-name="T101">Car</text:span></text:span><text:span text:style-name="def3"><text:span text:style-name="T20">)sender).innerText = args.msg; }; </text:span></text:span><text:span text:style-name="defZiel">/*</text:span><text:span text:style-name="defZiel"><text:span text:style-name="T142">w tym przypadku można usunąć definicję funkcji MyFunct z kodu</text:span></text:span><text:span text:style-name="defZiel">*/</text:span></text:p>
                </text:list-item>
              </text:list>
            </text:list-item>
            <text:list-item>
              <text:p text:style-name="P73"><text:span text:style-name="def"><text:span text:style-name="T143">Metoda anonimowa MA dostęp do zmiennych lokalnych metody w której została zdefini</text:span></text:span><text:span text:style-name="def"><text:span text:style-name="T159">o</text:span></text:span><text:span text:style-name="def"><text:span text:style-name="T143">wana </text:span></text:span><text:span text:style-name="def3"><text:span text:style-name="T24">c.del += …</text:span></text:span></text:p>
            </text:list-item>
            <text:list-item>
              <text:p text:style-name="P73"><text:span text:style-name="def"><text:span text:style-name="T143">Metoda anonimowa NIE MA dostępu do REF i OUT metody w której została zdefiniowana.</text:span></text:span></text:p>
            </text:list-item>
            <text:list-item>
              <text:p text:style-name="P73"><text:span text:style-name="def"><text:span text:style-name="T143">Metoda anonimowa NIE MOŻE mieć zmiennej lokalnej o takiej samej nazwie </text:span></text:span><text:span text:style-name="def"><text:span text:style-name="T144">jak</text:span></text:span><text:span text:style-name="def"><text:span text:style-name="T143"> </text:span></text:span><text:span text:style-name="def"><text:span text:style-name="T144">zmienne</text:span></text:span><text:span text:style-name="def"><text:span text:style-name="T143"> </text:span></text:span><text:span text:style-name="def"><text:span text:style-name="T144">w</text:span></text:span><text:span text:style-name="def"><text:span text:style-name="T143"> metod</text:span></text:span><text:span text:style-name="def"><text:span text:style-name="T144">zie,</text:span></text:span><text:span text:style-name="def"><text:span text:style-name="T143"> w której została zdefiniowana.</text:span></text:span></text:p>
            </text:list-item>
          </text:list>
        </text:list-item>
        <text:list-item>
          <text:p text:style-name="P74"><text:span text:style-name="def"><text:span text:style-name="T145">Wyrażenia lambda to zwięzły sposób pisania delegatów i klas anonimowych</text:span></text:span></text:p>
          <text:list>
            <text:list-item>
              <text:p text:style-name="P74"><text:soft-page-break/><text:span text:style-name="defZiel"><text:span text:style-name="T145">public</text:span></text:span><text:span text:style-name="defZiel"> delegate bool MyDelegate(int x);</text:span></text:p>
              <text:p text:style-name="P74"><text:span text:style-name="def"><text:span text:style-name="T145">Zamiast</text:span></text:span></text:p>
              <text:list>
                <text:list-item>
                  <text:p text:style-name="P75"><text:span text:style-name="def3"><text:span text:style-name="T55">public</text:span></text:span><text:span text:style-name="def3"><text:span text:style-name="T25"> </text:span></text:span><text:span text:style-name="def3"><text:span text:style-name="T55">delegate</text:span></text:span><text:span text:style-name="def3"><text:span text:style-name="T25"> </text:span></text:span><text:span text:style-name="def3"><text:span text:style-name="T55">bool</text:span></text:span><text:span text:style-name="def3"><text:span text:style-name="T25"> </text:span></text:span><text:span text:style-name="def3"><text:span text:style-name="T105">MyDelegate2</text:span></text:span><text:span text:style-name="def3"><text:span text:style-name="T25">(</text:span></text:span><text:span text:style-name="def3"><text:span text:style-name="T55">int</text:span></text:span><text:span text:style-name="def3"><text:span text:style-name="T25"> x, </text:span></text:span><text:span text:style-name="def3"><text:span text:style-name="T55">string</text:span></text:span><text:span text:style-name="def3"><text:span text:style-name="T25"> msg);</text:span></text:span></text:p>
                  <text:p text:style-name="P75"><text:span text:style-name="def3"><text:span text:style-name="T112">MyDelegate</text:span></text:span><text:span text:style-name="def3"><text:span text:style-name="T20"> del = </text:span></text:span><text:span text:style-name="def3"><text:span text:style-name="T51">delegate</text:span></text:span><text:span text:style-name="def3"><text:span text:style-name="T20">(</text:span></text:span><text:span text:style-name="def3"><text:span text:style-name="T51">int</text:span></text:span><text:span text:style-name="def3"><text:span text:style-name="T20"> i) { </text:span></text:span><text:span text:style-name="def3"><text:span text:style-name="T51">return</text:span></text:span><text:span text:style-name="def3"><text:span text:style-name="T20"> i % 2 == 0; };</text:span></text:span></text:p>
                  <text:p text:style-name="P74"><text:span text:style-name="def3"><text:span text:style-name="T20"/></text:span></text:p>
                </text:list-item>
              </text:list>
            </text:list-item>
            <text:list-item>
              <text:p text:style-name="P75"><text:span text:style-name="def"><text:span text:style-name="T145">możemy napisa</text:span></text:span><text:span text:style-name="def"><text:span text:style-name="T146">ć</text:span></text:span></text:p>
              <text:p text:style-name="P75"><text:span text:style-name="defZiel"><text:span text:style-name="T146">/*parametry =&gt; wynik*/</text:span></text:span></text:p>
              <text:p text:style-name="P75"><text:span text:style-name="defZiel"><text:span text:style-name="T146">/*typ i ustalany niejawnie*/</text:span></text:span></text:p>
              <text:p text:style-name="P75"><text:span text:style-name="def3"><text:span text:style-name="T105">MyDelegate1</text:span></text:span><text:span text:style-name="def3"><text:span text:style-name="T20"> del11 = (i =&gt; (i % 2) == 0);</text:span></text:span></text:p>
            </text:list-item>
            <text:list-item>
              <text:p text:style-name="P75"><text:span text:style-name="def"><text:span text:style-name="T146">inne uwagi o budowie</text:span></text:span></text:p>
              <text:p text:style-name="P75"><text:span text:style-name="defZiel"><text:span text:style-name="T146">/*typ i ustalany jawine*/</text:span></text:span></text:p>
              <text:list>
                <text:list-header>
                  <text:p text:style-name="P154"><text:span text:style-name="def3"><text:span text:style-name="T101">MyDelegate1</text:span></text:span><text:span text:style-name="def3"><text:span text:style-name="T20"> del12 = ((</text:span></text:span><text:span text:style-name="def3"><text:span text:style-name="T51">int</text:span></text:span><text:span text:style-name="def3"><text:span text:style-name="T20"> i) =&gt; (i % 2) == 0);</text:span></text:span></text:p>
                </text:list-header>
              </text:list>
              <text:p text:style-name="P75"><text:span text:style-name="defZiel"><text:span text:style-name="T146">/*wynik można objąć w nawiasy dla czytelności*/</text:span></text:span></text:p>
              <text:list text:continue-numbering="true">
                <text:list-header>
                  <text:p text:style-name="P154"><text:span text:style-name="def3"><text:span text:style-name="T106">M</text:span></text:span><text:span text:style-name="def3"><text:span text:style-name="T101">yDelegate1</text:span></text:span><text:span text:style-name="def3"><text:span text:style-name="T20"> del13 = (i =&gt; ((i % 2) == 0));</text:span></text:span></text:p>
                </text:list-header>
              </text:list>
              <text:p text:style-name="P75"><text:span text:style-name="defZiel"><text:span text:style-name="T146">/*wieliczłonowo obliczny wynik*/</text:span></text:span></text:p>
              <text:list text:continue-numbering="true">
                <text:list-header>
                  <text:p text:style-name="P154"><text:span text:style-name="def3"><text:span text:style-name="T101">MyDelegate1</text:span></text:span><text:span text:style-name="def3"><text:span text:style-name="T20"> del14 = (i =&gt; { </text:span></text:span><text:span text:style-name="def3"><text:span text:style-name="T51">string</text:span></text:span><text:span text:style-name="def3"><text:span text:style-name="T20"> s = i.ToString();</text:span></text:span></text:p>
                  <text:p text:style-name="P155"><text:span text:style-name="def3"><text:span text:style-name="T51">if</text:span></text:span><text:span text:style-name="def3"><text:span text:style-name="T20"> (s.Length &gt; 3)</text:span></text:span></text:p>
                  <text:p text:style-name="P155"><text:span text:style-name="def3"><text:span text:style-name="T20">{</text:span></text:span></text:p>
                  <text:p text:style-name="P156"><text:span text:style-name="def3"><text:span text:style-name="T51">return</text:span></text:span><text:span text:style-name="def3"><text:span text:style-name="T20"> </text:span></text:span><text:span text:style-name="def3"><text:span text:style-name="T51">true</text:span></text:span><text:span text:style-name="def3"><text:span text:style-name="T20">;</text:span></text:span></text:p>
                  <text:p text:style-name="P155"><text:span text:style-name="def3"><text:span text:style-name="T20">}</text:span></text:span></text:p>
                  <text:p text:style-name="P155"><text:span text:style-name="def3"><text:span text:style-name="T51">else</text:span></text:span></text:p>
                  <text:p text:style-name="P155"><text:span text:style-name="def3"><text:span text:style-name="T20">{</text:span></text:span></text:p>
                  <text:p text:style-name="P156"><text:span text:style-name="def3"><text:span text:style-name="T51">return</text:span></text:span><text:span text:style-name="def3"><text:span text:style-name="T20"> </text:span></text:span><text:span text:style-name="def3"><text:span text:style-name="T51">false</text:span></text:span><text:span text:style-name="def3"><text:span text:style-name="T20">;</text:span></text:span></text:p>
                  <text:p text:style-name="P155"><text:span text:style-name="def3"><text:span text:style-name="T20">}</text:span></text:span></text:p>
                  <text:p text:style-name="P157"><text:span text:style-name="def3"><text:span text:style-name="T20">});</text:span></text:span></text:p>
                </text:list-header>
              </text:list>
              <text:p text:style-name="P31"><text:span text:style-name="defZiel"><text:span text:style-name="T146">/*wiele parametrów – KONIECZNIE w nawiasy*/</text:span></text:span></text:p>
              <text:list text:continue-numbering="true">
                <text:list-header>
                  <text:p text:style-name="P154"><text:span text:style-name="def3"><text:span text:style-name="T101">MyDelegate2</text:span></text:span><text:span text:style-name="def3"><text:span text:style-name="T20"> del21 = ((i,s) =&gt; ((i % 2) == 0));</text:span></text:span></text:p>
                </text:list-header>
              </text:list>
              <text:p text:style-name="P31"><text:span text:style-name="defZiel"><text:span text:style-name="T146">/*wiele parametrów z jawnie ustalonymi typami – KONIECZNIE w nawiasy*/</text:span></text:span></text:p>
              <text:list text:continue-numbering="true">
                <text:list-header>
                  <text:p text:style-name="P154"><text:span text:style-name="def3"><text:span text:style-name="T101">MyDelegate2</text:span></text:span><text:span text:style-name="def3"><text:span text:style-name="T20"> del22 = ((</text:span></text:span><text:span text:style-name="def3"><text:span text:style-name="T51">int</text:span></text:span><text:span text:style-name="def3"><text:span text:style-name="T20"> i, </text:span></text:span><text:span text:style-name="def3"><text:span text:style-name="T51">string</text:span></text:span><text:span text:style-name="def3"><text:span text:style-name="T20"> s) =&gt; ((i % 2) == 0));</text:span></text:span></text:p>
                </text:list-header>
              </text:list>
              <text:p text:style-name="P76"><text:span text:style-name="defZiel"><text:span text:style-name="T146">/*</text:span></text:span><text:span text:style-name="defZiel"><text:span text:style-name="T147">delegat BEZ parametrów</text:span></text:span><text:span text:style-name="defZiel"><text:span text:style-name="T146">*/</text:span></text:span></text:p>
              <text:p text:style-name="P76"><text:span text:style-name="def3"><text:span text:style-name="T101">MyDelegate</text:span></text:span><text:span text:style-name="def3"><text:span text:style-name="T107">3</text:span></text:span><text:span text:style-name="def3"><text:span text:style-name="T101"> </text:span></text:span><text:span text:style-name="def3"><text:span text:style-name="T20">del</text:span></text:span><text:span text:style-name="def3"><text:span text:style-name="T26">31</text:span></text:span><text:span text:style-name="def3"><text:span text:style-name="T20"> = (() =&gt; ((i % 2) == 0));</text:span></text:span></text:p>
            </text:list-item>
            <text:list-item>
              <text:p text:style-name="P76"><text:span text:style-name="def"><text:span text:style-name="T147">Oczywiście można napisać zarówno</text:span></text:span></text:p>
              <text:list>
                <text:list-item>
                  <text:p text:style-name="P76"><text:span text:style-name="def3"><text:span text:style-name="T105">MyDelegate1</text:span></text:span><text:span text:style-name="def3"><text:span text:style-name="T26"> del11 = (i =&gt; (i % 2) == 0);</text:span></text:span></text:p>
                </text:list-item>
              </text:list>
            </text:list-item>
          </text:list>
        </text:list-item>
      </text:list>
      <text:p text:style-name="P17"><text:span text:style-name="def3"><text:span text:style-name="T26">jak i </text:span></text:span></text:p>
      <text:list xml:id="list6190173046408117843" text:style-name="L26">
        <text:list-item>
          <text:list>
            <text:list-item>
              <text:list>
                <text:list-item>
                  <text:p text:style-name="P78"><text:span text:style-name="def3"><text:span text:style-name="T105">MyDelegate1</text:span></text:span><text:span text:style-name="def3"><text:span text:style-name="T26"> del11 += (i =&gt; (i % 2) == 0);</text:span></text:span></text:p>
                </text:list-item>
              </text:list>
            </text:list-item>
          </text:list>
        </text:list-item>
      </text:list>
      <text:list xml:id="list42743343" text:continue-list="list42750508" text:style-name="L25">
        <text:list-item>
          <text:list>
            <text:list-item>
              <text:p text:style-name="P76"><text:span text:style-name="def"><text:span text:style-name="T147">Delegatów dodanych wyrażeniami lambda nie można usunąć.</text:span></text:span></text:p>
            </text:list-item>
            <text:list-item>
              <text:p text:style-name="P77"><text:span text:style-name="def"><text:span text:style-name="T152">Lambda obsługują argumenty niestandardowych zdarzeń</text:span></text:span></text:p>
              <text:p text:style-name="P77"><text:span text:style-name="def3"><text:span text:style-name="T31">c.del += ((sender, args) =&gt; </text:span></text:span><text:span text:style-name="def3"><text:span text:style-name="T20">{</text:span></text:span><text:span text:style-name="def3"><text:span text:style-name="T77">/*użyj sender i args.msg.*/</text:span></text:span><text:span text:style-name="def3"><text:span text:style-name="T20">};</text:span></text:span></text:p>
              <text:p text:style-name="P77"/>
            </text:list-item>
          </text:list>
        </text:list-item>
      </text:list>
      <text:p text:style-name="P79"><text:span text:style-name="def"><text:span text:style-name="T5">Metody indeksatora</text:span></text:span></text:p>
      <text:p text:style-name="P79"><text:span text:style-name="def"><text:span text:style-name="T152">Jak pokazywać podelementy klasy przy pomocy składni tablicy</text:span></text:span><text:span text:style-name="def2"><text:span text:style-name="T152"> tab[]</text:span></text:span><text:span text:style-name="def3"><text:span text:style-name="T152">. </text:span></text:span><text:span text:style-name="def"><text:span text:style-name="T152">Działanie trochę podobne do Enumeratorów, ale te chodziły po wszystkich elementach po kolei, a tu mamy dostęp do elementu o wybranym indeksie. Osiągamy to przy pomocy składni </text:span></text:span></text:p>
      <text:list xml:id="list3165421665108167822" text:style-name="L27">
        <text:list-item>
          <text:p text:style-name="P81"><text:span text:style-name="def3"><text:span text:style-name="T61">publi</text:span></text:span><text:span text:style-name="def3"><text:span text:style-name="T61">c</text:span></text:span><text:span text:style-name="def3"><text:span text:style-name="T20"> </text:span></text:span><text:span text:style-name="def3"><text:span text:style-name="T51">class</text:span></text:span><text:span text:style-name="def3"><text:span text:style-name="T20"> </text:span></text:span><text:span text:style-name="def3"><text:span text:style-name="T101">People</text:span></text:span><text:span text:style-name="def3"><text:span text:style-name="T20">{</text:span></text:span></text:p>
          <text:p text:style-name="P131"><text:span text:style-name="def3"><text:span text:style-name="T51">private</text:span></text:span><text:span text:style-name="def3"><text:span text:style-name="T20"> </text:span></text:span><text:span text:style-name="def3"><text:span text:style-name="T101">ArrayList</text:span></text:span><text:span text:style-name="def3"><text:span text:style-name="T20"> peopleArray = </text:span></text:span><text:span text:style-name="def3"><text:span text:style-name="T51">new</text:span></text:span><text:span text:style-name="def3"><text:span text:style-name="T20"> </text:span></text:span><text:span text:style-name="def3"><text:span text:style-name="T101">ArrayList</text:span></text:span><text:span text:style-name="def3"><text:span text:style-name="T20">();</text:span></text:span></text:p>
          <text:p text:style-name="P132"><text:span text:style-name="def3"><text:span text:style-name="T51">public</text:span></text:span><text:span text:style-name="def3"><text:span text:style-name="T20"> </text:span></text:span><text:span text:style-name="def3"><text:span text:style-name="T101">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idx]</text:span></text:span></text:p>
          <text:p text:style-name="P132"><text:span text:style-name="def3"><text:span text:style-name="T20">{</text:span></text:span></text:p>
          <text:p text:style-name="P141"><text:span text:style-name="def3"><text:span text:style-name="T51">get</text:span></text:span><text:span text:style-name="def3"><text:span text:style-name="T20">{</text:span></text:span><text:span text:style-name="def3"><text:span text:style-name="T51">return</text:span></text:span><text:span text:style-name="def3"><text:span text:style-name="T20"> (</text:span></text:span><text:span text:style-name="def3"><text:span text:style-name="T101">Person</text:span></text:span><text:span text:style-name="def3"><text:span text:style-name="T20">)peopleArray[idx];}</text:span></text:span></text:p>
          <text:p text:style-name="P141"><text:span text:style-name="def3"><text:span text:style-name="T51">set</text:span></text:span><text:span text:style-name="def3"><text:span text:style-name="T20">{peopleArray.Insert(idx, </text:span></text:span><text:span text:style-name="def3"><text:span text:style-name="T51">value</text:span></text:span><text:span text:style-name="def3"><text:span text:style-name="T20">);}</text:span></text:span></text:p>
          <text:p text:style-name="P131"><text:span text:style-name="def3"><text:span text:style-name="T20">}</text:span></text:span></text:p>
          <text:p text:style-name="P80"><text:span text:style-name="def3"><text:span text:style-name="T20">}</text:span></text:span></text:p>
        </text:list-item>
      </text:list>
      <text:p text:style-name="P147"><text:span text:style-name="def3"><text:span text:style-name="T20">...</text:span></text:span></text:p>
      <text:list xml:id="list42743550" text:continue-numbering="true" text:style-name="L27">
        <text:list-header>
          <text:p text:style-name="P80"><text:span text:style-name="def3"><text:span text:style-name="T101">People</text:span></text:span><text:span text:style-name="def3"><text:span text:style-name="T20"> </text:span></text:span><text:span text:style-name="def3"><text:span text:style-name="T34">pl</text:span></text:span><text:span text:style-name="def3"><text:span text:style-name="T20"> = </text:span></text:span><text:span text:style-name="def3"><text:span text:style-name="T51">new</text:span></text:span><text:span text:style-name="def3"><text:span text:style-name="T20"> </text:span></text:span><text:span text:style-name="def3"><text:span text:style-name="T101">People</text:span></text:span><text:span text:style-name="def3"><text:span text:style-name="T20">();</text:span></text:span></text:p>
          <text:p text:style-name="P82"><text:span text:style-name="def3"><text:span text:style-name="T32">pl</text:span></text:span><text:span text:style-name="def3"><text:span text:style-name="T31">[0] = </text:span></text:span><text:span text:style-name="def3"><text:span text:style-name="T67">new</text:span></text:span><text:span text:style-name="def3"><text:span text:style-name="T35"> </text:span></text:span><text:span text:style-name="def3"><text:span text:style-name="T114">Pe</text:span></text:span><text:span text:style-name="def3"><text:span text:style-name="T115">rson</text:span></text:span><text:span text:style-name="def3"><text:span text:style-name="T35">()</text:span></text:span><text:span text:style-name="def3"><text:span text:style-name="T31">;</text:span></text:span></text:p>
          <text:p text:style-name="P80"><text:span text:style-name="def3"><text:span text:style-name="T101">Person</text:span></text:span><text:span text:style-name="def3"><text:span text:style-name="T20"> </text:span></text:span><text:span text:style-name="def3"><text:span text:style-name="T34">p</text:span></text:span><text:span text:style-name="def3"><text:span text:style-name="T20"> = </text:span></text:span><text:span text:style-name="def3"><text:span text:style-name="T34">pl</text:span></text:span><text:span text:style-name="def3"><text:span text:style-name="T20">[0];</text:span></text:span></text:p>
          <text:p text:style-name="P81"/>
        </text:list-header>
        <text:list-item>
          <text:p text:style-name="P83"><text:span text:style-name="def"><text:span text:style-name="T153">typy generyczne dają nam takie właściwości od ręki</text:span></text:span></text:p>
          <text:p text:style-name="P83"><text:span text:style-name="def3"><text:span text:style-name="T68">private</text:span></text:span><text:span text:style-name="def3"><text:span text:style-name="T20"> </text:span></text:span><text:span text:style-name="def3"><text:span text:style-name="T101">List</text:span></text:span><text:span text:style-name="def3"><text:span text:style-name="T20">&lt;</text:span></text:span><text:span text:style-name="def3"><text:span text:style-name="T101">Person</text:span></text:span><text:span text:style-name="def3"><text:span text:style-name="T20">&gt; peopleArray = </text:span></text:span><text:span text:style-name="def3"><text:span text:style-name="T51">new</text:span></text:span><text:span text:style-name="def3"><text:span text:style-name="T20"> </text:span></text:span><text:span text:style-name="def3"><text:span text:style-name="T101">List</text:span></text:span><text:span text:style-name="def3"><text:span text:style-name="T20">&lt;</text:span></text:span><text:span text:style-name="def3"><text:span text:style-name="T101">Person</text:span></text:span><text:span text:style-name="def3"><text:span text:style-name="T20">&gt;();</text:span></text:span></text:p>
          <text:p text:style-name="P80"><text:span text:style-name="def3"><text:span text:style-name="T20">peopleArray.Add(</text:span></text:span><text:span text:style-name="def3"><text:span text:style-name="T51">new</text:span></text:span><text:span text:style-name="def3"><text:span text:style-name="T20"> </text:span></text:span><text:span text:style-name="def3"><text:span text:style-name="T101">Person</text:span></text:span><text:span text:style-name="def3"><text:span text:style-name="T20">());</text:span></text:span></text:p>
          <text:p text:style-name="P80"><text:span text:style-name="def3"><text:span text:style-name="T101">Person</text:span></text:span><text:span text:style-name="def3"><text:span text:style-name="T20"> t = peopleArray[0];</text:span></text:span></text:p>
        </text:list-item>
        <text:list-item>
          <text:p text:style-name="P83"><text:soft-page-break/><text:span text:style-name="def3"><text:span text:style-name="T36">indeksować można także po stringach, </text:span></text:span><text:span text:style-name="def3"><text:span text:style-name="T37">ale jest chyba tylko wer</text:span></text:span><text:span text:style-name="def3"><text:span text:style-name="T38">s</text:span></text:span><text:span text:style-name="def3"><text:span text:style-name="T37">ja na generykach. </text:span></text:span><text:span text:style-name="def3"><text:span text:style-name="T38">Dla niegenerycznych chyba należało by użyć Hashtable.</text:span></text:span></text:p>
          <text:p text:style-name="P80"><text:span text:style-name="def3"><text:span text:style-name="T68">private</text:span></text:span><text:span text:style-name="def3"><text:span text:style-name="T20"> </text:span></text:span><text:span text:style-name="def3"><text:span text:style-name="T101">Dictionary</text:span></text:span><text:span text:style-name="def3"><text:span text:style-name="T20">&lt;</text:span></text:span><text:span text:style-name="def3"><text:span text:style-name="T51">string</text:span></text:span><text:span text:style-name="def3"><text:span text:style-name="T20">, </text:span></text:span><text:span text:style-name="def3"><text:span text:style-name="T101">Person</text:span></text:span><text:span text:style-name="def3"><text:span text:style-name="T20">&gt; people</text:span></text:span><text:span text:style-name="def3"><text:span text:style-name="T36">Dict</text:span></text:span><text:span text:style-name="def3"><text:span text:style-name="T20"> = </text:span></text:span><text:span text:style-name="def3"><text:span text:style-name="T51">new</text:span></text:span><text:span text:style-name="def3"><text:span text:style-name="T20"> </text:span></text:span><text:span text:style-name="def3"><text:span text:style-name="T101">Dictionary</text:span></text:span><text:span text:style-name="def3"><text:span text:style-name="T20">&lt;</text:span></text:span><text:span text:style-name="def3"><text:span text:style-name="T51">string</text:span></text:span><text:span text:style-name="def3"><text:span text:style-name="T20">, </text:span></text:span><text:span text:style-name="def3"><text:span text:style-name="T101">Person</text:span></text:span><text:span text:style-name="def3"><text:span text:style-name="T20">&gt;();</text:span></text:span></text:p>
          <text:p text:style-name="P80"><text:span text:style-name="def3"><text:span text:style-name="T20">...</text:span></text:span></text:p>
          <text:p text:style-name="P83"><text:span text:style-name="def3"><text:span text:style-name="T20">people</text:span></text:span><text:span text:style-name="def3"><text:span text:style-name="T36">Dict</text:span></text:span><text:span text:style-name="def3"><text:span text:style-name="T20">.Add(</text:span></text:span><text:span text:style-name="def3"><text:span text:style-name="T86">"</text:span></text:span><text:span text:style-name="def3"><text:span text:style-name="T88">Igor</text:span></text:span><text:span text:style-name="def3"><text:span text:style-name="T86">"</text:span></text:span><text:span text:style-name="def3"><text:span text:style-name="T20">, </text:span></text:span><text:span text:style-name="def3"><text:span text:style-name="T51">new</text:span></text:span><text:span text:style-name="def3"><text:span text:style-name="T20"> </text:span></text:span><text:span text:style-name="def3"><text:span text:style-name="T101">Person</text:span></text:span><text:span text:style-name="def3"><text:span text:style-name="T20">());</text:span></text:span></text:p>
          <text:p text:style-name="P83"><text:span text:style-name="def3"><text:span text:style-name="T101">Person</text:span></text:span><text:span text:style-name="def3"><text:span text:style-name="T20"> t = people</text:span></text:span><text:span text:style-name="def3"><text:span text:style-name="T36">Dict</text:span></text:span><text:span text:style-name="def3"><text:span text:style-name="T20">[</text:span></text:span><text:span text:style-name="def3"><text:span text:style-name="T86">"</text:span></text:span><text:span text:style-name="def3"><text:span text:style-name="T88">Igor</text:span></text:span><text:span text:style-name="def3"><text:span text:style-name="T86">"</text:span></text:span><text:span text:style-name="def3"><text:span text:style-name="T20">];</text:span></text:span></text:p>
          <text:p text:style-name="P83"><text:span text:style-name="def3"><text:span text:style-name="T20"/></text:span></text:p>
        </text:list-item>
        <text:list-item>
          <text:p text:style-name="P84"><text:span text:style-name="def"><text:span text:style-name="T154">indeksatory wielu wymiarów</text:span></text:span></text:p>
          <text:p text:style-name="P84"><text:span text:style-name="def3"><text:span text:style-name="T69">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People</text:span></text:span><text:span text:style-name="def3"><text:span text:style-name="T20">{</text:span></text:span></text:p>
          <text:p text:style-name="P131"><text:span text:style-name="def3"><text:span text:style-name="T51">private</text:span></text:span><text:span text:style-name="def3"><text:span text:style-name="T20"> </text:span></text:span><text:span text:style-name="def3"><text:span text:style-name="T101">Person</text:span></text:span><text:span text:style-name="def3"><text:span text:style-name="T20">[,] peopleArray = </text:span></text:span><text:span text:style-name="def3"><text:span text:style-name="T51">new</text:span></text:span><text:span text:style-name="def3"><text:span text:style-name="T20"> </text:span></text:span><text:span text:style-name="def3"><text:span text:style-name="T101">Person</text:span></text:span><text:span text:style-name="def3"><text:span text:style-name="T20">[10,10];</text:span></text:span></text:p>
          <text:p text:style-name="P131"><text:span text:style-name="def3"><text:span text:style-name="T51">public</text:span></text:span><text:span text:style-name="def3"><text:span text:style-name="T20"> </text:span></text:span><text:span text:style-name="def3"><text:span text:style-name="T101">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31"><text:span text:style-name="def3"><text:span text:style-name="T20">{</text:span></text:span></text:p>
          <text:p text:style-name="P131"><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101">Person</text:span></text:span><text:span text:style-name="def3"><text:span text:style-name="T20">)peopleArray[x,y]; }</text:span></text:span></text:p>
          <text:p text:style-name="P131"><text:span text:style-name="def3"><text:span text:style-name="T20"><text:s text:c="4"/></text:span></text:span><text:span text:style-name="def3"><text:span text:style-name="T51">set</text:span></text:span><text:span text:style-name="def3"><text:span text:style-name="T20"> { peopleArray[x, y] = </text:span></text:span><text:span text:style-name="def3"><text:span text:style-name="T51">value</text:span></text:span><text:span text:style-name="def3"><text:span text:style-name="T20">; }</text:span></text:span></text:p>
          <text:p text:style-name="P131"><text:span text:style-name="def3"><text:span text:style-name="T20">}</text:span></text:span></text:p>
          <text:p text:style-name="P80"><text:span text:style-name="def3"><text:span text:style-name="T20">}</text:span></text:span></text:p>
          <text:p text:style-name="P80"><text:span text:style-name="def3"><text:span text:style-name="T20">...</text:span></text:span></text:p>
          <text:p text:style-name="P85"><text:span text:style-name="def3"><text:span text:style-name="T20">pl[1,1] = </text:span></text:span><text:span text:style-name="def3"><text:span text:style-name="T51">new</text:span></text:span><text:span text:style-name="def3"><text:span text:style-name="T20"> </text:span></text:span><text:span text:style-name="def3"><text:span text:style-name="T101">Person</text:span></text:span><text:span text:style-name="def3"><text:span text:style-name="T20">();</text:span></text:span></text:p>
          <text:p text:style-name="P85"><text:span text:style-name="def3"><text:span text:style-name="T20"/></text:span></text:p>
        </text:list-item>
        <text:list-item>
          <text:p text:style-name="P85"><text:span text:style-name="def"><text:span text:style-name="T155">Przeciążanie metod indeksatora</text:span></text:span></text:p>
          <text:p text:style-name="P85"><text:span text:style-name="def3"><text:span text:style-name="T70">public</text:span></text:span><text:span text:style-name="def3"><text:span text:style-name="T20"> </text:span></text:span><text:span text:style-name="def3"><text:span text:style-name="T101">Person</text:span></text:span><text:span text:style-name="def3"><text:span text:style-name="T20"> </text:span></text:span><text:span text:style-name="def3"><text:span text:style-name="T51">this</text:span></text:span><text:span text:style-name="def3"><text:span text:style-name="T20">[</text:span></text:span><text:span text:style-name="def3"><text:span text:style-name="T51">string</text:span></text:span><text:span text:style-name="def3"><text:span text:style-name="T20"> key]</text:span></text:span></text:p>
          <text:p text:style-name="P80"><text:span text:style-name="def3"><text:span text:style-name="T20">{</text:span></text:span></text:p>
          <text:p text:style-name="P151"><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101">Person</text:span></text:span><text:span text:style-name="def3"><text:span text:style-name="T20">)peopleArray[</text:span></text:span><text:span text:style-name="def3"><text:span text:style-name="T101">Int32</text:span></text:span><text:span text:style-name="def3"><text:span text:style-name="T20">.Parse(key), 1]; }</text:span></text:span></text:p>
          <text:p text:style-name="P85"><text:span text:style-name="def3"><text:span text:style-name="T20"><text:s text:c="4"/></text:span></text:span><text:span text:style-name="def3"><text:span text:style-name="T51">set</text:span></text:span><text:span text:style-name="def3"><text:span text:style-name="T20"> { peopleArray[</text:span></text:span><text:span text:style-name="def3"><text:span text:style-name="T101">Int32</text:span></text:span><text:span text:style-name="def3"><text:span text:style-name="T20">.Parse(key), 1] = </text:span></text:span><text:span text:style-name="def3"><text:span text:style-name="T51">value</text:span></text:span><text:span text:style-name="def3"><text:span text:style-name="T20">; }</text:span></text:span></text:p>
          <text:p text:style-name="P80"><text:span text:style-name="def3"><text:span text:style-name="T20">}</text:span></text:span></text:p>
          <text:p text:style-name="P32"><text:span text:style-name="def3"/></text:p>
          <text:p text:style-name="P80"><text:span text:style-name="def3"><text:span text:style-name="T51">public</text:span></text:span><text:span text:style-name="def3"><text:span text:style-name="T20"> </text:span></text:span><text:span text:style-name="def3"><text:span text:style-name="T101">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x]</text:span></text:span></text:p>
          <text:p text:style-name="P80"><text:span text:style-name="def3"><text:span text:style-name="T20">{</text:span></text:span></text:p>
          <text:p text:style-name="P80"><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101">Person</text:span></text:span><text:span text:style-name="def3"><text:span text:style-name="T20">)peopleArray[x, 1]; }</text:span></text:span></text:p>
          <text:p text:style-name="P80"><text:span text:style-name="def3"><text:span text:style-name="T20"><text:s text:c="4"/></text:span></text:span><text:span text:style-name="def3"><text:span text:style-name="T51">set</text:span></text:span><text:span text:style-name="def3"><text:span text:style-name="T20"> { peopleArray[x, 1] = </text:span></text:span><text:span text:style-name="def3"><text:span text:style-name="T51">value</text:span></text:span><text:span text:style-name="def3"><text:span text:style-name="T20">; }</text:span></text:span></text:p>
          <text:p text:style-name="P80"><text:span text:style-name="def3"><text:span text:style-name="T20">}</text:span></text:span></text:p>
          <text:p text:style-name="P32"><text:span text:style-name="def3"/></text:p>
          <text:p text:style-name="P80"><text:span text:style-name="def3"><text:span text:style-name="T51">public</text:span></text:span><text:span text:style-name="def3"><text:span text:style-name="T20"> </text:span></text:span><text:span text:style-name="def3"><text:span text:style-name="T101">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80"><text:span text:style-name="def3"><text:span text:style-name="T20">{</text:span></text:span></text:p>
          <text:p text:style-name="P80"><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101">Person</text:span></text:span><text:span text:style-name="def3"><text:span text:style-name="T20">)peopleArray[x,y]; }</text:span></text:span></text:p>
          <text:p text:style-name="P80"><text:span text:style-name="def3"><text:span text:style-name="T20"><text:s text:c="4"/></text:span></text:span><text:span text:style-name="def3"><text:span text:style-name="T51">set</text:span></text:span><text:span text:style-name="def3"><text:span text:style-name="T20"> { peopleArray[x, y] = </text:span></text:span><text:span text:style-name="def3"><text:span text:style-name="T51">value</text:span></text:span><text:span text:style-name="def3"><text:span text:style-name="T20">; }</text:span></text:span></text:p>
          <text:p text:style-name="P80"><text:span text:style-name="def3"><text:span text:style-name="T20">}</text:span></text:span></text:p>
        </text:list-item>
      </text:list>
      <text:p text:style-name="Standard"><text:span text:style-name="def3"><text:span text:style-name="T40"/></text:span></text:p>
      <text:p text:style-name="P86"><text:span text:style-name="def"><text:span text:style-name="T4">Przeciążanie op</text:span></text:span><text:span text:style-name="def"><text:span text:style-name="T3">e</text:span></text:span><text:span text:style-name="def"><text:span text:style-name="T4">ratorów</text:span></text:span></text:p>
      <text:list xml:id="list9061625837991263751" text:style-name="L28">
        <text:list-item>
          <text:p text:style-name="P88"><text:span text:style-name="def"><text:span text:style-name="T156">Można przeciążyć właściwie każdy operator poza []() i skrótowcami += etc, ale te ostatnie są automatycznie przeciążane po przeciążeniu ich składowych</text:span></text:span></text:p>
        </text:list-item>
        <text:list-item>
          <text:p text:style-name="P88"><text:span text:style-name="def"><text:span text:style-name="T156">Zastosowanie? Mogą np. służyć do dodawania obiektów z liczbowymi właściwościami, np. </text:span></text:span><text:span text:style-name="def2"><text:span text:style-name="T156">Point</text:span></text:span><text:span text:style-name="def"><text:span text:style-name="T156">. Można w ten sposób dodawać różne obiekty ,ale nie zawsze ma to sens np. dla klasy </text:span></text:span><text:span text:style-name="def2"><text:span text:style-name="T156">Person</text:span></text:span><text:span text:style-name="def"><text:span text:style-name="T156">.</text:span></text:span></text:p>
          <text:p text:style-name="P88"><text:span text:style-name="def3"><text:span text:style-name="T62">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Point</text:span></text:span><text:span text:style-name="def3"><text:span text:style-name="T20">{</text:span></text:span></text:p>
          <text:p text:style-name="P87"><text:span text:style-name="def3"><text:span text:style-name="T20"><text:s text:c="4"/></text:span></text:span><text:span text:style-name="def3"><text:span text:style-name="T51">public</text:span></text:span><text:span text:style-name="def3"><text:span text:style-name="T20"> </text:span></text:span><text:span text:style-name="def3"><text:span text:style-name="T51">int</text:span></text:span><text:span text:style-name="def3"><text:span text:style-name="T20"> x;</text:span></text:span></text:p>
          <text:p text:style-name="P87"><text:span text:style-name="def3"><text:span text:style-name="T20"><text:s text:c="4"/></text:span></text:span><text:span text:style-name="def3"><text:span text:style-name="T51">public</text:span></text:span><text:span text:style-name="def3"><text:span text:style-name="T20"> </text:span></text:span><text:span text:style-name="def3"><text:span text:style-name="T51">int</text:span></text:span><text:span text:style-name="def3"><text:span text:style-name="T20"> y;</text:span></text:span></text:p>
          <text:p text:style-name="P87"><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101">Point</text:span></text:span><text:span text:style-name="def3"><text:span text:style-name="T20"> </text:span></text:span><text:span text:style-name="def3"><text:span text:style-name="T51">operator</text:span></text:span><text:span text:style-name="def3"><text:span text:style-name="T20"> +(</text:span></text:span><text:span text:style-name="def3"><text:span text:style-name="T101">Point</text:span></text:span><text:span text:style-name="def3"><text:span text:style-name="T20"> p1, </text:span></text:span><text:span text:style-name="def3"><text:span text:style-name="T101">Point</text:span></text:span><text:span text:style-name="def3"><text:span text:style-name="T20"> p2)</text:span></text:span></text:p>
          <text:p text:style-name="P87"><text:span text:style-name="def3"><text:span text:style-name="T20"><text:s text:c="4"/>{</text:span></text:span></text:p>
          <text:p text:style-name="P87"><text:span text:style-name="def3"><text:span text:style-name="T20"><text:s text:c="8"/></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101">Point</text:span></text:span><text:span text:style-name="def3"><text:span text:style-name="T20">() { x = p1.x + p2.x, y = p1.y + p2.y };</text:span></text:span></text:p>
          <text:p text:style-name="P87"><text:span text:style-name="def3"><text:span text:style-name="T20"><text:s text:c="4"/>}</text:span></text:span></text:p>
          <text:p text:style-name="P87"><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101">Point</text:span></text:span><text:span text:style-name="def3"><text:span text:style-name="T20"> </text:span></text:span><text:span text:style-name="def3"><text:span text:style-name="T51">operator</text:span></text:span><text:span text:style-name="def3"><text:span text:style-name="T20"> *(</text:span></text:span><text:span text:style-name="def3"><text:span text:style-name="T101">Point</text:span></text:span><text:span text:style-name="def3"><text:span text:style-name="T20"> p1, </text:span></text:span><text:span text:style-name="def3"><text:span text:style-name="T51">int</text:span></text:span><text:span text:style-name="def3"><text:span text:style-name="T20"> mul)</text:span></text:span></text:p>
          <text:p text:style-name="P87"><text:span text:style-name="def3"><text:span text:style-name="T20"><text:s text:c="4"/>{</text:span></text:span></text:p>
          <text:p text:style-name="P87"><text:span text:style-name="def3"><text:span text:style-name="T20"><text:s text:c="8"/></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101">Point</text:span></text:span><text:span text:style-name="def3"><text:span text:style-name="T20">() { x = p1.x * mul, y = p1.y * mul };</text:span></text:span></text:p>
          <text:p text:style-name="P87"><text:span text:style-name="def3"><text:span text:style-name="T20"><text:s text:c="4"/>}</text:span></text:span></text:p>
          <text:p text:style-name="P87"><text:span text:style-name="def3"><text:span text:style-name="T20">}</text:span></text:span></text:p>
        </text:list-item>
        <text:list-item>
          <text:p text:style-name="P89"><text:span text:style-name="def"><text:span text:style-name="T157">jeśli chcemy mieś dowolną kolejność dla operatora * to musimy przeciążyć operator 2 razy</text:span></text:span></text:p>
        </text:list-item>
        <text:list-item>
          <text:p text:style-name="P89"><text:span text:style-name="def"><text:span text:style-name="T157">przeciążanie operatorów ++ i – – <text:s/>jest jedno a o wynik dba sam program</text:span></text:span></text:p>
        </text:list-item>
        <text:list-item>
          <text:p text:style-name="P89"><text:span text:style-name="def"><text:span text:style-name="T157">== i != najlepiej przeciążać przesłaniając metodę </text:span></text:span><text:span text:style-name="def2"><text:span text:style-name="T157">equals</text:span></text:span><text:span text:style-name="def"><text:span text:style-name="T157"> i używając jej tak:</text:span></text:span></text:p>
          <text:list>
            <text:list-header>
              <text:p text:style-name="P89"><text:span text:style-name="def3"><text:span text:style-name="T7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bool</text:span></text:span><text:span text:style-name="def3"><text:span text:style-name="T20"> </text:span></text:span><text:span text:style-name="def3"><text:span text:style-name="T51">operator</text:span></text:span><text:span text:style-name="def3"><text:span text:style-name="T20"> ==(</text:span></text:span><text:span text:style-name="def3"><text:span text:style-name="T101">Point</text:span></text:span><text:span text:style-name="def3"><text:span text:style-name="T20"> p1, </text:span></text:span><text:span text:style-name="def3"><text:span text:style-name="T101">Point</text:span></text:span><text:span text:style-name="def3"><text:span text:style-name="T20"> p2)</text:span></text:span></text:p>
              <text:p text:style-name="P87"><text:span text:style-name="def3"><text:span text:style-name="T20"><text:s text:c="4"/>{</text:span></text:span></text:p>
              <text:p text:style-name="P87"><text:soft-page-break/><text:span text:style-name="def3"><text:span text:style-name="T20"><text:s text:c="8"/></text:span></text:span><text:span text:style-name="def3"><text:span text:style-name="T51">return</text:span></text:span><text:span text:style-name="def3"><text:span text:style-name="T20"> p1.</text:span></text:span><text:span text:style-name="def3"><text:span text:style-name="T41">Equals(</text:span></text:span><text:span text:style-name="def3"><text:span text:style-name="T20">p2</text:span></text:span><text:span text:style-name="def3"><text:span text:style-name="T41">)</text:span></text:span><text:span text:style-name="def3"><text:span text:style-name="T20">;</text:span></text:span></text:p>
              <text:p text:style-name="P87"><text:span text:style-name="def3"><text:span text:style-name="T20"><text:s text:c="4"/>}</text:span></text:span></text:p>
              <text:p text:style-name="P87"><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bool</text:span></text:span><text:span text:style-name="def3"><text:span text:style-name="T20"> </text:span></text:span><text:span text:style-name="def3"><text:span text:style-name="T51">operator</text:span></text:span><text:span text:style-name="def3"><text:span text:style-name="T20"> !=(</text:span></text:span><text:span text:style-name="def3"><text:span text:style-name="T101">Point</text:span></text:span><text:span text:style-name="def3"><text:span text:style-name="T20"> p1, </text:span></text:span><text:span text:style-name="def3"><text:span text:style-name="T101">Point</text:span></text:span><text:span text:style-name="def3"><text:span text:style-name="T20"> p2)</text:span></text:span></text:p>
              <text:p text:style-name="P87"><text:span text:style-name="def3"><text:span text:style-name="T20"><text:s text:c="4"/>{</text:span></text:span></text:p>
              <text:p text:style-name="P89"><text:span text:style-name="def3"><text:span text:style-name="T20"><text:s text:c="8"/></text:span></text:span><text:span text:style-name="def3"><text:span text:style-name="T51">return</text:span></text:span><text:span text:style-name="def3"><text:span text:style-name="T20"> !p1.</text:span></text:span><text:span text:style-name="def3"><text:span text:style-name="T41">Equals(</text:span></text:span><text:span text:style-name="def3"><text:span text:style-name="T20">p2</text:span></text:span><text:span text:style-name="def3"><text:span text:style-name="T41">)</text:span></text:span><text:span text:style-name="def3"><text:span text:style-name="T20">;</text:span></text:span></text:p>
              <text:p text:style-name="P87"><text:span text:style-name="def3"><text:span text:style-name="T20"><text:s text:c="4"/>}</text:span></text:span></text:p>
              <text:p text:style-name="P90"><text:span text:style-name="def3"><text:span text:style-name="T42">}</text:span></text:span></text:p>
            </text:list-header>
            <text:list-item>
              <text:p text:style-name="P89"><text:span text:style-name="def"><text:span text:style-name="T157">OBA operatory MUSZĄ być przeciążone jednocześnie</text:span></text:span></text:p>
            </text:list-item>
          </text:list>
        </text:list-item>
        <text:list-item>
          <text:p text:style-name="P89"><text:span text:style-name="def"><text:span text:style-name="T157">operatory &lt; <text:s/>&lt;= ect najlepiej przeciążać implementując </text:span></text:span><text:span text:style-name="def2"><text:span text:style-name="T157">Icomparable</text:span></text:span><text:span text:style-name="def"><text:span text:style-name="T157">. </text:span></text:span></text:p>
          <text:list>
            <text:list-item>
              <text:p text:style-name="P87"><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bool</text:span></text:span><text:span text:style-name="def3"><text:span text:style-name="T20"> </text:span></text:span><text:span text:style-name="def3"><text:span text:style-name="T51">operator</text:span></text:span><text:span text:style-name="def3"><text:span text:style-name="T20"> &lt;(</text:span></text:span><text:span text:style-name="def3"><text:span text:style-name="T101">Point</text:span></text:span><text:span text:style-name="def3"><text:span text:style-name="T20"> p1, </text:span></text:span><text:span text:style-name="def3"><text:span text:style-name="T101">Point</text:span></text:span><text:span text:style-name="def3"><text:span text:style-name="T20"> p2)</text:span></text:span></text:p>
              <text:p text:style-name="P133"><text:span text:style-name="def3"><text:span text:style-name="T20">{</text:span></text:span></text:p>
              <text:p text:style-name="P133"><text:span text:style-name="def3"><text:span text:style-name="T20"><text:s text:c="3"/></text:span></text:span><text:span text:style-name="def3"><text:span text:style-name="T51">return</text:span></text:span><text:span text:style-name="def3"><text:span text:style-name="T20"> p1.CompareTo(p2) &gt; 0;</text:span></text:span></text:p>
              <text:p text:style-name="P133"><text:span text:style-name="def3"><text:span text:style-name="T20">}</text:span></text:span></text:p>
            </text:list-item>
            <text:list-item>
              <text:p text:style-name="P90"><text:span text:style-name="def"><text:span text:style-name="T158">oba operatory &lt; &gt; muszą być przeciążone jednocześnie</text:span></text:span></text:p>
            </text:list-item>
          </text:list>
        </text:list-item>
      </text:list>
      <text:p text:style-name="P91"><text:span text:style-name="def"><text:span text:style-name="T157"/></text:span></text:p>
      <text:p text:style-name="P92"><text:span text:style-name="def"><text:span text:style-name="T3">Niestandardowe metody konwersji</text:span></text:span></text:p>
      <text:p text:style-name="P92"><text:span text:style-name="def"><text:span text:style-name="T159">Pozwalają np. na konwersję </text:span></text:span><text:span text:style-name="def2"><text:span text:style-name="T159">Square</text:span></text:span><text:span text:style-name="def"><text:span text:style-name="T159"> do </text:span></text:span><text:span text:style-name="def2"><text:span text:style-name="T159">Rectangle</text:span></text:span><text:span text:style-name="def"><text:span text:style-name="T159">.</text:span></text:span></text:p>
      <text:list xml:id="list9061985847830795700" text:style-name="L29">
        <text:list-item>
          <text:p text:style-name="P94"><text:span text:style-name="def3"><text:span text:style-name="T72">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Square</text:span></text:span></text:p>
          <text:p text:style-name="P93"><text:span text:style-name="def3"><text:span text:style-name="T20">{</text:span></text:span></text:p>
          <text:p text:style-name="P134"><text:span text:style-name="def3"><text:span text:style-name="T51">public</text:span></text:span><text:span text:style-name="def3"><text:span text:style-name="T20"> </text:span></text:span><text:span text:style-name="def3"><text:span text:style-name="T51">int</text:span></text:span><text:span text:style-name="def3"><text:span text:style-name="T20"> a;</text:span></text:span></text:p>
          <text:p text:style-name="P93"><text:span text:style-name="def3"><text:span text:style-name="T20">}</text:span></text:span></text:p>
          <text:p text:style-name="P33"><text:span text:style-name="def3"/></text:p>
          <text:p text:style-name="P93"><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Rectangle</text:span></text:span></text:p>
          <text:p text:style-name="P93"><text:span text:style-name="def3"><text:span text:style-name="T20">{</text:span></text:span></text:p>
          <text:p text:style-name="P134"><text:span text:style-name="def3"><text:span text:style-name="T51">public</text:span></text:span><text:span text:style-name="def3"><text:span text:style-name="T20"> </text:span></text:span><text:span text:style-name="def3"><text:span text:style-name="T51">int</text:span></text:span><text:span text:style-name="def3"><text:span text:style-name="T20"> x;</text:span></text:span></text:p>
          <text:p text:style-name="P134"><text:span text:style-name="def3"><text:span text:style-name="T51">public</text:span></text:span><text:span text:style-name="def3"><text:span text:style-name="T20"> </text:span></text:span><text:span text:style-name="def3"><text:span text:style-name="T51">int</text:span></text:span><text:span text:style-name="def3"><text:span text:style-name="T20"> y;</text:span></text:span></text:p>
          <text:p text:style-name="P134"><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explicit</text:span></text:span><text:span text:style-name="def3"><text:span text:style-name="T20"> </text:span></text:span><text:span text:style-name="def3"><text:span text:style-name="T51">operator</text:span></text:span><text:span text:style-name="def3"><text:span text:style-name="T20"> </text:span></text:span><text:span text:style-name="def3"><text:span text:style-name="T101">Rectangle</text:span></text:span><text:span text:style-name="def3"><text:span text:style-name="T20">(</text:span></text:span><text:span text:style-name="def3"><text:span text:style-name="T101">Square</text:span></text:span><text:span text:style-name="def3"><text:span text:style-name="T20"> s)</text:span></text:span></text:p>
          <text:p text:style-name="P134"><text:span text:style-name="def3"><text:span text:style-name="T20">{</text:span></text:span></text:p>
          <text:p text:style-name="P142"><text:span text:style-name="def3"><text:span text:style-name="T101">Rectangle</text:span></text:span><text:span text:style-name="def3"><text:span text:style-name="T20"> r = </text:span></text:span><text:span text:style-name="def3"><text:span text:style-name="T51">new</text:span></text:span><text:span text:style-name="def3"><text:span text:style-name="T20"> </text:span></text:span><text:span text:style-name="def3"><text:span text:style-name="T101">Rectangle</text:span></text:span><text:span text:style-name="def3"><text:span text:style-name="T20">();</text:span></text:span></text:p>
          <text:p text:style-name="P142"><text:span text:style-name="def3"><text:span text:style-name="T20">r.x = s.a;</text:span></text:span></text:p>
          <text:p text:style-name="P142"><text:span text:style-name="def3"><text:span text:style-name="T20">r.y = s.a;</text:span></text:span></text:p>
          <text:p text:style-name="P142"><text:span text:style-name="def3"><text:span text:style-name="T51">return</text:span></text:span><text:span text:style-name="def3"><text:span text:style-name="T20"> r;</text:span></text:span></text:p>
          <text:p text:style-name="P134"><text:span text:style-name="def3"><text:span text:style-name="T20">}</text:span></text:span></text:p>
          <text:p text:style-name="P93"><text:span text:style-name="def3"><text:span text:style-name="T20">}</text:span></text:span></text:p>
        </text:list-item>
        <text:list-item>
          <text:p text:style-name="P95"><text:span text:style-name="def3"><text:span text:style-name="T43">jeśli zamiast </text:span></text:span><text:span text:style-name="def3"><text:span text:style-name="T73">explicit</text:span></text:span><text:span text:style-name="def3"><text:span text:style-name="T43"> użyjemy </text:span></text:span><text:span text:style-name="def3"><text:span text:style-name="T73">implicit</text:span></text:span><text:span text:style-name="def3"><text:span text:style-name="T43"> to mamy JAWNĄ i NIEJAWNĄ konwersję jednocześnie</text:span></text:span></text:p>
        </text:list-item>
      </text:list>
      <text:p text:style-name="P92"><text:span text:style-name="def3"><text:span text:style-name="T116"/></text:span></text:p>
      <text:p text:style-name="P96"><text:span text:style-name="def"><text:span text:style-name="T6">Metody rozszerzające </text:span></text:span><text:span text:style-name="def"><text:span text:style-name="T94">(coś jak helpery)</text:span></text:span></text:p>
      <text:list xml:id="list3714173676440585844" text:style-name="L30">
        <text:list-item>
          <text:p text:style-name="P98"><text:span text:style-name="def"><text:span text:style-name="T94">można „wlocie” dodawać nowe metody do przekompilowanych typów.</text:span></text:span></text:p>
        </text:list-item>
        <text:list-item>
          <text:p text:style-name="P98"><text:span text:style-name="def"><text:span text:style-name="T94">Muszą znajdować się w klasach statycznych <text:s/>i być opatrzone tokenem </text:span></text:span><text:span text:style-name="def2"><text:span text:style-name="T94">static</text:span></text:span></text:p>
        </text:list-item>
        <text:list-item>
          <text:p text:style-name="P98"><text:span text:style-name="def"><text:span text:style-name="T94">oznakowane są jako rozszerzające, gdy pierwszy parametr to </text:span></text:span><text:span text:style-name="def2"><text:span text:style-name="T94">this</text:span></text:span><text:span text:style-name="def"><text:span text:style-name="T94">, </text:span></text:span><text:span text:style-name="def"><text:span text:style-name="T95">a reszta dowolna</text:span></text:span></text:p>
        </text:list-item>
        <text:list-item>
          <text:p text:style-name="P98"><text:span text:style-name="def3"><text:span text:style-name="T63">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class</text:span></text:span><text:span text:style-name="def3"><text:span text:style-name="T20"> </text:span></text:span><text:span text:style-name="def3"><text:span text:style-name="T101">ExtMethodsClass</text:span></text:span></text:p>
          <text:p text:style-name="P97"><text:span text:style-name="def3"><text:span text:style-name="T20">{</text:span></text:span></text:p>
          <text:p text:style-name="P135"><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int</text:span></text:span><text:span text:style-name="def3"><text:span text:style-name="T20"> ReverseDigits(</text:span></text:span><text:span text:style-name="def3"><text:span text:style-name="T51">this</text:span></text:span><text:span text:style-name="def3"><text:span text:style-name="T20"> </text:span></text:span><text:span text:style-name="def3"><text:span text:style-name="T51">int</text:span></text:span><text:span text:style-name="def3"><text:span text:style-name="T20"> i)</text:span></text:span></text:p>
          <text:p text:style-name="P135"><text:span text:style-name="def3"><text:span text:style-name="T20">{</text:span></text:span></text:p>
          <text:p text:style-name="P143"><text:span text:style-name="defZiel">/*</text:span><text:span text:style-name="defZiel"><text:span text:style-name="T160">kod odwracania</text:span></text:span><text:span text:style-name="defZiel">*/</text:span></text:p>
          <text:p text:style-name="P135"><text:span text:style-name="def3"><text:span text:style-name="T20">}</text:span></text:span></text:p>
          <text:p text:style-name="P97"><text:span text:style-name="def3"><text:span text:style-name="T20">}</text:span></text:span></text:p>
          <text:p text:style-name="P34"><text:span text:style-name="def3">...</text:span></text:p>
          <text:p text:style-name="P97"><text:span text:style-name="def3"><text:span text:style-name="T51">int</text:span></text:span><text:span text:style-name="def3"><text:span text:style-name="T20"> u = y.ReverseDigits();</text:span></text:span></text:p>
        </text:list-item>
        <text:list-item>
          <text:p text:style-name="P100"><text:span text:style-name="def2"><text:span text:style-name="T161">this</text:span></text:span><text:span text:style-name="def3"><text:span text:style-name="T44"> nie jest przekazywane jako </text:span></text:span><text:span text:style-name="def2"><text:span text:style-name="T161">ref</text:span></text:span><text:span text:style-name="def3"><text:span text:style-name="T44">, więc przypisanie czegoś do </text:span></text:span><text:span text:style-name="def2"><text:span text:style-name="T161">i</text:span></text:span><text:span text:style-name="def3"><text:span text:style-name="T44"> jest tylko przypisaniem do kopii i nie będzie miało znaczenia poza zasięgiem metody rozszerzającej. Aby móc to obejść trzeba przekazać int ponownie jako </text:span></text:span><text:span text:style-name="def2"><text:span text:style-name="T161">ref</text:span></text:span></text:p>
        </text:list-item>
        <text:list-item>
          <text:p text:style-name="P100"><text:span text:style-name="def3"><text:span text:style-name="T74">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int</text:span></text:span><text:span text:style-name="def3"><text:span text:style-name="T20"> ReverseDigits(</text:span></text:span><text:span text:style-name="def3"><text:span text:style-name="T51">this</text:span></text:span><text:span text:style-name="def3"><text:span text:style-name="T20"> </text:span></text:span><text:span text:style-name="def3"><text:span text:style-name="T51">int</text:span></text:span><text:span text:style-name="def3"><text:span text:style-name="T20"> i, </text:span></text:span><text:span text:style-name="def3"><text:span text:style-name="T51">ref</text:span></text:span><text:span text:style-name="def3"><text:span text:style-name="T20"> </text:span></text:span><text:span text:style-name="def3"><text:span text:style-name="T51">int</text:span></text:span><text:span text:style-name="def3"><text:span text:style-name="T20"> self)</text:span></text:span><text:span text:style-name="def3"><text:span text:style-name="T44">{</text:span></text:span><text:span text:style-name="defZiel"><text:span text:style-name="T161"> /*działaj na self*/</text:span></text:span><text:span text:style-name="def3"><text:span text:style-name="T44"> }</text:span></text:span></text:p>
          <text:p text:style-name="P100"><text:span text:style-name="def3"><text:span text:style-name="T74">int</text:span></text:span><text:span text:style-name="def3"><text:span text:style-name="T20"> u = y.ReverseDigits(</text:span></text:span><text:span text:style-name="def3"><text:span text:style-name="T51">ref</text:span></text:span><text:span text:style-name="def3"><text:span text:style-name="T20"> y);</text:span></text:span></text:p>
        </text:list-item>
        <text:list-item>
          <text:p text:style-name="P99"><text:span text:style-name="def"><text:span text:style-name="T160">klasa i metoda jest </text:span></text:span><text:span text:style-name="def2"><text:span text:style-name="T160">static</text:span></text:span><text:span text:style-name="def"><text:span text:style-name="T160">, więc można wywołać ją statycznie</text:span></text:span></text:p>
        </text:list-item>
        <text:list-item>
          <text:p text:style-name="P100"><text:span text:style-name="def"><text:span text:style-name="T161">metody ROZSZERZAJĄ a nie DZIEDZICZĄ więc nie mają dostępu do zmiennych z zasięgu </text:span></text:span><text:span text:style-name="def2"><text:span text:style-name="T161">y</text:span></text:span><text:span text:style-name="def"><text:span text:style-name="T161">, tylko do parametrów</text:span></text:span></text:p>
        </text:list-item>
        <text:list-item>
          <text:p text:style-name="P100"><text:span text:style-name="def"><text:span text:style-name="T161">metody ograniczają się do zasięgu w którym zostały zdefiniowane, więc, aby użyć ich w </text:span></text:span><text:soft-page-break/><text:span text:style-name="def"><text:span text:style-name="T161">inny miejscy należy je zaimportować używając </text:span></text:span><text:span text:style-name="def2"><text:span text:style-name="T161">using</text:span></text:span><text:span text:style-name="def"><text:span text:style-name="T161">. Dlatego warto takie metody (jeśli mają być używane w wielu miejscach) zdefiniować w osobnym pliku lub bibliotece.</text:span></text:span></text:p>
        </text:list-item>
      </text:list>
      <text:p text:style-name="P101"><text:span text:style-name="def"><text:span text:style-name="T161"/></text:span></text:p>
      <text:p text:style-name="P101"><text:span text:style-name="def"><text:span text:style-name="T7">Rozszerzanie interfejsów</text:span></text:span></text:p>
      <text:list xml:id="list3003133594597339507" text:style-name="L31">
        <text:list-item>
          <text:p text:style-name="P103"><text:span text:style-name="def3"><text:span text:style-name="T65">public</text:span></text:span><text:span text:style-name="def3"><text:span text:style-name="T20"> </text:span></text:span><text:span text:style-name="def3"><text:span text:style-name="T51">interface</text:span></text:span><text:span text:style-name="def3"><text:span text:style-name="T20"> </text:span></text:span><text:span text:style-name="def3"><text:span text:style-name="T101">IBasicMath</text:span></text:span></text:p>
          <text:p text:style-name="P102"><text:span text:style-name="def3"><text:span text:style-name="T20">{</text:span></text:span></text:p>
          <text:p text:style-name="P136"><text:span text:style-name="def3"><text:span text:style-name="T51">int</text:span></text:span><text:span text:style-name="def3"><text:span text:style-name="T20"> Add(</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02"><text:span text:style-name="def3"><text:span text:style-name="T20">}</text:span></text:span></text:p>
          <text:p text:style-name="P35"><text:span text:style-name="def3"/></text:p>
          <text:p text:style-name="P102"><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101">BasicIntMath</text:span></text:span><text:span text:style-name="def3"><text:span text:style-name="T20">:</text:span></text:span><text:span text:style-name="def3"><text:span text:style-name="T101">IBasicMath</text:span></text:span></text:p>
          <text:p text:style-name="P102"><text:span text:style-name="def3"><text:span text:style-name="T20">{</text:span></text:span></text:p>
          <text:p text:style-name="P136"><text:span text:style-name="def3"><text:span text:style-name="T51">public</text:span></text:span><text:span text:style-name="def3"><text:span text:style-name="T20"> </text:span></text:span><text:span text:style-name="def3"><text:span text:style-name="T51">int</text:span></text:span><text:span text:style-name="def3"><text:span text:style-name="T20"> Add(</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36"><text:span text:style-name="def3"><text:span text:style-name="T20">{</text:span></text:span></text:p>
          <text:p text:style-name="P144"><text:span text:style-name="def3"><text:span text:style-name="T51">return</text:span></text:span><text:span text:style-name="def3"><text:span text:style-name="T20"> x + y;</text:span></text:span></text:p>
          <text:p text:style-name="P136"><text:span text:style-name="def3"><text:span text:style-name="T20">}</text:span></text:span></text:p>
          <text:p text:style-name="P102"><text:span text:style-name="def3"><text:span text:style-name="T20">}</text:span></text:span></text:p>
          <text:p text:style-name="P35"><text:span text:style-name="def3"/></text:p>
          <text:p text:style-name="P102"><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class</text:span></text:span><text:span text:style-name="def3"><text:span text:style-name="T20"> </text:span></text:span><text:span text:style-name="def3"><text:span text:style-name="T101">mAthExt</text:span></text:span></text:p>
          <text:p text:style-name="P102"><text:span text:style-name="def3"><text:span text:style-name="T20">{</text:span></text:span></text:p>
          <text:p text:style-name="P136"><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int</text:span></text:span><text:span text:style-name="def3"><text:span text:style-name="T20"> Subst(</text:span></text:span><text:span text:style-name="def3"><text:span text:style-name="T51">this</text:span></text:span><text:span text:style-name="def3"><text:span text:style-name="T20"> </text:span></text:span><text:span text:style-name="def3"><text:span text:style-name="T101">IBasicMath</text:span></text:span><text:span text:style-name="def3"><text:span text:style-name="T20"> ibm, </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36"><text:span text:style-name="def3"><text:span text:style-name="T20">{</text:span></text:span></text:p>
          <text:p text:style-name="P144"><text:span text:style-name="def3"><text:span text:style-name="T51">return</text:span></text:span><text:span text:style-name="def3"><text:span text:style-name="T20"> x – y; </text:span></text:span><text:span text:style-name="defZiel">/*</text:span><text:span text:style-name="defZiel"><text:span text:style-name="T162">rozszerzenie interfejsu MUSI mieś implementację</text:span></text:span><text:span text:style-name="defZiel">*/</text:span></text:p>
          <text:p text:style-name="P136"><text:span text:style-name="def3"><text:span text:style-name="T20">}</text:span></text:span></text:p>
          <text:p text:style-name="P102"><text:span text:style-name="def3"><text:span text:style-name="T20">}</text:span></text:span></text:p>
          <text:p text:style-name="P35"><text:span text:style-name="def3">...</text:span></text:p>
          <text:p text:style-name="P102"><text:span text:style-name="def3"><text:span text:style-name="T20">BasicIntMath bim = </text:span></text:span><text:span text:style-name="def3"><text:span text:style-name="T51">new</text:span></text:span><text:span text:style-name="def3"><text:span text:style-name="T20"> BasicIntMath();</text:span></text:span></text:p>
          <text:p text:style-name="P102"><text:span text:style-name="def3"><text:span text:style-name="T51">int</text:span></text:span><text:span text:style-name="def3"><text:span text:style-name="T20"> y = bim.Subst(1, 2);</text:span></text:span></text:p>
          <text:p text:style-name="P103"><text:span text:style-name="def3"><text:span text:style-name="T161"/></text:span></text:p>
        </text:list-item>
        <text:list-item>
          <text:p text:style-name="P103"><text:span text:style-name="def"><text:span text:style-name="T161">Rozszerzenia interfejsów MUSZĄ mieć implementację!</text:span></text:span></text:p>
        </text:list-item>
      </text:list>
      <text:list xml:id="list42726186" text:continue-list="list3714173676440585844" text:style-name="L30">
        <text:list-header>
          <text:p text:style-name="P98"><text:span text:style-name="def"><text:span text:style-name="T94"/></text:span></text:p>
        </text:list-header>
      </text:list>
      <text:p text:style-name="P104"><text:span text:style-name="def"><text:span text:style-name="T96">Metody częściowe</text:span></text:span></text:p>
      <text:p text:style-name="P104"><text:span text:style-name="def"><text:span text:style-name="T96">Definicja i implementacja metod zapisana w różnych plikach.</text:span></text:span></text:p>
      <text:list xml:id="list571173785478369696" text:style-name="L32">
        <text:list-item>
          <text:p text:style-name="P106"><text:span text:style-name="def"><text:span text:style-name="T96">Można je definiować tylko w klasie częściowej</text:span></text:span></text:p>
        </text:list-item>
        <text:list-item>
          <text:p text:style-name="P106"><text:span text:style-name="def"><text:span text:style-name="T96">ZAWSZE zwracają </text:span></text:span><text:span text:style-name="def2"><text:span text:style-name="T96">void</text:span></text:span></text:p>
        </text:list-item>
        <text:list-item>
          <text:p text:style-name="P106"><text:span text:style-name="def"><text:span text:style-name="T96">NIE MOGĄ mieć parametrów </text:span></text:span><text:span text:style-name="def2"><text:span text:style-name="T96">out</text:span></text:span></text:p>
        </text:list-item>
        <text:list-item>
          <text:p text:style-name="P106"><text:span text:style-name="def"><text:span text:style-name="T96">są zawsze niejawnie prywatne</text:span></text:span></text:p>
        </text:list-item>
        <text:list-item>
          <text:p text:style-name="P106"><text:span text:style-name="def"><text:span text:style-name="T96">w czasie kompilacji zostaną usunięte jeśli nie znajdziemy ich implementacji</text:span></text:span></text:p>
        </text:list-item>
        <text:list-item>
          <text:p text:style-name="P152"><text:span text:style-name="def3"><text:span text:style-name="T75">partial</text:span></text:span><text:span text:style-name="def3"><text:span text:style-name="T20"> </text:span></text:span><text:span text:style-name="def3"><text:span text:style-name="T51">class</text:span></text:span><text:span text:style-name="def3"><text:span text:style-name="T20"> </text:span></text:span><text:span text:style-name="def3"><text:span text:style-name="T101">TestClass</text:span></text:span></text:p>
          <text:p text:style-name="P105"><text:span text:style-name="def3"><text:span text:style-name="T20">{</text:span></text:span></text:p>
          <text:p text:style-name="P137"><text:span text:style-name="def3"><text:span text:style-name="T51">partial</text:span></text:span><text:span text:style-name="def3"><text:span text:style-name="T20"> </text:span></text:span><text:span text:style-name="def3"><text:span text:style-name="T51">void</text:span></text:span><text:span text:style-name="def3"><text:span text:style-name="T20"> TestMethod(</text:span></text:span><text:span text:style-name="def3"><text:span text:style-name="T51">string</text:span></text:span><text:span text:style-name="def3"><text:span text:style-name="T20"> s);</text:span></text:span></text:p>
          <text:p text:style-name="P105"><text:span text:style-name="def3"><text:span text:style-name="T20">}</text:span></text:span></text:p>
          <text:p text:style-name="P36"><text:span text:style-name="def3"/></text:p>
          <text:p text:style-name="P105"><text:span text:style-name="def3"><text:span text:style-name="T51">partial</text:span></text:span><text:span text:style-name="def3"><text:span text:style-name="T20"> </text:span></text:span><text:span text:style-name="def3"><text:span text:style-name="T51">class</text:span></text:span><text:span text:style-name="def3"><text:span text:style-name="T20"> </text:span></text:span><text:span text:style-name="def3"><text:span text:style-name="T101">TestClass</text:span></text:span></text:p>
          <text:p text:style-name="P105"><text:span text:style-name="def3"><text:span text:style-name="T20">{</text:span></text:span></text:p>
          <text:p text:style-name="P137"><text:span text:style-name="def3"><text:span text:style-name="T51">partial</text:span></text:span><text:span text:style-name="def3"><text:span text:style-name="T20"> </text:span></text:span><text:span text:style-name="def3"><text:span text:style-name="T51">void</text:span></text:span><text:span text:style-name="def3"><text:span text:style-name="T20"> TestMethod(</text:span></text:span><text:span text:style-name="def3"><text:span text:style-name="T51">string</text:span></text:span><text:span text:style-name="def3"><text:span text:style-name="T20"> s)</text:span></text:span></text:p>
          <text:p text:style-name="P137"><text:span text:style-name="def3"><text:span text:style-name="T20">{</text:span></text:span></text:p>
          <text:p text:style-name="P145"><text:span text:style-name="def3"><text:span text:style-name="T77">/*obsłuż s*/</text:span></text:span></text:p>
          <text:p text:style-name="P137"><text:span text:style-name="def3"><text:span text:style-name="T20">}</text:span></text:span></text:p>
          <text:p text:style-name="P105"><text:span text:style-name="def3"><text:span text:style-name="T20">}</text:span></text:span></text:p>
        </text:list-item>
        <text:list-item>
          <text:p text:style-name="P106"><text:span text:style-name="def"><text:span text:style-name="T163">to dział trochę jak opcjonalne kompilowanie kodu</text:span></text:span></text:p>
        </text:list-item>
        <text:list-item>
          <text:p text:style-name="P106"><text:span text:style-name="def"><text:span text:style-name="T163">Jedna osoba może przygotować szkielet działania klasy, a inna (w osobnym pliku) zaimplementować poszczególne metody</text:span></text:span></text:p>
        </text:list-item>
        <text:list-item>
          <text:p text:style-name="P106"><text:span text:style-name="def"><text:span text:style-name="T163">Może służyć do tworzenia „lekkich zdarzeń”, które mogą, ale nie muszą być implementowane (</text:span></text:span><text:span text:style-name="def2"><text:span text:style-name="T163">OnExit</text:span></text:span><text:span text:style-name="def3"><text:span text:style-name="T45">, </text:span></text:span><text:span text:style-name="def2"><text:span text:style-name="T163">OnShow</text:span></text:span><text:span text:style-name="def3"><text:span text:style-name="T45"> </text:span></text:span><text:span text:style-name="def"><text:span text:style-name="T163">etc.)</text:span></text:span></text:p>
        </text:list-item>
      </text:list>
      <text:p text:style-name="P153"><text:span text:style-name="def3"><text:span text:style-name="T117"/></text:span></text:p>
      <text:p text:style-name="P158"><text:span text:style-name="def"><text:span text:style-name="T97">Klasy anonimowe</text:span></text:span></text:p>
      <text:p text:style-name="P158"><text:span text:style-name="def"><text:span text:style-name="T97">Służą do definiowania „w locie” prostych klas, np. takich, które służą jako pojemniki z wieloma prywatnymi właściwościami ich zmiennymi i metodami </text:span></text:span><text:span text:style-name="def2"><text:span text:style-name="T97">ToString, GetHashCode, Equals</text:span></text:span></text:p>
      <text:list xml:id="list8396004415959725843" text:style-name="L33">
        <text:list-item>
          <text:p text:style-name="P108"><text:soft-page-break/><text:span text:style-name="def3"><text:span text:style-name="T64">var</text:span></text:span><text:span text:style-name="def3"><text:span text:style-name="T20"> myCar = </text:span></text:span><text:span text:style-name="def3"><text:span text:style-name="T51">new</text:span></text:span><text:span text:style-name="def3"><text:span text:style-name="T20"> {Color=</text:span></text:span><text:span text:style-name="def3"><text:span text:style-name="T86">"red"</text:span></text:span><text:span text:style-name="def3"><text:span text:style-name="T20">, speed=7};</text:span></text:span></text:p>
          <text:p text:style-name="P107"><text:span text:style-name="def3"><text:span text:style-name="T101">String</text:span></text:span><text:span text:style-name="def3"><text:span text:style-name="T20"> col = myCar.Color;</text:span></text:span></text:p>
        </text:list-item>
        <text:list-item>
          <text:p text:style-name="P108"><text:span text:style-name="def"><text:span text:style-name="T164">wywodzą się z System.Object</text:span></text:span></text:p>
        </text:list-item>
        <text:list-item>
          <text:p text:style-name="P108"><text:span text:style-name="def"><text:span text:style-name="T164">dostają:</text:span></text:span></text:p>
          <text:list>
            <text:list-item>
              <text:p text:style-name="P108"><text:span text:style-name="def2"><text:span text:style-name="T164">ToString</text:span></text:span><text:span text:style-name="def3"><text:span text:style-name="T46"> – </text:span></text:span><text:span text:style-name="def"><text:span text:style-name="T164">oddaje ciąg </text:span></text:span><text:span text:style-name="def2"><text:span text:style-name="T164">key</text:span></text:span><text:span text:style-name="def"><text:span text:style-name="T164">/</text:span></text:span><text:span text:style-name="def2"><text:span text:style-name="T164">val</text:span></text:span><text:span text:style-name="def"><text:span text:style-name="T164"> zdefiniowanych właściwości</text:span></text:span></text:p>
            </text:list-item>
            <text:list-item>
              <text:p text:style-name="P108"><text:span text:style-name="def2"><text:span text:style-name="T164">Equals</text:span></text:span><text:span text:style-name="def"><text:span text:style-name="T164"> – porównuje wartości właściwości (dla obiektów we właściwościach porównuje ich adresy, czyli używa ==)</text:span></text:span></text:p>
            </text:list-item>
            <text:list-item>
              <text:p text:style-name="P108"><text:span text:style-name="def2"><text:span text:style-name="T164">GetHashCode</text:span></text:span><text:span text:style-name="def"><text:span text:style-name="T164"> – dwa obiekty anonimowych klas, które są </text:span></text:span><text:span text:style-name="def2"><text:span text:style-name="T164">Equals</text:span></text:span><text:span text:style-name="def"><text:span text:style-name="T164">, dadzą taki sam hashCone, bo jest budowany na podstawie wartości właściwości</text:span></text:span></text:p>
            </text:list-item>
            <text:list-item>
              <text:p text:style-name="P108"><text:span text:style-name="def"><text:span text:style-name="T164">typy anonimowe mogą zawierać inne typy anonimowe</text:span></text:span></text:p>
            </text:list-item>
            <text:list-item>
              <text:p text:style-name="P108"><text:span text:style-name="def"><text:span text:style-name="T164">w zasadzie wykorzystuje się je tylko w LINQ</text:span></text:span></text:p>
            </text:list-item>
          </text:list>
        </text:list-item>
      </text:list>
      <text:p text:style-name="P109"><text:span text:style-name="def"><text:span text:style-name="T164">Typy wskaźnikowe</text:span></text:span></text:p>
      <text:p text:style-name="P109"><text:span text:style-name="def"><text:span text:style-name="T164">używamy gdy:</text:span></text:span></text:p>
      <text:list xml:id="list7403716023330312414" text:style-name="L34">
        <text:list-item>
          <text:p text:style-name="P110"><text:span text:style-name="def"><text:span text:style-name="T164">chcemy zoptymalizować kod działając poza kontrolą CLR</text:span></text:span></text:p>
        </text:list-item>
        <text:list-item>
          <text:p text:style-name="P110"><text:span text:style-name="def"><text:span text:style-name="T164">wywołujemy metody z języka C (z plików .dll) lub serwera COM, które wymagają wskaźników</text:span></text:span></text:p>
        </text:list-item>
        <text:list-item>
          <text:p text:style-name="P110"><text:span text:style-name="def"><text:span text:style-name="T164">trzeba p</text:span></text:span><text:span text:style-name="def"><text:span text:style-name="T165">owiadomić kompilator o zamiarze używania kody niebezpiecznego </text:span></text:span></text:p>
          <text:list>
            <text:list-item>
              <text:p text:style-name="P111"><text:span text:style-name="def"><text:span text:style-name="T165">(Build → Allow unsafe code)</text:span></text:span></text:p>
            </text:list-item>
          </text:list>
        </text:list-item>
        <text:list-item>
          <text:p text:style-name="P111"><text:span text:style-name="def"><text:span text:style-name="T165">temat właściwie pomijam</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Consolas5"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3H26M10S</meta:editing-duration>
    <meta:editing-cycles>80</meta:editing-cycles>
    <meta:generator>LibreOffice/4.0.1.2$Windows_x86 LibreOffice_project/84102822e3d61eb989ddd325abf1ac077904985</meta:generator>
    <dc:date>2013-03-20T22:59:10.09</dc:date>
    <meta:document-statistic meta:table-count="0" meta:image-count="0" meta:object-count="0" meta:page-count="28" meta:paragraph-count="1129" meta:word-count="7925" meta:character-count="47853" meta:non-whitespace-character-count="41647"/>
  </office:meta>
</office:document-meta>
</file>